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Pictures/10000001000004280000023CC6B19B55F1979EDA.png" manifest:media-type="image/png"/>
  <manifest:file-entry manifest:full-path="Object 13/Pictures/2000000600006DDD00003AF9A01285233E60B6FE.svm" manifest:media-type="image/x-svm"/>
  <manifest:file-entry manifest:full-path="Object 13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Pictures/10000001000004280000023CC6B19B55F1979EDA.png" manifest:media-type="image/png"/>
  <manifest:file-entry manifest:full-path="Object 21/Pictures/2000000600006DDD00003AF9A01285233E60B6FE.svm" manifest:media-type="image/x-svm"/>
  <manifest:file-entry manifest:full-path="Object 2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3.852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2.757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2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81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3.1.a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Spannungsfehler</text:p>
          </table:table-cell>
          <table:table-cell table:number-columns-repeated="8"/>
          <table:table-cell table:formula="of:=25.3 *10^(-3)" office:value-type="float" office:value="0.0253" calcext:value-type="float">
            <text:p>0,025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9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12"/>
          <table:table-cell office:value-type="string" calcext:value-type="string">
            <text:p>e</text:p>
          </table:table-cell>
          <table:table-cell/>
          <table:table-cell table:style-name="ce7" office:value-type="float" office:value="2.71828182845905" calcext:value-type="float">
            <text:p>2,71828182845905</text:p>
          </table:table-cell>
          <table:table-cell>
            <draw:frame draw:z-index="5" draw:style-name="gr1" draw:text-style-name="P1" svg:width="28.123cm" svg:height="15.095cm" svg:x="1.889cm" svg:y="0.402cm">
              <draw:object draw:notify-on-update-of-ranges="'3.1.a_2'.A3:'3.1.a_2'.A22 '3.1.a_2'.B3:'3.1.a_2'.B22 '3.1.a'.AA8:'3.1.a'.AA157 '3.1.a'.AC8:'3.1.a'.AC15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style-name="ce2" table:formula="of:=[.B40]*[.C40]" office:value-type="float" office:value="0.000001" calcext:value-type="float">
            <text:p>1,00E-06</text:p>
          </table:table-cell>
          <table:table-cell/>
          <table:table-cell table:formula="of:=[.B3]-[.C3]*[.F3]" office:value-type="float" office:value="0.32" calcext:value-type="float">
            <text:p>0,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E3]-[.E4])/(LN(([.C3]+1)/([.C4]+1))*[.$K$1])" office:value-type="float" office:value="1185772.5294307" calcext:value-type="float">
            <text:p>1185772,5294307</text:p>
          </table:table-cell>
          <table:table-cell/>
          <table:table-cell office:value-type="float" office:value="-0.33" calcext:value-type="float">
            <text:p>-0,33</text:p>
          </table:table-cell>
          <table:table-cell table:style-name="ce2" office:value-type="float" office:value="0" calcext:value-type="float">
            <text:p>0,00E+00</text:p>
          </table:table-cell>
          <table:table-cell>
            <draw:frame draw:z-index="1" draw:style-name="gr1" draw:text-style-name="P1" svg:width="15.997cm" svg:height="9.003cm" svg:x="1.794cm" svg:y="0cm">
              <draw:object draw:notify-on-update-of-ranges="'3.1.a'.M3:'3.1.a'.M27 '3.1.a'.C2:'3.1.a'.C2 '3.1.a'.N3:'3.1.a'.N2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  <table:table-cell office:value-type="string" calcext:value-type="string">
            <text:p>I_s</text:p>
          </table:table-cell>
          <table:table-cell/>
          <table:table-cell table:formula="of:=4.029*10^(-10)" office:value-type="float" office:value="0.0000000004029" calcext:value-type="float">
            <text:p>4,029E-10</text:p>
          </table:table-cell>
          <table:table-cell/>
        </table:table-row>
        <table:table-row table:style-name="ro1">
          <table:table-cell table:number-columns-repeated="2" office:value-type="float" office:value="0.37" calcext:value-type="float">
            <text:p>0,37</text:p>
          </table:table-cell>
          <table:table-cell table:style-name="ce2" table:formula="of:=[.B41]*[.C41]" office:value-type="float" office:value="0.000002" calcext:value-type="float">
            <text:p>2,00E-06</text:p>
          </table:table-cell>
          <table:table-cell/>
          <table:table-cell table:formula="of:=[.B4]-[.C4]*[.F4]" office:value-type="float" office:value="0.35" calcext:value-type="float">
            <text:p>0,3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4"/>
          <table:table-cell office:value-type="float" office:value="-0.37" calcext:value-type="float">
            <text:p>-0,37</text:p>
          </table:table-cell>
          <table:table-cell table:style-name="ce2" table:formula="of:=[.M41]*[.N41]" office:value-type="float" office:value="0" calcext:value-type="float">
            <text:p>0,00E+00</text:p>
          </table:table-cell>
          <table:table-cell table:number-columns-repeated="12"/>
          <table:table-cell office:value-type="string" calcext:value-type="string">
            <text:p>m*U_T</text:p>
          </table:table-cell>
          <table:table-cell/>
          <table:table-cell table:formula="of:=1.68*25.3*10^(-3)" office:value-type="float" office:value="0.042504" calcext:value-type="float">
            <text:p>0,042504</text:p>
          </table:table-cell>
          <table:table-cell/>
        </table:table-row>
        <table:table-row table:style-name="ro1">
          <table:table-cell table:number-columns-repeated="2" office:value-type="float" office:value="0.42" calcext:value-type="float">
            <text:p>0,42</text:p>
          </table:table-cell>
          <table:table-cell table:style-name="ce2" table:formula="of:=[.B42]*[.C42]" office:value-type="float" office:value="0.000005" calcext:value-type="float">
            <text:p>5,00E-06</text:p>
          </table:table-cell>
          <table:table-cell/>
          <table:table-cell table:formula="of:=[.B5]-[.C5]*[.F5]" office:value-type="float" office:value="0.37" calcext:value-type="float">
            <text:p>0,3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table:formula="of:=([.E6]-[.E7])/(LN(([.C6]+1)/([.C7]+1))*[.$K$1])" office:value-type="string" office:string-value="" calcext:value-type="error">
            <text:p>#DIV/0!</text:p>
          </table:table-cell>
          <table:table-cell/>
          <table:table-cell office:value-type="float" office:value="-0.42" calcext:value-type="float">
            <text:p>-0,42</text:p>
          </table:table-cell>
          <table:table-cell table:style-name="ce2" table:formula="of:=[.M42]*[.N42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1" calcext:value-type="float">
            <text:p>0,51</text:p>
          </table:table-cell>
          <table:table-cell table:style-name="ce2" table:formula="of:=[.B43]*[.C43]" office:value-type="float" office:value="0.00001" calcext:value-type="float">
            <text:p>1,00E-05</text:p>
          </table:table-cell>
          <table:table-cell office:value-type="float" office:value="0.41" calcext:value-type="float">
            <text:p>0,41</text:p>
          </table:table-cell>
          <table:table-cell table:formula="of:=[.B6]-[.C6]*[.F6]" office:value-type="float" office:value="0.41" calcext:value-type="float">
            <text:p>0,4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-0.51" calcext:value-type="float">
            <text:p>-0,51</text:p>
          </table:table-cell>
          <table:table-cell table:style-name="ce2" table:formula="of:=[.M44]*[.N44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1" calcext:value-type="float">
            <text:p>0,41</text:p>
          </table:table-cell>
          <table:table-cell table:style-name="ce2" table:formula="of:=[.B44]*[.C44]" office:value-type="float" office:value="0.00001" calcext:value-type="float">
            <text:p>1,00E-05</text:p>
          </table:table-cell>
          <table:table-cell/>
          <table:table-cell table:formula="of:=[.B7]-[.C7]*[.F7]" office:value-type="float" office:value="0.4" calcext:value-type="float">
            <text:p>0,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table:formula="of:=([.E8]-[.E9])/(LN(([.C8]+1)/([.C9]+1))*[.$K$1])" office:value-type="float" office:value="52702.766794048" calcext:value-type="float">
            <text:p>52702,766794048</text:p>
          </table:table-cell>
          <table:table-cell table:number-columns-repeated="2"/>
          <table:table-cell table:style-name="ce2"/>
          <table:table-cell table:number-columns-repeated="12"/>
          <table:table-cell office:value-type="string" calcext:value-type="string">
            <text:p>U_v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45" calcext:value-type="float">
            <text:p>0,45</text:p>
          </table:table-cell>
          <table:table-cell table:style-name="ce2" table:formula="of:=[.B45]*[.C45]" office:value-type="float" office:value="0.00002" calcext:value-type="float">
            <text:p>2,00E-05</text:p>
          </table:table-cell>
          <table:table-cell/>
          <table:table-cell table:formula="of:=[.B8]-[.C8]*[.F8]" office:value-type="float" office:value="0.43" calcext:value-type="float">
            <text:p>0,4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-0.45" calcext:value-type="float">
            <text:p>-0,45</text:p>
          </table:table-cell>
          <table:table-cell table:style-name="ce2" table:formula="of:=[.M45]*[.N45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2" calcext:value-type="float">
            <text:p>0,52</text:p>
          </table:table-cell>
          <table:table-cell table:style-name="ce2" table:formula="of:=[.B46]*[.C46]" office:value-type="float" office:value="0.00005" calcext:value-type="float">
            <text:p>5,00E-05</text:p>
          </table:table-cell>
          <table:table-cell/>
          <table:table-cell table:formula="of:=[.B9]-[.C9]*[.F9]" office:value-type="float" office:value="0.47" calcext:value-type="float">
            <text:p>0,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4"/>
          <table:table-cell office:value-type="float" office:value="-0.52" calcext:value-type="float">
            <text:p>-0,52</text:p>
          </table:table-cell>
          <table:table-cell table:style-name="ce2" table:formula="of:=[.M46]*[.N46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" calcext:value-type="float">
            <text:p>0,6</text:p>
          </table:table-cell>
          <table:table-cell table:style-name="ce2" table:formula="of:=[.B47]*[.C47]" office:value-type="float" office:value="0.0001" calcext:value-type="float">
            <text:p>1,00E-0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table:style-name="ce2" table:formula="of:=[.B48]*[.C48]" office:value-type="float" office:value="0.0001" calcext:value-type="float">
            <text:p>1,00E-04</text:p>
          </table:table-cell>
          <table:table-cell/>
          <table:table-cell table:formula="of:=[.B11]-[.C11]*[.F11]" office:value-type="float" office:value="0.49" calcext:value-type="float">
            <text:p>0,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4"/>
          <table:table-cell office:value-type="float" office:value="-0.6" calcext:value-type="float">
            <text:p>-0,6</text:p>
          </table:table-cell>
          <table:table-cell table:style-name="ce2" table:formula="of:=[.M48]*[.N48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5" calcext:value-type="float">
            <text:p>0,55</text:p>
          </table:table-cell>
          <table:table-cell table:style-name="ce2" table:formula="of:=[.B49]*[.C49]" office:value-type="float" office:value="0.0002" calcext:value-type="float">
            <text:p>2,00E-04</text:p>
          </table:table-cell>
          <table:table-cell/>
          <table:table-cell table:formula="of:=[.B12]-[.C12]*[.F12]" office:value-type="float" office:value="0.53" calcext:value-type="float">
            <text:p>0,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0.55" calcext:value-type="float">
            <text:p>-0,55</text:p>
          </table:table-cell>
          <table:table-cell table:style-name="ce2" table:formula="of:=[.M49]*[.N49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2" calcext:value-type="float">
            <text:p>0,62</text:p>
          </table:table-cell>
          <table:table-cell table:style-name="ce2" table:formula="of:=[.B50]*[.C50]" office:value-type="float" office:value="0.0005" calcext:value-type="float">
            <text:p>5,00E-04</text:p>
          </table:table-cell>
          <table:table-cell/>
          <table:table-cell table:formula="of:=[.B13]-[.C13]*[.F13]" office:value-type="float" office:value="0.57" calcext:value-type="float">
            <text:p>0,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4"/>
          <table:table-cell office:value-type="float" office:value="-0.62" calcext:value-type="float">
            <text:p>-0,62</text:p>
          </table:table-cell>
          <table:table-cell table:style-name="ce2" table:formula="of:=[.M50]*[.N50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 table:style-name="ce2" table:formula="of:=[.B51]*[.C51]" office:value-type="float" office:value="0.001" calcext:value-type="float">
            <text:p>1,00E-0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 office:value-type="float" office:value="0.61" calcext:value-type="float">
            <text:p>0,61</text:p>
          </table:table-cell>
          <table:table-cell table:style-name="ce2" table:formula="of:=[.B52]*[.C52]" office:value-type="float" office:value="0.001" calcext:value-type="float">
            <text:p>1,00E-03</text:p>
          </table:table-cell>
          <table:table-cell/>
          <table:table-cell table:formula="of:=[.B15]-[.C15]*[.F15]"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4"/>
          <table:table-cell office:value-type="float" office:value="-0.7" calcext:value-type="float">
            <text:p>-0,7</text:p>
          </table:table-cell>
          <table:table-cell table:style-name="ce2" table:formula="of:=[.M52]*[.N52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5" calcext:value-type="float">
            <text:p>0,65</text:p>
          </table:table-cell>
          <table:table-cell table:style-name="ce2" table:formula="of:=[.B53]*[.C53]" office:value-type="float" office:value="0.002" calcext:value-type="float">
            <text:p>2,00E-03</text:p>
          </table:table-cell>
          <table:table-cell/>
          <table:table-cell table:formula="of:=[.B16]-[.C16]*[.F16]"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4" calcext:value-type="float">
            <text:p>1,4</text:p>
          </table:table-cell>
          <table:table-cell table:number-columns-repeated="4"/>
          <table:table-cell office:value-type="float" office:value="-0.65" calcext:value-type="float">
            <text:p>-0,65</text:p>
          </table:table-cell>
          <table:table-cell table:style-name="ce2" table:formula="of:=[.M53]*[.N53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74" calcext:value-type="float">
            <text:p>0,74</text:p>
          </table:table-cell>
          <table:table-cell table:style-name="ce2" table:formula="of:=[.B54]*[.C54]" office:value-type="float" office:value="0.005" calcext:value-type="float">
            <text:p>5,00E-03</text:p>
          </table:table-cell>
          <table:table-cell/>
          <table:table-cell table:formula="of:=[.B17]-[.C17]*[.F17]" office:value-type="float" office:value="0.69" calcext:value-type="float">
            <text:p>0,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4"/>
          <table:table-cell office:value-type="float" office:value="-0.74" calcext:value-type="float">
            <text:p>-0,74</text:p>
          </table:table-cell>
          <table:table-cell table:style-name="ce2" table:formula="of:=[.M54]*[.N54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83" calcext:value-type="float">
            <text:p>0,83</text:p>
          </table:table-cell>
          <table:table-cell table:style-name="ce2" table:formula="of:=[.B55]*[.C55]" office:value-type="float" office:value="0.01" calcext:value-type="float">
            <text:p>1,00E-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.6" calcext:value-type="float">
            <text:p>1,6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 office:value-type="float" office:value="0.74" calcext:value-type="float">
            <text:p>0,74</text:p>
          </table:table-cell>
          <table:table-cell table:style-name="ce2" table:formula="of:=[.B56]*[.C56]" office:value-type="float" office:value="0.01" calcext:value-type="float">
            <text:p>1,00E-02</text:p>
          </table:table-cell>
          <table:table-cell/>
          <table:table-cell table:formula="of:=[.B19]-[.C19]*[.F19]" office:value-type="float" office:value="0.726" calcext:value-type="float">
            <text:p>0,72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4"/>
          <table:table-cell office:value-type="float" office:value="-0.83" calcext:value-type="float">
            <text:p>-0,83</text:p>
          </table:table-cell>
          <table:table-cell table:style-name="ce2" table:formula="of:=[.M56]*[.N56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 table:style-name="ce2" table:formula="of:=[.B57]*[.C57]" office:value-type="float" office:value="0.02" calcext:value-type="float">
            <text:p>2,00E-02</text:p>
          </table:table-cell>
          <table:table-cell/>
          <table:table-cell table:formula="of:=[.B20]-[.C20]*[.F20]" office:value-type="float" office:value="0.772" calcext:value-type="float">
            <text:p>0,772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  <table:table-cell office:value-type="float" office:value="-0.8" calcext:value-type="float">
            <text:p>-0,8</text:p>
          </table:table-cell>
          <table:table-cell table:style-name="ce2" table:formula="of:=[.M57]*[.N57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95" calcext:value-type="float">
            <text:p>0,95</text:p>
          </table:table-cell>
          <table:table-cell table:style-name="ce2" table:formula="of:=[.B58]*[.C58]" office:value-type="float" office:value="0.05" calcext:value-type="float">
            <text:p>5,00E-02</text:p>
          </table:table-cell>
          <table:table-cell/>
          <table:table-cell table:formula="of:=[.B21]-[.C21]*[.F21]" office:value-type="float" office:value="0.88" calcext:value-type="float">
            <text:p>0,8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9" calcext:value-type="float">
            <text:p>1,9</text:p>
          </table:table-cell>
          <table:table-cell table:number-columns-repeated="4"/>
          <table:table-cell office:value-type="float" office:value="-0.95" calcext:value-type="float">
            <text:p>-0,95</text:p>
          </table:table-cell>
          <table:table-cell table:style-name="ce2" table:formula="of:=[.M58]*[.N58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.25" calcext:value-type="float">
            <text:p>1,25</text:p>
          </table:table-cell>
          <table:table-cell table:style-name="ce2" table:formula="of:=[.B59]*[.C59]" office:value-type="float" office:value="0.1" calcext:value-type="float">
            <text:p>1,00E-01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 office:value-type="float" office:value="1.05" calcext:value-type="float">
            <text:p>1,05</text:p>
          </table:table-cell>
          <table:table-cell table:style-name="ce2" table:formula="of:=[.B60]*[.C60]" office:value-type="float" office:value="0.1" calcext:value-type="float">
            <text:p>1,00E-01</text:p>
          </table:table-cell>
          <table:table-cell/>
          <table:table-cell table:formula="of:=[.B23]-[.C23]*[.F23]" office:value-type="float" office:value="1.002" calcext:value-type="float">
            <text:p>1,002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4"/>
          <table:table-cell office:value-type="float" office:value="-1.25" calcext:value-type="float">
            <text:p>-1,25</text:p>
          </table:table-cell>
          <table:table-cell table:style-name="ce2" table:formula="of:=[.M60]*[.N60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.45" calcext:value-type="float">
            <text:p>1,45</text:p>
          </table:table-cell>
          <table:table-cell table:style-name="ce2" table:formula="of:=[.B61]*[.C61]" office:value-type="float" office:value="0.2" calcext:value-type="float">
            <text:p>2,00E-01</text:p>
          </table:table-cell>
          <table:table-cell/>
          <table:table-cell table:formula="of:=[.B24]-[.C24]*[.F24]" office:value-type="float" office:value="1.354" calcext:value-type="float">
            <text:p>1,354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2" calcext:value-type="float">
            <text:p>2,2</text:p>
          </table:table-cell>
          <table:table-cell table:number-columns-repeated="4"/>
          <table:table-cell office:value-type="float" office:value="-1.45" calcext:value-type="float">
            <text:p>-1,45</text:p>
          </table:table-cell>
          <table:table-cell table:style-name="ce2" table:formula="of:=[.M61]*[.N61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table:style-name="ce2" table:formula="of:=[.B62]*[.C62]" office:value-type="float" office:value="0.5" calcext:value-type="float">
            <text:p>5,00E-01</text:p>
          </table:table-cell>
          <table:table-cell/>
          <table:table-cell table:formula="of:=[.B25]-[.C25]*[.F25]" office:value-type="float" office:value="1.31" calcext:value-type="float">
            <text:p>1,31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3" calcext:value-type="float">
            <text:p>2,3</text:p>
          </table:table-cell>
          <table:table-cell table:number-columns-repeated="4"/>
          <table:table-cell office:value-type="float" office:value="-1.55" calcext:value-type="float">
            <text:p>-1,55</text:p>
          </table:table-cell>
          <table:table-cell table:style-name="ce2" table:formula="of:=[.M62]*[.N62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.65" calcext:value-type="float">
            <text:p>1,65</text:p>
          </table:table-cell>
          <table:table-cell table:style-name="ce2" table:formula="of:=[.B63]*[.C63]" office:value-type="float" office:value="1" calcext:value-type="float">
            <text:p>1,00E+00</text:p>
          </table:table-cell>
          <table:table-cell/>
          <table:table-cell table:formula="of:=[.B26]-[.C26]*[.F26]" office:value-type="float" office:value="1.17" calcext:value-type="float">
            <text:p>1,17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4" calcext:value-type="float">
            <text:p>2,4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office:value-type="float" office:value="2.5" calcext:value-type="float">
            <text:p>2,5</text:p>
          </table:table-cell>
          <table:table-cell table:number-columns-repeated="5"/>
          <table:table-cell table:style-name="ce2"/>
          <table:table-cell table:number-columns-repeated="12"/>
          <table:table-cell office:value-type="float" office:value="0.2" calcext:value-type="float">
            <text:p>0,2</text:p>
          </table:table-cell>
          <table:table-cell/>
          <table:table-cell table:formula="of:=[.$AC$3]*(([.$AC$2]^([.AA27]/[.$AC$4]))-1)" office:value-type="float" office:value="0.00000004413642920745" calcext:value-type="float">
            <text:p>4,41364292074477E-08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1" calcext:value-type="float">
            <text:p>0,21</text:p>
          </table:table-cell>
          <table:table-cell/>
          <table:table-cell table:formula="of:=[.$AC$3]*(([.$AC$2]^([.AA28]/[.$AC$4]))-1)" office:value-type="float" office:value="0.00000005595061269687" calcext:value-type="float">
            <text:p>5,59506126968731E-08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2" calcext:value-type="float">
            <text:p>0,22</text:p>
          </table:table-cell>
          <table:table-cell/>
          <table:table-cell table:formula="of:=[.$AC$3]*(([.$AC$2]^([.AA29]/[.$AC$4]))-1)" office:value-type="float" office:value="0.00000007089854188938" calcext:value-type="float">
            <text:p>7,08985418893765E-08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3" calcext:value-type="float">
            <text:p>0,23</text:p>
          </table:table-cell>
          <table:table-cell/>
          <table:table-cell table:formula="of:=[.$AC$3]*(([.$AC$2]^([.AA30]/[.$AC$4]))-1)" office:value-type="float" office:value="0.00000008981145172729" calcext:value-type="float">
            <text:p>8,98114517272921E-08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4" calcext:value-type="float">
            <text:p>0,24</text:p>
          </table:table-cell>
          <table:table-cell/>
          <table:table-cell table:formula="of:=[.$AC$3]*(([.$AC$2]^([.AA31]/[.$AC$4]))-1)" office:value-type="float" office:value="0.00000011374106458072" calcext:value-type="float">
            <text:p>1,13741064580724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5" calcext:value-type="float">
            <text:p>0,25</text:p>
          </table:table-cell>
          <table:table-cell/>
          <table:table-cell table:formula="of:=[.$AC$3]*(([.$AC$2]^([.AA32]/[.$AC$4]))-1)" office:value-type="float" office:value="0.00000014401807516358" calcext:value-type="float">
            <text:p>1,44018075163579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6" calcext:value-type="float">
            <text:p>0,26</text:p>
          </table:table-cell>
          <table:table-cell/>
          <table:table-cell table:formula="of:=[.$AC$3]*(([.$AC$2]^([.AA33]/[.$AC$4]))-1)" office:value-type="float" office:value="0.00000018232614873957" calcext:value-type="float">
            <text:p>1,82326148739572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7" calcext:value-type="float">
            <text:p>0,27</text:p>
          </table:table-cell>
          <table:table-cell/>
          <table:table-cell table:formula="of:=[.$AC$3]*(([.$AC$2]^([.AA34]/[.$AC$4]))-1)" office:value-type="float" office:value="0.00000023079554756241" calcext:value-type="float">
            <text:p>2,30795547562411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8" calcext:value-type="float">
            <text:p>0,28</text:p>
          </table:table-cell>
          <table:table-cell/>
          <table:table-cell table:formula="of:=[.$AC$3]*(([.$AC$2]^([.AA35]/[.$AC$4]))-1)" office:value-type="float" office:value="0.00000029212159199498" calcext:value-type="float">
            <text:p>2,92121591994977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9" calcext:value-type="float">
            <text:p>0,29</text:p>
          </table:table-cell>
          <table:table-cell/>
          <table:table-cell table:formula="of:=[.$AC$3]*(([.$AC$2]^([.AA36]/[.$AC$4]))-1)" office:value-type="float" office:value="0.00000036971454377661" calcext:value-type="float">
            <text:p>3,69714543776606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3" calcext:value-type="float">
            <text:p>0,3</text:p>
          </table:table-cell>
          <table:table-cell/>
          <table:table-cell table:formula="of:=[.$AC$3]*(([.$AC$2]^([.AA37]/[.$AC$4]))-1)" office:value-type="float" office:value="0.00000046788924625243" calcext:value-type="float">
            <text:p>4,6788924625243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31" calcext:value-type="float">
            <text:p>0,31</text:p>
          </table:table-cell>
          <table:table-cell/>
          <table:table-cell table:formula="of:=[.$AC$3]*(([.$AC$2]^([.AA38]/[.$AC$4]))-1)" office:value-type="float" office:value="0.00000059210506721181" calcext:value-type="float">
            <text:p>5,92105067211807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32" calcext:value-type="float">
            <text:p>0,32</text:p>
          </table:table-cell>
          <table:table-cell/>
          <table:table-cell table:formula="of:=[.$AC$3]*(([.$AC$2]^([.AA39]/[.$AC$4]))-1)" office:value-type="float" office:value="0.00000074926948724569" calcext:value-type="float">
            <text:p>7,49269487245692E-07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6" office:value-type="float" office:value="0.000001" calcext:value-type="float">
            <text:p>1,00E-06</text:p>
          </table:table-cell>
          <table:table-cell table:number-columns-repeated="23"/>
          <table:table-cell office:value-type="float" office:value="0.33" calcext:value-type="float">
            <text:p>0,33</text:p>
          </table:table-cell>
          <table:table-cell/>
          <table:table-cell table:formula="of:=[.$AC$3]*(([.$AC$2]^([.AA40]/[.$AC$4]))-1)" office:value-type="float" office:value="0.00000094812221577747" calcext:value-type="float">
            <text:p>9,48122215777473E-07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6" office:value-type="float" office:value="0.000001" calcext:value-type="float">
            <text:p>1,00E-06</text:p>
          </table:table-cell>
          <table:table-cell table:number-columns-repeated="23"/>
          <table:table-cell office:value-type="float" office:value="0.34" calcext:value-type="float">
            <text:p>0,34</text:p>
          </table:table-cell>
          <table:table-cell/>
          <table:table-cell table:formula="of:=[.$AC$3]*(([.$AC$2]^([.AA41]/[.$AC$4]))-1)" office:value-type="float" office:value="0.00000119972119496124" calcext:value-type="float">
            <text:p>1,19972119496124E-06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6" office:value-type="float" office:value="0.000001" calcext:value-type="float">
            <text:p>1,00E-06</text:p>
          </table:table-cell>
          <table:table-cell table:number-columns-repeated="23"/>
          <table:table-cell office:value-type="float" office:value="0.35" calcext:value-type="float">
            <text:p>0,35</text:p>
          </table:table-cell>
          <table:table-cell/>
          <table:table-cell table:formula="of:=[.$AC$3]*(([.$AC$2]^([.AA42]/[.$AC$4]))-1)" office:value-type="float" office:value="0.0000015180575174935" calcext:value-type="float">
            <text:p>1,5180575174935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23"/>
          <table:table-cell office:value-type="float" office:value="0.36" calcext:value-type="float">
            <text:p>0,36</text:p>
          </table:table-cell>
          <table:table-cell/>
          <table:table-cell table:formula="of:=[.$AC$3]*(([.$AC$2]^([.AA43]/[.$AC$4]))-1)" office:value-type="float" office:value="0.00000192083345311981" calcext:value-type="float">
            <text:p>1,92083345311981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2"/>
          <table:table-cell>
            <draw:frame draw:z-index="2" draw:style-name="gr1" draw:text-style-name="P1" svg:width="15.997cm" svg:height="9.003cm" svg:x="1.897cm" svg:y="0.215cm">
              <draw:object draw:notify-on-update-of-ranges="'3.1.a'.E3:'3.1.a'.E28 '3.1.a'.C2:'3.1.a'.C2 '3.1.a'.C3:'3.1.a'.C28 '3.1.a_2'.A3:'3.1.a_2'.A22 '3.1.a_2'.B3:'3.1.a_2'.B2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0"/>
          <table:table-cell office:value-type="float" office:value="0.37" calcext:value-type="float">
            <text:p>0,37</text:p>
          </table:table-cell>
          <table:table-cell/>
          <table:table-cell table:formula="of:=[.$AC$3]*(([.$AC$2]^([.AA44]/[.$AC$4]))-1)" office:value-type="float" office:value="0.00000243044684888053" calcext:value-type="float">
            <text:p>2,43044684888053E-06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23"/>
          <table:table-cell office:value-type="float" office:value="0.38" calcext:value-type="float">
            <text:p>0,38</text:p>
          </table:table-cell>
          <table:table-cell/>
          <table:table-cell table:formula="of:=[.$AC$3]*(([.$AC$2]^([.AA45]/[.$AC$4]))-1)" office:value-type="float" office:value="0.00000307523664431589" calcext:value-type="float">
            <text:p>3,07523664431589E-06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23"/>
          <table:table-cell office:value-type="float" office:value="0.39" calcext:value-type="float">
            <text:p>0,39</text:p>
          </table:table-cell>
          <table:table-cell/>
          <table:table-cell table:formula="of:=[.$AC$3]*(([.$AC$2]^([.AA46]/[.$AC$4]))-1)" office:value-type="float" office:value="0.00000389105876311432" calcext:value-type="float">
            <text:p>3,89105876311432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23"/>
          <table:table-cell office:value-type="float" office:value="0.4" calcext:value-type="float">
            <text:p>0,4</text:p>
          </table:table-cell>
          <table:table-cell/>
          <table:table-cell table:formula="of:=[.$AC$3]*(([.$AC$2]^([.AA47]/[.$AC$4]))-1)" office:value-type="float" office:value="0.00000492328001449342" calcext:value-type="float">
            <text:p>4,92328001449342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23"/>
          <table:table-cell office:value-type="float" office:value="0.41" calcext:value-type="float">
            <text:p>0,41</text:p>
          </table:table-cell>
          <table:table-cell/>
          <table:table-cell table:formula="of:=[.$AC$3]*(([.$AC$2]^([.AA48]/[.$AC$4]))-1)" office:value-type="float" office:value="0.00000622930088258155" calcext:value-type="float">
            <text:p>6,22930088258155E-06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23"/>
          <table:table-cell office:value-type="float" office:value="0.42" calcext:value-type="float">
            <text:p>0,42</text:p>
          </table:table-cell>
          <table:table-cell/>
          <table:table-cell table:formula="of:=[.$AC$3]*(([.$AC$2]^([.AA49]/[.$AC$4]))-1)" office:value-type="float" office:value="0.00000788174749284347" calcext:value-type="float">
            <text:p>7,88174749284347E-06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23"/>
          <table:table-cell office:value-type="float" office:value="0.43" calcext:value-type="float">
            <text:p>0,43</text:p>
          </table:table-cell>
          <table:table-cell/>
          <table:table-cell table:formula="of:=[.$AC$3]*(([.$AC$2]^([.AA50]/[.$AC$4]))-1)" office:value-type="float" office:value="0.00000997251025666004" calcext:value-type="float">
            <text:p>9,97251025666004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23"/>
          <table:table-cell office:value-type="float" office:value="0.44" calcext:value-type="float">
            <text:p>0,44</text:p>
          </table:table-cell>
          <table:table-cell/>
          <table:table-cell table:formula="of:=[.$AC$3]*(([.$AC$2]^([.AA51]/[.$AC$4]))-1)" office:value-type="float" office:value="0.0000126178537778459" calcext:value-type="float">
            <text:p>1,26178537778459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23"/>
          <table:table-cell office:value-type="float" office:value="0.45" calcext:value-type="float">
            <text:p>0,45</text:p>
          </table:table-cell>
          <table:table-cell/>
          <table:table-cell table:formula="of:=[.$AC$3]*(([.$AC$2]^([.AA52]/[.$AC$4]))-1)" office:value-type="float" office:value="0.0000159648821763745" calcext:value-type="float">
            <text:p>1,59648821763745E-05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23"/>
          <table:table-cell office:value-type="float" office:value="0.46" calcext:value-type="float">
            <text:p>0,46</text:p>
          </table:table-cell>
          <table:table-cell/>
          <table:table-cell table:formula="of:=[.$AC$3]*(([.$AC$2]^([.AA53]/[.$AC$4]))-1)" office:value-type="float" office:value="0.0000201997193575715" calcext:value-type="float">
            <text:p>2,01997193575715E-05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23"/>
          <table:table-cell office:value-type="float" office:value="0.47" calcext:value-type="float">
            <text:p>0,47</text:p>
          </table:table-cell>
          <table:table-cell/>
          <table:table-cell table:formula="of:=[.$AC$3]*(([.$AC$2]^([.AA54]/[.$AC$4]))-1)" office:value-type="float" office:value="0.0000255578591209308" calcext:value-type="float">
            <text:p>2,55578591209308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23"/>
          <table:table-cell office:value-type="float" office:value="0.48" calcext:value-type="float">
            <text:p>0,48</text:p>
          </table:table-cell>
          <table:table-cell/>
          <table:table-cell table:formula="of:=[.$AC$3]*(([.$AC$2]^([.AA55]/[.$AC$4]))-1)" office:value-type="float" office:value="0.0000323372606646703" calcext:value-type="float">
            <text:p>3,23372606646703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23"/>
          <table:table-cell office:value-type="float" office:value="0.49" calcext:value-type="float">
            <text:p>0,49</text:p>
          </table:table-cell>
          <table:table-cell/>
          <table:table-cell table:formula="of:=[.$AC$3]*(([.$AC$2]^([.AA56]/[.$AC$4]))-1)" office:value-type="float" office:value="0.0000409149177100404" calcext:value-type="float">
            <text:p>4,09149177100404E-05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23"/>
          <table:table-cell office:value-type="float" office:value="0.5" calcext:value-type="float">
            <text:p>0,5</text:p>
          </table:table-cell>
          <table:table-cell/>
          <table:table-cell table:formula="of:=[.$AC$3]*(([.$AC$2]^([.AA57]/[.$AC$4]))-1)" office:value-type="float" office:value="0.0000517678226328846" calcext:value-type="float">
            <text:p>5,17678226328846E-05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23"/>
          <table:table-cell office:value-type="float" office:value="0.51" calcext:value-type="float">
            <text:p>0,51</text:p>
          </table:table-cell>
          <table:table-cell/>
          <table:table-cell table:formula="of:=[.$AC$3]*(([.$AC$2]^([.AA58]/[.$AC$4]))-1)" office:value-type="float" office:value="0.0000654994913905988" calcext:value-type="float">
            <text:p>6,54994913905988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23"/>
          <table:table-cell office:value-type="float" office:value="0.52" calcext:value-type="float">
            <text:p>0,52</text:p>
          </table:table-cell>
          <table:table-cell/>
          <table:table-cell table:formula="of:=[.$AC$3]*(([.$AC$2]^([.AA59]/[.$AC$4]))-1)" office:value-type="float" office:value="0.0000828735242612536" calcext:value-type="float">
            <text:p>8,28735242612536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23"/>
          <table:table-cell office:value-type="float" office:value="0.53" calcext:value-type="float">
            <text:p>0,53</text:p>
          </table:table-cell>
          <table:table-cell/>
          <table:table-cell table:formula="of:=[.$AC$3]*(([.$AC$2]^([.AA60]/[.$AC$4]))-1)" office:value-type="float" office:value="0.000104856068664024" calcext:value-type="float">
            <text:p>0,000104856068664024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23"/>
          <table:table-cell office:value-type="float" office:value="0.54" calcext:value-type="float">
            <text:p>0,54</text:p>
          </table:table-cell>
          <table:table-cell/>
          <table:table-cell table:formula="of:=[.$AC$3]*(([.$AC$2]^([.AA61]/[.$AC$4]))-1)" office:value-type="float" office:value="0.000132669545363263" calcext:value-type="float">
            <text:p>0,000132669545363263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23"/>
          <table:table-cell office:value-type="float" office:value="0.55" calcext:value-type="float">
            <text:p>0,55</text:p>
          </table:table-cell>
          <table:table-cell/>
          <table:table-cell table:formula="of:=[.$AC$3]*(([.$AC$2]^([.AA62]/[.$AC$4]))-1)" office:value-type="float" office:value="0.000167860625700699" calcext:value-type="float">
            <text:p>0,000167860625700699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0" office:value-type="float" office:value="1" calcext:value-type="float">
            <text:p>1,00E+00</text:p>
          </table:table-cell>
          <table:table-cell table:number-columns-repeated="23"/>
          <table:table-cell office:value-type="float" office:value="0.56" calcext:value-type="float">
            <text:p>0,56</text:p>
          </table:table-cell>
          <table:table-cell/>
          <table:table-cell table:formula="of:=[.$AC$3]*(([.$AC$2]^([.AA63]/[.$AC$4]))-1)" office:value-type="float" office:value="0.000212386239981408" calcext:value-type="float">
            <text:p>0,000212386239981408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0" office:value-type="float" office:value="1" calcext:value-type="float">
            <text:p>1,00E+00</text:p>
          </table:table-cell>
          <table:table-cell table:number-columns-repeated="23"/>
          <table:table-cell office:value-type="float" office:value="0.57" calcext:value-type="float">
            <text:p>0,57</text:p>
          </table:table-cell>
          <table:table-cell/>
          <table:table-cell table:formula="of:=[.$AC$3]*(([.$AC$2]^([.AA64]/[.$AC$4]))-1)" office:value-type="float" office:value="0.000268722399828298" calcext:value-type="float">
            <text:p>0,000268722399828298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58" calcext:value-type="float">
            <text:p>0,58</text:p>
          </table:table-cell>
          <table:table-cell/>
          <table:table-cell table:formula="of:=[.$AC$3]*(([.$AC$2]^([.AA65]/[.$AC$4]))-1)" office:value-type="float" office:value="0.00034000188597498" calcext:value-type="float">
            <text:p>0,00034000188597498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59" calcext:value-type="float">
            <text:p>0,59</text:p>
          </table:table-cell>
          <table:table-cell/>
          <table:table-cell table:formula="of:=[.$AC$3]*(([.$AC$2]^([.AA66]/[.$AC$4]))-1)" office:value-type="float" office:value="0.000430188458136511" calcext:value-type="float">
            <text:p>0,000430188458136511</text:p>
          </table:table-cell>
          <table:table-cell/>
        </table:table-row>
        <table:table-row table:style-name="ro1">
          <table:table-cell>
            <draw:frame draw:z-index="0" draw:style-name="gr1" draw:text-style-name="P1" svg:width="28.123cm" svg:height="15.095cm" svg:x="1.212cm" svg:y="0.064cm">
              <draw:object draw:notify-on-update-of-ranges="'3.1.a'.E3:'3.1.a'.E28 '3.1.a'.B1:'3.1.a'.B1 '3.1.a'.C3:'3.1.a'.C28 '3.1.a_2'.A3:'3.1.a_2'.A22 '3.1.a_2'.A1:'3.1.a_2'.A1 '3.1.a_2'.B3:'3.1.a_2'.B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5"/>
          <table:table-cell office:value-type="float" office:value="0.6" calcext:value-type="float">
            <text:p>0,6</text:p>
          </table:table-cell>
          <table:table-cell/>
          <table:table-cell table:formula="of:=[.$AC$3]*(([.$AC$2]^([.AA67]/[.$AC$4]))-1)" office:value-type="float" office:value="0.000544297274542808" calcext:value-type="float">
            <text:p>0,000544297274542808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1" calcext:value-type="float">
            <text:p>0,61</text:p>
          </table:table-cell>
          <table:table-cell/>
          <table:table-cell table:formula="of:=[.$AC$3]*(([.$AC$2]^([.AA68]/[.$AC$4]))-1)" office:value-type="float" office:value="0.000688673778378933" calcext:value-type="float">
            <text:p>0,00068867377837893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2" calcext:value-type="float">
            <text:p>0,62</text:p>
          </table:table-cell>
          <table:table-cell/>
          <table:table-cell table:formula="of:=[.$AC$3]*(([.$AC$2]^([.AA69]/[.$AC$4]))-1)" office:value-type="float" office:value="0.000871346559645217" calcext:value-type="float">
            <text:p>0,00087134655964521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3" calcext:value-type="float">
            <text:p>0,63</text:p>
          </table:table-cell>
          <table:table-cell/>
          <table:table-cell table:formula="of:=[.$AC$3]*(([.$AC$2]^([.AA70]/[.$AC$4]))-1)" office:value-type="float" office:value="0.00110247381462735" calcext:value-type="float">
            <text:p>0,0011024738146273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4" calcext:value-type="float">
            <text:p>0,64</text:p>
          </table:table-cell>
          <table:table-cell/>
          <table:table-cell table:formula="of:=[.$AC$3]*(([.$AC$2]^([.AA71]/[.$AC$4]))-1)" office:value-type="float" office:value="0.00139490823000805" calcext:value-type="float">
            <text:p>0,0013949082300080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5" calcext:value-type="float">
            <text:p>0,65</text:p>
          </table:table-cell>
          <table:table-cell/>
          <table:table-cell table:formula="of:=[.$AC$3]*(([.$AC$2]^([.AA72]/[.$AC$4]))-1)" office:value-type="float" office:value="0.00176491170409279" calcext:value-type="float">
            <text:p>0,00176491170409279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6" calcext:value-type="float">
            <text:p>0,66</text:p>
          </table:table-cell>
          <table:table-cell/>
          <table:table-cell table:formula="of:=[.$AC$3]*(([.$AC$2]^([.AA73]/[.$AC$4]))-1)" office:value-type="float" office:value="0.0022330596498691" calcext:value-type="float">
            <text:p>0,002233059649869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7" calcext:value-type="float">
            <text:p>0,67</text:p>
          </table:table-cell>
          <table:table-cell/>
          <table:table-cell table:formula="of:=[.$AC$3]*(([.$AC$2]^([.AA74]/[.$AC$4]))-1)" office:value-type="float" office:value="0.0028253851670192" calcext:value-type="float">
            <text:p>0,0028253851670192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8" calcext:value-type="float">
            <text:p>0,68</text:p>
          </table:table-cell>
          <table:table-cell/>
          <table:table-cell table:formula="of:=[.$AC$3]*(([.$AC$2]^([.AA75]/[.$AC$4]))-1)" office:value-type="float" office:value="0.00357482670880647" calcext:value-type="float">
            <text:p>0,0035748267088064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9" calcext:value-type="float">
            <text:p>0,69</text:p>
          </table:table-cell>
          <table:table-cell/>
          <table:table-cell table:formula="of:=[.$AC$3]*(([.$AC$2]^([.AA76]/[.$AC$4]))-1)" office:value-type="float" office:value="0.00452305974671245" calcext:value-type="float">
            <text:p>0,0045230597467124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" calcext:value-type="float">
            <text:p>0,7</text:p>
          </table:table-cell>
          <table:table-cell/>
          <table:table-cell table:formula="of:=[.$AC$3]*(([.$AC$2]^([.AA77]/[.$AC$4]))-1)" office:value-type="float" office:value="0.00572281428931777" calcext:value-type="float">
            <text:p>0,0057228142893177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1" calcext:value-type="float">
            <text:p>0,71</text:p>
          </table:table-cell>
          <table:table-cell/>
          <table:table-cell table:formula="of:=[.$AC$3]*(([.$AC$2]^([.AA78]/[.$AC$4]))-1)" office:value-type="float" office:value="0.00724080712964407" calcext:value-type="float">
            <text:p>0,0072408071296440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2" calcext:value-type="float">
            <text:p>0,72</text:p>
          </table:table-cell>
          <table:table-cell/>
          <table:table-cell table:formula="of:=[.$AC$3]*(([.$AC$2]^([.AA79]/[.$AC$4]))-1)" office:value-type="float" office:value="0.00916145187942591" calcext:value-type="float">
            <text:p>0,0091614518794259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3" calcext:value-type="float">
            <text:p>0,73</text:p>
          </table:table-cell>
          <table:table-cell/>
          <table:table-cell table:formula="of:=[.$AC$3]*(([.$AC$2]^([.AA80]/[.$AC$4]))-1)" office:value-type="float" office:value="0.0115915531005039" calcext:value-type="float">
            <text:p>0,0115915531005039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4" calcext:value-type="float">
            <text:p>0,74</text:p>
          </table:table-cell>
          <table:table-cell/>
          <table:table-cell table:formula="of:=[.$AC$3]*(([.$AC$2]^([.AA81]/[.$AC$4]))-1)" office:value-type="float" office:value="0.0146662455678931" calcext:value-type="float">
            <text:p>0,014666245567893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5" calcext:value-type="float">
            <text:p>0,75</text:p>
          </table:table-cell>
          <table:table-cell/>
          <table:table-cell table:formula="of:=[.$AC$3]*(([.$AC$2]^([.AA82]/[.$AC$4]))-1)" office:value-type="float" office:value="0.0185565089392377" calcext:value-type="float">
            <text:p>0,018556508939237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6" calcext:value-type="float">
            <text:p>0,76</text:p>
          </table:table-cell>
          <table:table-cell/>
          <table:table-cell table:formula="of:=[.$AC$3]*(([.$AC$2]^([.AA83]/[.$AC$4]))-1)" office:value-type="float" office:value="0.0234786757116685" calcext:value-type="float">
            <text:p>0,023478675711668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7" calcext:value-type="float">
            <text:p>0,77</text:p>
          </table:table-cell>
          <table:table-cell/>
          <table:table-cell table:formula="of:=[.$AC$3]*(([.$AC$2]^([.AA84]/[.$AC$4]))-1)" office:value-type="float" office:value="0.029706461191202" calcext:value-type="float">
            <text:p>0,029706461191202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8" calcext:value-type="float">
            <text:p>0,78</text:p>
          </table:table-cell>
          <table:table-cell/>
          <table:table-cell table:formula="of:=[.$AC$3]*(([.$AC$2]^([.AA85]/[.$AC$4]))-1)" office:value-type="float" office:value="0.037586184445669" calcext:value-type="float">
            <text:p>0,037586184445669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9" calcext:value-type="float">
            <text:p>0,79</text:p>
          </table:table-cell>
          <table:table-cell/>
          <table:table-cell table:formula="of:=[.$AC$3]*(([.$AC$2]^([.AA86]/[.$AC$4]))-1)" office:value-type="float" office:value="0.0475560266586093" calcext:value-type="float">
            <text:p>0,047556026658609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" calcext:value-type="float">
            <text:p>0,8</text:p>
          </table:table-cell>
          <table:table-cell/>
          <table:table-cell table:formula="of:=[.$AC$3]*(([.$AC$2]^([.AA87]/[.$AC$4]))-1)" office:value-type="float" office:value="0.0601703978161977" calcext:value-type="float">
            <text:p>0,060170397816197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1" calcext:value-type="float">
            <text:p>0,81</text:p>
          </table:table-cell>
          <table:table-cell/>
          <table:table-cell table:formula="of:=[.$AC$3]*(([.$AC$2]^([.AA88]/[.$AC$4]))-1)" office:value-type="float" office:value="0.0761307667270377" calcext:value-type="float">
            <text:p>0,076130766727037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2" calcext:value-type="float">
            <text:p>0,82</text:p>
          </table:table-cell>
          <table:table-cell/>
          <table:table-cell table:formula="of:=[.$AC$3]*(([.$AC$2]^([.AA89]/[.$AC$4]))-1)" office:value-type="float" office:value="0.0963246687922126" calcext:value-type="float">
            <text:p>0,096324668792212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3" calcext:value-type="float">
            <text:p>0,83</text:p>
          </table:table-cell>
          <table:table-cell/>
          <table:table-cell table:formula="of:=[.$AC$3]*(([.$AC$2]^([.AA90]/[.$AC$4]))-1)" office:value-type="float" office:value="0.12187506069706" calcext:value-type="float">
            <text:p>0,1218750606970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4" calcext:value-type="float">
            <text:p>0,84</text:p>
          </table:table-cell>
          <table:table-cell/>
          <table:table-cell table:formula="of:=[.$AC$3]*(([.$AC$2]^([.AA91]/[.$AC$4]))-1)" office:value-type="float" office:value="0.154202766575016" calcext:value-type="float">
            <text:p>0,15420276657501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5" calcext:value-type="float">
            <text:p>0,85</text:p>
          </table:table-cell>
          <table:table-cell/>
          <table:table-cell table:formula="of:=[.$AC$3]*(([.$AC$2]^([.AA92]/[.$AC$4]))-1)" office:value-type="float" office:value="0.195105488193679" calcext:value-type="float">
            <text:p>0,195105488193679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6" calcext:value-type="float">
            <text:p>0,86</text:p>
          </table:table-cell>
          <table:table-cell/>
          <table:table-cell table:formula="of:=[.$AC$3]*(([.$AC$2]^([.AA93]/[.$AC$4]))-1)" office:value-type="float" office:value="0.246857772816963" calcext:value-type="float">
            <text:p>0,24685777281696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7" calcext:value-type="float">
            <text:p>0,87</text:p>
          </table:table-cell>
          <table:table-cell/>
          <table:table-cell table:formula="of:=[.$AC$3]*(([.$AC$2]^([.AA94]/[.$AC$4]))-1)" office:value-type="float" office:value="0.312337497826446" calcext:value-type="float">
            <text:p>0,31233749782644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8" calcext:value-type="float">
            <text:p>0,88</text:p>
          </table:table-cell>
          <table:table-cell/>
          <table:table-cell table:formula="of:=[.$AC$3]*(([.$AC$2]^([.AA95]/[.$AC$4]))-1)" office:value-type="float" office:value="0.395185905747518" calcext:value-type="float">
            <text:p>0,395185905747518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9" calcext:value-type="float">
            <text:p>0,89</text:p>
          </table:table-cell>
          <table:table-cell/>
          <table:table-cell table:formula="of:=[.$AC$3]*(([.$AC$2]^([.AA96]/[.$AC$4]))-1)" office:value-type="float" office:value="0.500010089020471" calcext:value-type="float">
            <text:p>0,50001008902047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" calcext:value-type="float">
            <text:p>0,9</text:p>
          </table:table-cell>
          <table:table-cell/>
          <table:table-cell table:formula="of:=[.$AC$3]*(([.$AC$2]^([.AA97]/[.$AC$4]))-1)" office:value-type="float" office:value="0.632639184431813" calcext:value-type="float">
            <text:p>0,63263918443181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1" calcext:value-type="float">
            <text:p>0,91</text:p>
          </table:table-cell>
          <table:table-cell/>
          <table:table-cell table:formula="of:=[.$AC$3]*(([.$AC$2]^([.AA98]/[.$AC$4]))-1)" office:value-type="float" office:value="0.800448523845666" calcext:value-type="float">
            <text:p>0,80044852384566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2" calcext:value-type="float">
            <text:p>0,92</text:p>
          </table:table-cell>
          <table:table-cell/>
          <table:table-cell table:formula="of:=[.$AC$3]*(([.$AC$2]^([.AA99]/[.$AC$4]))-1)" office:value-type="float" office:value="1.0127697668367" calcext:value-type="float">
            <text:p>1,012769766836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3" calcext:value-type="float">
            <text:p>0,93</text:p>
          </table:table-cell>
          <table:table-cell/>
          <table:table-cell table:formula="of:=[.$AC$3]*(([.$AC$2]^([.AA100]/[.$AC$4]))-1)" office:value-type="float" office:value="1.28140982216809" calcext:value-type="float">
            <text:p>1,28140982216809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4" calcext:value-type="float">
            <text:p>0,94</text:p>
          </table:table-cell>
          <table:table-cell/>
          <table:table-cell table:formula="of:=[.$AC$3]*(([.$AC$2]^([.AA101]/[.$AC$4]))-1)" office:value-type="float" office:value="1.62130741466425" calcext:value-type="float">
            <text:p>1,62130741466425</text:p>
          </table:table-cell>
          <table:table-cell/>
        </table:table-row>
        <table:table-row table:style-name="ro1">
          <table:table-cell>
            <draw:frame draw:z-index="3" draw:style-name="gr1" draw:text-style-name="P1" svg:width="28.123cm" svg:height="15.095cm" svg:x="1.197cm" svg:y="0.213cm">
              <draw:object draw:notify-on-update-of-ranges="'3.1.a'.E3:'3.1.a'.E28 '3.1.a'.B1:'3.1.a'.B1 '3.1.a'.C3:'3.1.a'.C28 '3.1.a_2'.A3:'3.1.a_2'.A22 '3.1.a_2'.A1:'3.1.a_2'.A1 '3.1.a_2'.B3:'3.1.a_2'.B2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25"/>
          <table:table-cell office:value-type="float" office:value="0.95" calcext:value-type="float">
            <text:p>0,95</text:p>
          </table:table-cell>
          <table:table-cell/>
          <table:table-cell table:formula="of:=[.$AC$3]*(([.$AC$2]^([.AA102]/[.$AC$4]))-1)" office:value-type="float" office:value="2.05136380831031" calcext:value-type="float">
            <text:p>2,0513638083103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6" calcext:value-type="float">
            <text:p>0,96</text:p>
          </table:table-cell>
          <table:table-cell/>
          <table:table-cell table:formula="of:=[.$AC$3]*(([.$AC$2]^([.AA103]/[.$AC$4]))-1)" office:value-type="float" office:value="2.59549388101136" calcext:value-type="float">
            <text:p>2,5954938810113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7" calcext:value-type="float">
            <text:p>0,97</text:p>
          </table:table-cell>
          <table:table-cell/>
          <table:table-cell table:formula="of:=[.$AC$3]*(([.$AC$2]^([.AA104]/[.$AC$4]))-1)" office:value-type="float" office:value="3.28395599991506" calcext:value-type="float">
            <text:p>3,2839559999150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8" calcext:value-type="float">
            <text:p>0,98</text:p>
          </table:table-cell>
          <table:table-cell/>
          <table:table-cell table:formula="of:=[.$AC$3]*(([.$AC$2]^([.AA105]/[.$AC$4]))-1)" office:value-type="float" office:value="4.15503464993811" calcext:value-type="float">
            <text:p>4,1550346499381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9" calcext:value-type="float">
            <text:p>0,99</text:p>
          </table:table-cell>
          <table:table-cell/>
          <table:table-cell table:formula="of:=[.$AC$3]*(([.$AC$2]^([.AA106]/[.$AC$4]))-1)" office:value-type="float" office:value="5.25716938428525" calcext:value-type="float">
            <text:p>5,2571693842852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table:formula="of:=[.$AC$3]*(([.$AC$2]^([.AA107]/[.$AC$4]))-1)" office:value-type="float" office:value="6.65164848513596" calcext:value-type="float">
            <text:p>6,65164848513596</text:p>
          </table:table-cell>
          <table:table-cell/>
        </table:table-row>
        <table:table-row table:style-name="ro1" table:number-rows-repeated="29">
          <table:table-cell table:number-columns-repeated="30"/>
        </table:table-row>
        <table:table-row table:style-name="ro1">
          <table:table-cell>
            <draw:frame draw:z-index="4" draw:style-name="gr1" draw:text-style-name="P1" svg:width="27.765cm" svg:height="14.647cm" svg:x="1.24cm" svg:y="0.205cm">
              <draw:object draw:notify-on-update-of-ranges="'3.1.a'.M3:'3.1.a'.M21 '3.1.a'.N3:'3.1.a'.N21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9"/>
        </table:table-row>
      </table:table>
      <table:table table:name="3.1.a_2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tromfehler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11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/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A34]*[.B34]" office:value-type="float" office:value="0.000001" calcext:value-type="float">
            <text:p>1,00E-06</text:p>
          </table:table-cell>
          <table:table-cell/>
          <table:table-cell table:style-name="ce2" table:formula="of:=[.B3]-([.A3]/[.E3])" office:value-type="float" office:value="0.000000966" calcext:value-type="float">
            <text:p>9,66E-07</text:p>
          </table:table-cell>
          <table:table-cell table:formula="of:=10*10^6" office:value-type="float" office:value="10000000" calcext:value-type="float">
            <text:p>10000000</text:p>
          </table:table-cell>
          <table:table-cell/>
          <table:table-cell>
            <draw:frame draw:z-index="0" draw:style-name="gr1" draw:text-style-name="P1" svg:width="15.997cm" svg:height="9.003cm" svg:x="0.419cm" svg:y="0.025cm">
              <draw:object draw:notify-on-update-of-ranges="'3.1.a_2'.A3:'3.1.a_2'.A22 '3.1.a_2'.B2:'3.1.a_2'.B2 '3.1.a_2'.B3:'3.1.a_2'.B2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2" office:value-type="float" office:value="0" calcext:value-type="float">
            <text:p>0,00E+00</text:p>
          </table:table-cell>
          <table:table-cell>
            <draw:frame draw:z-index="1" draw:style-name="gr1" draw:text-style-name="P1" svg:width="15.997cm" svg:height="9.003cm" svg:x="1.794cm" svg:y="0cm">
              <draw:object draw:notify-on-update-of-ranges="'3.1.a_2'.N3:'3.1.a_2'.N21 '3.1.a_2'.B2:'3.1.a_2'.B2 '3.1.a_2'.O3:'3.1.a_2'.O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[.A35]*[.B35]" office:value-type="float" office:value="0.000002" calcext:value-type="float">
            <text:p>2,00E-06</text:p>
          </table:table-cell>
          <table:table-cell/>
          <table:table-cell table:style-name="ce2" table:formula="of:=[.B4]-([.A4]/[.E4])" office:value-type="float" office:value="0.000001963" calcext:value-type="float">
            <text:p>1,96E-06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2" calcext:value-type="float">
            <text:p>-2</text:p>
          </table:table-cell>
          <table:table-cell table:style-name="ce2" table:formula="of:=[.N35]*[.O3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36]*[.B36]" office:value-type="float" office:value="0.000005" calcext:value-type="float">
            <text:p>5,00E-06</text:p>
          </table:table-cell>
          <table:table-cell/>
          <table:table-cell table:style-name="ce2" table:formula="of:=[.B5]-([.A5]/[.E5])" office:value-type="float" office:value="0.00000496" calcext:value-type="float">
            <text:p>4,96E-06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3" calcext:value-type="float">
            <text:p>-3</text:p>
          </table:table-cell>
          <table:table-cell table:style-name="ce2" table:formula="of:=[.N36]*[.O3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37]*[.B37]" office:value-type="float" office:value="0.00001" calcext:value-type="float">
            <text:p>1,00E-05</text:p>
          </table:table-cell>
          <table:table-cell office:value-type="float" office:value="0.41" calcext:value-type="float">
            <text:p>0,41</text:p>
          </table:table-cell>
          <table:table-cell table:style-name="ce2" table:formula="of:=[.B6]-([.A6]/[.E6])" office:value-type="float" office:value="0.000009958" calcext:value-type="float">
            <text:p>9,96E-06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4" calcext:value-type="float">
            <text:p>-4</text:p>
          </table:table-cell>
          <table:table-cell table:style-name="ce2" table:formula="of:=[.N37]*[.O3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A38]*[.B38]" office:value-type="float" office:value="0.00002" calcext:value-type="float">
            <text:p>2,00E-05</text:p>
          </table:table-cell>
          <table:table-cell/>
          <table:table-cell table:style-name="ce2" table:formula="of:=[.B7]-([.A7]/[.E7])" office:value-type="float" office:value="0.000019956" calcext:value-type="float">
            <text:p>2,00E-05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5" calcext:value-type="float">
            <text:p>-5</text:p>
          </table:table-cell>
          <table:table-cell table:style-name="ce2" table:formula="of:=[.N38]*[.O3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39]*[.B39]" office:value-type="float" office:value="0.00005" calcext:value-type="float">
            <text:p>5,00E-05</text:p>
          </table:table-cell>
          <table:table-cell/>
          <table:table-cell table:style-name="ce2" table:formula="of:=[.B8]-([.A8]/[.E8])" office:value-type="float" office:value="0.000049952" calcext:value-type="float">
            <text:p>5,00E-05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6" calcext:value-type="float">
            <text:p>-6</text:p>
          </table:table-cell>
          <table:table-cell table:style-name="ce2" table:formula="of:=[.N39]*[.O3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[.A40]*[.B40]" office:value-type="float" office:value="0.0001" calcext:value-type="float">
            <text:p>1,00E-04</text:p>
          </table:table-cell>
          <table:table-cell office:value-type="float" office:value="0.5" calcext:value-type="float">
            <text:p>0,5</text:p>
          </table:table-cell>
          <table:table-cell table:style-name="ce2" table:formula="of:=[.B9]-([.A9]/[.E9])" office:value-type="float" office:value="0.000099949" calcext:value-type="float">
            <text:p>9,99E-05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7" calcext:value-type="float">
            <text:p>-7</text:p>
          </table:table-cell>
          <table:table-cell table:style-name="ce2" table:formula="of:=[.N40]*[.O4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41]*[.B41]" office:value-type="float" office:value="0.0002" calcext:value-type="float">
            <text:p>2,00E-04</text:p>
          </table:table-cell>
          <table:table-cell/>
          <table:table-cell table:style-name="ce2" table:formula="of:=[.B10]-([.A10]/[.E10])" office:value-type="float" office:value="0.000199947" calcext:value-type="float">
            <text:p>2,00E-04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8" calcext:value-type="float">
            <text:p>-8</text:p>
          </table:table-cell>
          <table:table-cell table:style-name="ce2" table:formula="of:=[.N41]*[.O4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7" calcext:value-type="float">
            <text:p>0,57</text:p>
          </table:table-cell>
          <table:table-cell table:formula="of:=[.A42]*[.B42]" office:value-type="float" office:value="0.0005" calcext:value-type="float">
            <text:p>5,00E-04</text:p>
          </table:table-cell>
          <table:table-cell/>
          <table:table-cell table:style-name="ce2" table:formula="of:=[.B11]-([.A11]/[.E11])" office:value-type="float" office:value="0.000499943" calcext:value-type="float">
            <text:p>5,00E-04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9" calcext:value-type="float">
            <text:p>-9</text:p>
          </table:table-cell>
          <table:table-cell table:style-name="ce2" table:formula="of:=[.N42]*[.O42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43]*[.B43]" office:value-type="float" office:value="0.001" calcext:value-type="float">
            <text:p>1,00E-03</text:p>
          </table:table-cell>
          <table:table-cell office:value-type="float" office:value="0.59" calcext:value-type="float">
            <text:p>0,59</text:p>
          </table:table-cell>
          <table:table-cell table:style-name="ce2" table:formula="of:=[.B12]-([.A12]/[.E12])" office:value-type="float" office:value="0.00099994" calcext:value-type="float">
            <text:p>1,00E-03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0" calcext:value-type="float">
            <text:p>-10</text:p>
          </table:table-cell>
          <table:table-cell table:style-name="ce2" table:formula="of:=[.N43]*[.O43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44]*[.B44]" office:value-type="float" office:value="0.002" calcext:value-type="float">
            <text:p>2,00E-03</text:p>
          </table:table-cell>
          <table:table-cell/>
          <table:table-cell table:style-name="ce2" table:formula="of:=[.B13]-([.A13]/[.E13])" office:value-type="float" office:value="0.001999937" calcext:value-type="float">
            <text:p>2,00E-03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1" calcext:value-type="float">
            <text:p>-11</text:p>
          </table:table-cell>
          <table:table-cell table:style-name="ce2" table:formula="of:=[.N44]*[.O44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A45]*[.B45]" office:value-type="float" office:value="0.005" calcext:value-type="float">
            <text:p>5,00E-03</text:p>
          </table:table-cell>
          <table:table-cell/>
          <table:table-cell table:style-name="ce2" table:formula="of:=[.B14]-([.A14]/[.E14])" office:value-type="float" office:value="0.004999932" calcext:value-type="float">
            <text:p>5,00E-03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2" calcext:value-type="float">
            <text:p>-12</text:p>
          </table:table-cell>
          <table:table-cell table:style-name="ce2" table:formula="of:=[.N45]*[.O4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46]*[.B46]" office:value-type="float" office:value="0.01" calcext:value-type="float">
            <text:p>1,00E-02</text:p>
          </table:table-cell>
          <table:table-cell office:value-type="float" office:value="0.7" calcext:value-type="float">
            <text:p>0,7</text:p>
          </table:table-cell>
          <table:table-cell table:style-name="ce2" table:formula="of:=[.B15]-([.A15]/[.E15])" office:value-type="float" office:value="0.00999993" calcext:value-type="float">
            <text:p>1,00E-02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3" calcext:value-type="float">
            <text:p>-13</text:p>
          </table:table-cell>
          <table:table-cell table:style-name="ce2" table:formula="of:=[.N46]*[.O4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47]*[.B47]" office:value-type="float" office:value="0.02" calcext:value-type="float">
            <text:p>2,00E-02</text:p>
          </table:table-cell>
          <table:table-cell/>
          <table:table-cell table:style-name="ce2" table:formula="of:=[.B16]-([.A16]/[.E16])" office:value-type="float" office:value="0.019999926" calcext:value-type="float">
            <text:p>2,00E-02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4" calcext:value-type="float">
            <text:p>-14</text:p>
          </table:table-cell>
          <table:table-cell table:style-name="ce2" table:formula="of:=[.N47]*[.O4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7" calcext:value-type="float">
            <text:p>0,77</text:p>
          </table:table-cell>
          <table:table-cell table:formula="of:=[.A48]*[.B48]" office:value-type="float" office:value="0.05" calcext:value-type="float">
            <text:p>5,00E-02</text:p>
          </table:table-cell>
          <table:table-cell/>
          <table:table-cell table:style-name="ce2" table:formula="of:=[.B17]-([.A17]/[.E17])" office:value-type="float" office:value="0.049999923" calcext:value-type="float">
            <text:p>5,00E-02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5" calcext:value-type="float">
            <text:p>-15</text:p>
          </table:table-cell>
          <table:table-cell table:style-name="ce2" table:formula="of:=[.N48]*[.O4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49]*[.B49]" office:value-type="float" office:value="0.1" calcext:value-type="float">
            <text:p>1,00E-01</text:p>
          </table:table-cell>
          <table:table-cell office:value-type="float" office:value="0.8" calcext:value-type="float">
            <text:p>0,8</text:p>
          </table:table-cell>
          <table:table-cell table:style-name="ce2" table:formula="of:=[.B18]-([.A18]/[.E18])" office:value-type="float" office:value="0.09999992" calcext:value-type="float">
            <text:p>1,00E-01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6" calcext:value-type="float">
            <text:p>-16</text:p>
          </table:table-cell>
          <table:table-cell table:style-name="ce2" table:formula="of:=[.N49]*[.O4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[.A50]*[.B50]" office:value-type="float" office:value="0.2" calcext:value-type="float">
            <text:p>2,00E-01</text:p>
          </table:table-cell>
          <table:table-cell/>
          <table:table-cell table:style-name="ce2" table:formula="of:=[.B19]-([.A19]/[.E19])" office:value-type="float" office:value="0.199999917" calcext:value-type="float">
            <text:p>2,00E-01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7" calcext:value-type="float">
            <text:p>-17</text:p>
          </table:table-cell>
          <table:table-cell table:style-name="ce2" table:formula="of:=[.N50]*[.O5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9" calcext:value-type="float">
            <text:p>0,89</text:p>
          </table:table-cell>
          <table:table-cell table:formula="of:=[.A51]*[.B51]" office:value-type="float" office:value="0.5" calcext:value-type="float">
            <text:p>5,00E-01</text:p>
          </table:table-cell>
          <table:table-cell/>
          <table:table-cell table:style-name="ce2" table:formula="of:=[.B20]-([.A20]/[.E20])" office:value-type="float" office:value="0.499999911" calcext:value-type="float">
            <text:p>5,00E-01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8" calcext:value-type="float">
            <text:p>-18</text:p>
          </table:table-cell>
          <table:table-cell table:style-name="ce2" table:formula="of:=[.N51]*[.O5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A52]*[.B52]" office:value-type="float" office:value="1" calcext:value-type="float">
            <text:p>1,00E+00</text:p>
          </table:table-cell>
          <table:table-cell/>
          <table:table-cell table:style-name="ce2" table:formula="of:=[.B21]-([.A21]/[.E21])" office:value-type="float" office:value="0.999999909" calcext:value-type="float">
            <text:p>1,00E+00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9" calcext:value-type="float">
            <text:p>-19</text:p>
          </table:table-cell>
          <table:table-cell table:style-name="ce2" table:formula="of:=[.N52]*[.O52]" office:value-type="float" office:value="0" calcext:value-type="float">
            <text:p>0,00E+00</text:p>
          </table:table-cell>
          <table:table-cell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4"/>
        </table:table-row>
      </table:table>
      <table:table table:name="3.1.b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9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5"/>
        </table:table-row>
        <table:table-row table:style-name="ro2">
          <table:table-cell office:value-type="float" office:value="0.04" calcext:value-type="float">
            <text:p>0,04</text:p>
          </table:table-cell>
          <table:table-cell table:formula="of:=[.A33]*[.B33]" office:value-type="float" office:value="0.000001" calcext:value-type="float">
            <text:p>1,00E-06</text:p>
          </table:table-cell>
          <table:table-cell/>
          <table:table-cell table:formula="of:=[.A2]-[.B2]*10*10^3" office:value-type="float" office:value="0.03" calcext:value-type="float">
            <text:p>0,03</text:p>
          </table:table-cell>
          <table:table-cell table:number-columns-repeated="7"/>
          <table:table-cell table:style-name="ce5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style-name="ce6" table:formula="of:=[.M2]-[.L2]*[.P2]" office:value-type="float" office:value="0" calcext:value-type="float">
            <text:p>0,00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/>
          <table:table-cell>
            <draw:frame draw:z-index="1" draw:style-name="gr1" draw:text-style-name="P1" svg:width="15.997cm" svg:height="9.003cm" svg:x="0.774cm" svg:y="0.176cm">
              <draw:object draw:notify-on-update-of-ranges="'3.1.b'.N2:'3.1.b'.N22 '3.1.b'.B1:'3.1.b'.B1 '3.1.b'.M2:'3.1.b'.M2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2">
          <table:table-cell office:value-type="float" office:value="0.06" calcext:value-type="float">
            <text:p>0,06</text:p>
          </table:table-cell>
          <table:table-cell table:formula="of:=[.A34]*[.B34]" office:value-type="float" office:value="0.000002" calcext:value-type="float">
            <text:p>2,00E-06</text:p>
          </table:table-cell>
          <table:table-cell/>
          <table:table-cell table:formula="of:=[.A3]-[.B3]*10*10^3" office:value-type="float" office:value="0.04" calcext:value-type="float">
            <text:p>0,04</text:p>
          </table:table-cell>
          <table:table-cell table:number-columns-repeated="7"/>
          <table:table-cell table:style-name="ce5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table:style-name="ce6" table:formula="of:=[.M3]-[.L3]*[.P3]" office:value-type="float" office:value="0.985" calcext:value-type="float">
            <text:p>9,85E-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12" calcext:value-type="float">
            <text:p>0,12</text:p>
          </table:table-cell>
          <table:table-cell table:formula="of:=[.A35]*[.B35]" office:value-type="float" office:value="0.000005" calcext:value-type="float">
            <text:p>5,00E-06</text:p>
          </table:table-cell>
          <table:table-cell/>
          <table:table-cell table:formula="of:=[.A4]-[.B4]*10*10^3" office:value-type="float" office:value="0.07" calcext:value-type="float">
            <text:p>0,07</text:p>
          </table:table-cell>
          <table:table-cell>
            <draw:frame draw:z-index="0" draw:style-name="gr1" draw:text-style-name="P1" svg:width="15.997cm" svg:height="9.003cm" svg:x="0.635cm" svg:y="0.123cm">
              <draw:object draw:notify-on-update-of-ranges="'3.1.b'.D2:'3.1.b'.D13 '3.1.b'.B1:'3.1.b'.B1 '3.1.b'.B2:'3.1.b'.B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ce5" office:value-type="float" office:value="0.0000016" calcext:value-type="float">
            <text:p>1,60E-06</text:p>
          </table:table-cell>
          <table:table-cell office:value-type="float" office:value="2" calcext:value-type="float">
            <text:p>2</text:p>
          </table:table-cell>
          <table:table-cell table:style-name="ce6" table:formula="of:=[.M4]-[.L4]*[.P4]" office:value-type="float" office:value="1.984" calcext:value-type="float">
            <text:p>1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19" calcext:value-type="float">
            <text:p>0,19</text:p>
          </table:table-cell>
          <table:table-cell table:formula="of:=[.A36]*[.B36]" office:value-type="float" office:value="0.00001" calcext:value-type="float">
            <text:p>1,00E-05</text:p>
          </table:table-cell>
          <table:table-cell office:value-type="float" office:value="0.09" calcext:value-type="float">
            <text:p>0,09</text:p>
          </table:table-cell>
          <table:table-cell table:formula="of:=[.A5]-[.B5]*10*10^3" office:value-type="float" office:value="0.09" calcext:value-type="float">
            <text:p>0,09</text:p>
          </table:table-cell>
          <table:table-cell table:number-columns-repeated="7"/>
          <table:table-cell table:style-name="ce5" office:value-type="float" office:value="0.0000017" calcext:value-type="float">
            <text:p>1,70E-06</text:p>
          </table:table-cell>
          <table:table-cell office:value-type="float" office:value="3" calcext:value-type="float">
            <text:p>3</text:p>
          </table:table-cell>
          <table:table-cell table:style-name="ce6" table:formula="of:=[.M5]-[.L5]*[.P5]" office:value-type="float" office:value="2.983" calcext:value-type="float">
            <text:p>2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13" calcext:value-type="float">
            <text:p>0,13</text:p>
          </table:table-cell>
          <table:table-cell table:formula="of:=[.A37]*[.B37]" office:value-type="float" office:value="0.00002" calcext:value-type="float">
            <text:p>2,00E-05</text:p>
          </table:table-cell>
          <table:table-cell/>
          <table:table-cell table:formula="of:=[.A6]-[.B6]*1*10^3" office:value-type="float" office:value="0.11" calcext:value-type="float">
            <text:p>0,11</text:p>
          </table:table-cell>
          <table:table-cell table:number-columns-repeated="7"/>
          <table:table-cell table:style-name="ce5" office:value-type="float" office:value="0.0000018" calcext:value-type="float">
            <text:p>1,80E-06</text:p>
          </table:table-cell>
          <table:table-cell office:value-type="float" office:value="4" calcext:value-type="float">
            <text:p>4</text:p>
          </table:table-cell>
          <table:table-cell table:style-name="ce6" table:formula="of:=[.M6]-[.L6]*[.P6]" office:value-type="float" office:value="3.982" calcext:value-type="float">
            <text:p>3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[.A38]*[.B38]" office:value-type="float" office:value="0.00005" calcext:value-type="float">
            <text:p>5,00E-05</text:p>
          </table:table-cell>
          <table:table-cell/>
          <table:table-cell table:formula="of:=[.A7]-[.B7]*1*10^3" office:value-type="float" office:value="0.15" calcext:value-type="float">
            <text:p>0,15</text:p>
          </table:table-cell>
          <table:table-cell table:number-columns-repeated="7"/>
          <table:table-cell table:style-name="ce5" office:value-type="float" office:value="0.000002" calcext:value-type="float">
            <text:p>2,00E-06</text:p>
          </table:table-cell>
          <table:table-cell office:value-type="float" office:value="5" calcext:value-type="float">
            <text:p>5</text:p>
          </table:table-cell>
          <table:table-cell table:style-name="ce6" table:formula="of:=[.M7]-[.L7]*[.P7]" office:value-type="float" office:value="4.98" calcext:value-type="float">
            <text:p>4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29" calcext:value-type="float">
            <text:p>0,29</text:p>
          </table:table-cell>
          <table:table-cell table:formula="of:=[.A39]*[.B39]" office:value-type="float" office:value="0.0001" calcext:value-type="float">
            <text:p>1,00E-04</text:p>
          </table:table-cell>
          <table:table-cell office:value-type="float" office:value="0.18" calcext:value-type="float">
            <text:p>0,18</text:p>
          </table:table-cell>
          <table:table-cell table:formula="of:=[.A8]-[.B8]*1*10^3" office:value-type="float" office:value="0.19" calcext:value-type="float">
            <text:p>0,19</text:p>
          </table:table-cell>
          <table:table-cell table:number-columns-repeated="7"/>
          <table:table-cell table:style-name="ce5" office:value-type="float" office:value="0.000002" calcext:value-type="float">
            <text:p>2,00E-06</text:p>
          </table:table-cell>
          <table:table-cell office:value-type="float" office:value="6" calcext:value-type="float">
            <text:p>6</text:p>
          </table:table-cell>
          <table:table-cell table:style-name="ce6" table:formula="of:=[.M8]-[.L8]*[.P8]" office:value-type="float" office:value="5.98" calcext:value-type="float">
            <text:p>5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24" calcext:value-type="float">
            <text:p>0,24</text:p>
          </table:table-cell>
          <table:table-cell table:formula="of:=[.A40]*[.B40]" office:value-type="float" office:value="0.0002" calcext:value-type="float">
            <text:p>2,00E-04</text:p>
          </table:table-cell>
          <table:table-cell/>
          <table:table-cell table:formula="of:=[.A9]-[.B9]*1*10^2" office:value-type="float" office:value="0.22" calcext:value-type="float">
            <text:p>0,22</text:p>
          </table:table-cell>
          <table:table-cell table:number-columns-repeated="7"/>
          <table:table-cell table:style-name="ce5" office:value-type="float" office:value="0.0000021" calcext:value-type="float">
            <text:p>2,10E-06</text:p>
          </table:table-cell>
          <table:table-cell office:value-type="float" office:value="7" calcext:value-type="float">
            <text:p>7</text:p>
          </table:table-cell>
          <table:table-cell table:style-name="ce6" table:formula="of:=[.M9]-[.L9]*[.P9]" office:value-type="float" office:value="6.979" calcext:value-type="float">
            <text:p>6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35" calcext:value-type="float">
            <text:p>0,35</text:p>
          </table:table-cell>
          <table:table-cell table:formula="of:=[.A41]*[.B41]" office:value-type="float" office:value="0.0005" calcext:value-type="float">
            <text:p>5,00E-04</text:p>
          </table:table-cell>
          <table:table-cell/>
          <table:table-cell table:formula="of:=[.A10]-[.B10]*1*10^2" office:value-type="float" office:value="0.3" calcext:value-type="float">
            <text:p>0,3</text:p>
          </table:table-cell>
          <table:table-cell table:number-columns-repeated="7"/>
          <table:table-cell table:style-name="ce5" office:value-type="float" office:value="0.0000022" calcext:value-type="float">
            <text:p>2,20E-06</text:p>
          </table:table-cell>
          <table:table-cell office:value-type="float" office:value="8" calcext:value-type="float">
            <text:p>8</text:p>
          </table:table-cell>
          <table:table-cell table:style-name="ce6" table:formula="of:=[.M10]-[.L10]*[.P10]" office:value-type="float" office:value="7.978" calcext:value-type="float">
            <text:p>7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48" calcext:value-type="float">
            <text:p>0,48</text:p>
          </table:table-cell>
          <table:table-cell table:formula="of:=[.A42]*[.B42]" office:value-type="float" office:value="0.001" calcext:value-type="float">
            <text:p>1,00E-03</text:p>
          </table:table-cell>
          <table:table-cell office:value-type="float" office:value="0.37" calcext:value-type="float">
            <text:p>0,37</text:p>
          </table:table-cell>
          <table:table-cell table:formula="of:=[.A11]-[.B11]*1*10^2" office:value-type="float" office:value="0.38" calcext:value-type="float">
            <text:p>0,38</text:p>
          </table:table-cell>
          <table:table-cell table:number-columns-repeated="7"/>
          <table:table-cell table:style-name="ce5" office:value-type="float" office:value="0.0000023" calcext:value-type="float">
            <text:p>2,30E-06</text:p>
          </table:table-cell>
          <table:table-cell office:value-type="float" office:value="9" calcext:value-type="float">
            <text:p>9</text:p>
          </table:table-cell>
          <table:table-cell table:style-name="ce6" table:formula="of:=[.M11]-[.L11]*[.P11]" office:value-type="float" office:value="8.977" calcext:value-type="float">
            <text:p>8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49" calcext:value-type="float">
            <text:p>0,49</text:p>
          </table:table-cell>
          <table:table-cell table:formula="of:=[.A43]*[.B43]" office:value-type="float" office:value="0.002" calcext:value-type="float">
            <text:p>2,00E-03</text:p>
          </table:table-cell>
          <table:table-cell/>
          <table:table-cell table:formula="of:=[.A12]-[.B12]*1*10" office:value-type="float" office:value="0.47" calcext:value-type="float">
            <text:p>0,47</text:p>
          </table:table-cell>
          <table:table-cell table:number-columns-repeated="7"/>
          <table:table-cell table:style-name="ce5" office:value-type="float" office:value="0.0000024" calcext:value-type="float">
            <text:p>2,40E-06</text:p>
          </table:table-cell>
          <table:table-cell office:value-type="float" office:value="10" calcext:value-type="float">
            <text:p>10</text:p>
          </table:table-cell>
          <table:table-cell table:style-name="ce6" table:formula="of:=[.M12]-[.L12]*[.P12]" office:value-type="float" office:value="9.976" calcext:value-type="float">
            <text:p>9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54" calcext:value-type="float">
            <text:p>0,54</text:p>
          </table:table-cell>
          <table:table-cell table:formula="of:=[.A44]*[.B44]" office:value-type="float" office:value="0.003" calcext:value-type="float">
            <text:p>3,00E-03</text:p>
          </table:table-cell>
          <table:table-cell/>
          <table:table-cell table:formula="of:=[.A13]-[.B13]*1*10" office:value-type="float" office:value="0.51" calcext:value-type="float">
            <text:p>0,51</text:p>
          </table:table-cell>
          <table:table-cell table:number-columns-repeated="7"/>
          <table:table-cell table:style-name="ce5" office:value-type="float" office:value="0.0000023" calcext:value-type="float">
            <text:p>2,30E-06</text:p>
          </table:table-cell>
          <table:table-cell office:value-type="float" office:value="11" calcext:value-type="float">
            <text:p>11</text:p>
          </table:table-cell>
          <table:table-cell table:style-name="ce6" table:formula="of:=[.M13]-[.L13]*[.P13]" office:value-type="float" office:value="10.977" calcext:value-type="float">
            <text:p>1,10E+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5" office:value-type="float" office:value="0.0000025" calcext:value-type="float">
            <text:p>2,50E-06</text:p>
          </table:table-cell>
          <table:table-cell office:value-type="float" office:value="12" calcext:value-type="float">
            <text:p>12</text:p>
          </table:table-cell>
          <table:table-cell table:style-name="ce6" table:formula="of:=[.M14]-[.L14]*[.P14]" office:value-type="float" office:value="11.975" calcext:value-type="float">
            <text:p>1,20E+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5" office:value-type="float" office:value="0.0000026" calcext:value-type="float">
            <text:p>2,60E-06</text:p>
          </table:table-cell>
          <table:table-cell office:value-type="float" office:value="13" calcext:value-type="float">
            <text:p>13</text:p>
          </table:table-cell>
          <table:table-cell table:style-name="ce6" table:formula="of:=[.M15]-[.L15]*[.P15]" office:value-type="float" office:value="12.974" calcext:value-type="float">
            <text:p>1,30E+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Default"/>
          <table:table-cell table:number-columns-repeated="9"/>
          <table:table-cell table:style-name="ce5" table:number-columns-repeated="2"/>
          <table:table-cell table:style-name="ce6"/>
          <table:table-cell table:number-columns-repeated="4"/>
        </table:table-row>
        <table:table-row table:style-name="ro2" table:number-rows-repeated="2">
          <table:table-cell table:number-columns-repeated="11"/>
          <table:table-cell table:style-name="ce5" table:number-columns-repeated="2"/>
          <table:table-cell table:style-name="ce6"/>
          <table:table-cell table:number-columns-repeated="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4"/>
          <table:table-cell>
            <draw:frame draw:z-index="2" draw:style-name="gr1" draw:text-style-name="P1" svg:width="28.123cm" svg:height="15.095cm" svg:x="0.808cm" svg:y="0.065cm">
              <draw:object draw:notify-on-update-of-ranges="'3.1.b'.D2:'3.1.b'.D13 '3.1.a_2'.A1:'3.1.a_2'.A1 '3.1.b'.B2:'3.1.b'.B1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6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6"/>
        </table:table-row>
        <table:table-row table:style-name="ro1" table:number-rows-repeated="14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2"/>
          <table:table-cell>
            <draw:frame draw:z-index="3" draw:style-name="gr1" draw:text-style-name="P1" svg:width="28.123cm" svg:height="15.095cm" svg:x="0.626cm" svg:y="0.14cm">
              <draw:object draw:notify-on-update-of-ranges="'3.1.b'.N2:'3.1.b'.N15 '3.1.a_2'.A1:'3.1.a_2'.A1 '3.1.b'.L2:'3.1.b'.L1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3"/>
        </table:table-row>
      </table:table>
      <table:table table:name="3.1.c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10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33]*[.B33]" office:value-type="float" office:value="0.000001" calcext:value-type="float">
            <text:p>1,00E-06</text:p>
          </table:table-cell>
          <table:table-cell/>
          <table:table-cell table:formula="of:=[.A2]-[.B2]*10*10^3" office:value-type="float" office:value="0.39" calcext:value-type="float">
            <text:p>0,39</text:p>
          </table:table-cell>
          <table:table-cell table:number-columns-repeated="7"/>
          <table:table-cell table:number-columns-repeated="2" office:value-type="float" office:value="1.15" calcext:value-type="float">
            <text:p>1,15</text:p>
          </table:table-cell>
          <table:table-cell table:style-name="ce2" table:formula="of:=[.A33]*[.B33]" office:value-type="float" office:value="0.000001" calcext:value-type="float">
            <text:p>1,00E-06</text:p>
          </table:table-cell>
          <table:table-cell/>
          <table:table-cell table:formula="of:=[.M2]-[.N2]*[.Q2]" office:value-type="float" office:value="1.14" calcext:value-type="float">
            <text:p>1,1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A34]*[.B34]" office:value-type="float" office:value="0.000002" calcext:value-type="float">
            <text:p>2,00E-06</text:p>
          </table:table-cell>
          <table:table-cell/>
          <table:table-cell table:formula="of:=[.A3]-[.B3]*10*10^3" office:value-type="float" office:value="0.43" calcext:value-type="float">
            <text:p>0,43</text:p>
          </table:table-cell>
          <table:table-cell table:number-columns-repeated="7"/>
          <table:table-cell table:number-columns-repeated="2" office:value-type="float" office:value="1.5" calcext:value-type="float">
            <text:p>1,5</text:p>
          </table:table-cell>
          <table:table-cell table:style-name="ce2" table:formula="of:=[.A34]*[.B34]" office:value-type="float" office:value="0.000002" calcext:value-type="float">
            <text:p>2,00E-06</text:p>
          </table:table-cell>
          <table:table-cell/>
          <table:table-cell table:formula="of:=[.M3]-[.N3]*[.Q3]" office:value-type="float" office:value="1.48" calcext:value-type="float">
            <text:p>1,4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35]*[.B35]" office:value-type="float" office:value="0.000005" calcext:value-type="float">
            <text:p>5,00E-06</text:p>
          </table:table-cell>
          <table:table-cell/>
          <table:table-cell table:formula="of:=[.A4]-[.B4]*10*10^3" office:value-type="float" office:value="0.48" calcext:value-type="float">
            <text:p>0,48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style-name="ce2" table:formula="of:=[.A35]*[.B35]" office:value-type="float" office:value="0.000005" calcext:value-type="float">
            <text:p>5,00E-06</text:p>
          </table:table-cell>
          <table:table-cell/>
          <table:table-cell table:formula="of:=[.M4]-[.N4]*[.Q4]" office:value-type="float" office:value="1.95" calcext:value-type="float">
            <text:p>1,9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table:formula="of:=[.A36]*[.B36]" office:value-type="float" office:value="0.00001" calcext:value-type="float">
            <text:p>1,00E-05</text:p>
          </table:table-cell>
          <table:table-cell office:value-type="float" office:value="0.52" calcext:value-type="float">
            <text:p>0,52</text:p>
          </table:table-cell>
          <table:table-cell table:formula="of:=[.A5]-[.B5]*10*10^3" office:value-type="float" office:value="0.51" calcext:value-type="float">
            <text:p>0,51</text:p>
          </table:table-cell>
          <table:table-cell table:number-columns-repeated="7"/>
          <table:table-cell table:number-columns-repeated="2" office:value-type="float" office:value="2.3" calcext:value-type="float">
            <text:p>2,3</text:p>
          </table:table-cell>
          <table:table-cell table:style-name="ce2" table:formula="of:=[.A36]*[.B36]" office:value-type="float" office:value="0.00001" calcext:value-type="float">
            <text:p>1,00E-05</text:p>
          </table:table-cell>
          <table:table-cell/>
          <table:table-cell table:formula="of:=[.M5]-[.N5]*[.Q5]" office:value-type="float" office:value="2.29" calcext:value-type="float">
            <text:p>2,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A37]*[.B37]" office:value-type="float" office:value="0.00002" calcext:value-type="float">
            <text:p>2,00E-05</text:p>
          </table:table-cell>
          <table:table-cell/>
          <table:table-cell table:formula="of:=[.A6]-[.B6]*1*10^3" office:value-type="float" office:value="0.54" calcext:value-type="float">
            <text:p>0,54</text:p>
          </table:table-cell>
          <table:table-cell table:number-columns-repeated="7"/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table:style-name="ce2" table:formula="of:=[.A37]*[.B37]" office:value-type="float" office:value="0.00002" calcext:value-type="float">
            <text:p>2,00E-05</text:p>
          </table:table-cell>
          <table:table-cell/>
          <table:table-cell table:formula="of:=[.M6]-[.N6]*[.Q6]" office:value-type="float" office:value="2.58" calcext:value-type="float">
            <text:p>2,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38]*[.B38]" office:value-type="float" office:value="0.00005" calcext:value-type="float">
            <text:p>5,00E-05</text:p>
          </table:table-cell>
          <table:table-cell/>
          <table:table-cell table:formula="of:=[.A7]-[.B7]*1*10^3" office:value-type="float" office:value="0.58" calcext:value-type="float">
            <text:p>0,58</text:p>
          </table:table-cell>
          <table:table-cell table:number-columns-repeated="7"/>
          <table:table-cell office:value-type="float" office:value="2.75" calcext:value-type="float">
            <text:p>2,75</text:p>
          </table:table-cell>
          <table:table-cell office:value-type="float" office:value="2.9" calcext:value-type="float">
            <text:p>2,9</text:p>
          </table:table-cell>
          <table:table-cell table:style-name="ce2" table:formula="of:=[.A38]*[.B38]" office:value-type="float" office:value="0.00005" calcext:value-type="float">
            <text:p>5,00E-05</text:p>
          </table:table-cell>
          <table:table-cell/>
          <table:table-cell table:formula="of:=[.M7]-[.N7]*[.Q7]" office:value-type="float" office:value="2.85" calcext:value-type="float">
            <text:p>2,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formula="of:=[.A39]*[.B39]" office:value-type="float" office:value="0.0001" calcext:value-type="float">
            <text:p>1,00E-04</text:p>
          </table:table-cell>
          <table:table-cell office:value-type="float" office:value="0.61" calcext:value-type="float">
            <text:p>0,61</text:p>
          </table:table-cell>
          <table:table-cell table:formula="of:=[.A8]-[.B8]*1*10^3" office:value-type="float" office:value="0.61" calcext:value-type="float">
            <text:p>0,61</text:p>
          </table:table-cell>
          <table:table-cell table:number-columns-repeated="7"/>
          <table:table-cell table:number-columns-repeated="2" office:value-type="float" office:value="3.1" calcext:value-type="float">
            <text:p>3,1</text:p>
          </table:table-cell>
          <table:table-cell table:style-name="ce2" table:formula="of:=[.A39]*[.B39]" office:value-type="float" office:value="0.0001" calcext:value-type="float">
            <text:p>1,00E-04</text:p>
          </table:table-cell>
          <table:table-cell/>
          <table:table-cell table:formula="of:=[.M8]-[.N8]*[.Q8]" office:value-type="float" office:value="3.09" calcext:value-type="float">
            <text:p>3,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A40]*[.B40]" office:value-type="float" office:value="0.0002" calcext:value-type="float">
            <text:p>2,00E-04</text:p>
          </table:table-cell>
          <table:table-cell/>
          <table:table-cell table:formula="of:=[.A9]-[.B9]*1*10^2" office:value-type="float" office:value="0.63" calcext:value-type="float">
            <text:p>0,6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style-name="ce2" table:formula="of:=[.A40]*[.B40]" office:value-type="float" office:value="0.0002" calcext:value-type="float">
            <text:p>2,00E-04</text:p>
          </table:table-cell>
          <table:table-cell/>
          <table:table-cell table:formula="of:=[.M9]-[.N9]*[.Q9]" office:value-type="float" office:value="3.28" calcext:value-type="float">
            <text:p>3,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A41]*[.B41]" office:value-type="float" office:value="0.0005" calcext:value-type="float">
            <text:p>5,00E-04</text:p>
          </table:table-cell>
          <table:table-cell/>
          <table:table-cell table:formula="of:=[.A10]-[.B10]*1*10^2" office:value-type="float" office:value="0.67" calcext:value-type="float">
            <text:p>0,67</text:p>
          </table:table-cell>
          <table:table-cell table:number-columns-repeated="7"/>
          <table:table-cell office:value-type="float" office:value="3.3" calcext:value-type="float">
            <text:p>3,3</text:p>
          </table:table-cell>
          <table:table-cell office:value-type="float" office:value="3.7" calcext:value-type="float">
            <text:p>3,7</text:p>
          </table:table-cell>
          <table:table-cell table:style-name="ce2" table:formula="of:=[.A41]*[.B41]" office:value-type="float" office:value="0.0005" calcext:value-type="float">
            <text:p>5,00E-04</text:p>
          </table:table-cell>
          <table:table-cell/>
          <table:table-cell table:formula="of:=[.M10]-[.N10]*[.Q10]" office:value-type="float" office:value="3.65" calcext:value-type="float">
            <text:p>3,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table:formula="of:=[.A42]*[.B42]" office:value-type="float" office:value="0.001" calcext:value-type="float">
            <text:p>1,00E-03</text:p>
          </table:table-cell>
          <table:table-cell office:value-type="float" office:value="0.69" calcext:value-type="float">
            <text:p>0,69</text:p>
          </table:table-cell>
          <table:table-cell table:formula="of:=[.A11]-[.B11]*1*10^2" office:value-type="float" office:value="0.69" calcext:value-type="float">
            <text:p>0,69</text:p>
          </table:table-cell>
          <table:table-cell table:number-columns-repeated="7"/>
          <table:table-cell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table:style-name="ce2" table:formula="of:=[.A42]*[.B42]" office:value-type="float" office:value="0.001" calcext:value-type="float">
            <text:p>1,00E-03</text:p>
          </table:table-cell>
          <table:table-cell/>
          <table:table-cell table:formula="of:=[.M11]-[.N11]*[.Q11]" office:value-type="float" office:value="3.89" calcext:value-type="float">
            <text:p>3,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formula="of:=[.A43]*[.B43]" office:value-type="float" office:value="0.002" calcext:value-type="float">
            <text:p>2,00E-03</text:p>
          </table:table-cell>
          <table:table-cell/>
          <table:table-cell table:formula="of:=[.A12]-[.B12]*1*10" office:value-type="float" office:value="0.71" calcext:value-type="float">
            <text:p>0,71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table:style-name="ce2" table:formula="of:=[.A43]*[.B43]" office:value-type="float" office:value="0.002" calcext:value-type="float">
            <text:p>2,00E-03</text:p>
          </table:table-cell>
          <table:table-cell/>
          <table:table-cell table:formula="of:=[.M12]-[.N12]*[.Q12]" office:value-type="float" office:value="4.18" calcext:value-type="float">
            <text:p>4,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A44]*[.B44]" office:value-type="float" office:value="0.003" calcext:value-type="float">
            <text:p>3,00E-03</text:p>
          </table:table-cell>
          <table:table-cell/>
          <table:table-cell table:formula="of:=[.A13]-[.B13]*1*10" office:value-type="float" office:value="0.72" calcext:value-type="float">
            <text:p>0,72</text:p>
          </table:table-cell>
          <table:table-cell table:number-columns-repeated="7"/>
          <table:table-cell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style-name="ce2" table:formula="of:=[.A44]*[.B44]" office:value-type="float" office:value="0.003" calcext:value-type="float">
            <text:p>3,00E-03</text:p>
          </table:table-cell>
          <table:table-cell/>
          <table:table-cell table:formula="of:=[.M13]-[.N13]*[.Q13]" office:value-type="float" office:value="4.27" calcext:value-type="float">
            <text:p>4,2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7">
          <table:table-cell table:number-columns-repeated="13"/>
          <table:table-cell table:style-name="ce2"/>
          <table:table-cell table:number-columns-repeated="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2"/>
          <table:table-cell>
            <draw:frame draw:z-index="0" draw:style-name="gr1" draw:text-style-name="P1" svg:width="28.123cm" svg:height="15.095cm" svg:x="1.066cm" svg:y="0.084cm">
              <draw:object draw:notify-on-update-of-ranges="'3.1.c'.D2:'3.1.c'.D13 '3.1.c'.B2:'3.1.c'.B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5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5"/>
        </table:table-row>
        <table:table-row table:style-name="ro1" table:number-rows-repeated="12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>
            <draw:frame draw:z-index="1" draw:style-name="gr1" draw:text-style-name="P1" svg:width="28.123cm" svg:height="15.095cm" svg:x="1.065cm" svg:y="0.206cm">
              <draw:object draw:notify-on-update-of-ranges="'3.1.c'.P2:'3.1.c'.P13 '3.1.a_2'.A1:'3.1.a_2'.A1 '3.1.c'.N2:'3.1.c'.N1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4"/>
        </table:table-row>
      </table:table>
      <table:table table:name="3.3.1" table:style-name="ta1">
        <table:table-column table:style-name="co1" table:number-columns-repeated="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ϑ</text:p>
          </table:table-cell>
          <table:table-cell office:value-type="string" calcext:value-type="string">
            <text:p>I_x</text:p>
          </table:table-cell>
          <table:table-cell/>
          <table:table-cell office:value-type="string" calcext:value-type="string">
            <text:p>R</text:p>
          </table:table-cell>
          <table:table-cell table:number-columns-repeated="21"/>
        </table:table-row>
        <table:table-row table:style-name="ro1">
          <table:table-cell office:value-type="float" office:value="22.5" calcext:value-type="float">
            <text:p>22,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table:formula="of:=[.C2]/[.B2]*1000" office:value-type="float" office:value="1000" calcext:value-type="float">
            <text:p>1000,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formula="of:=274.15+[.R2]" office:value-type="float" office:value="294.15" calcext:value-type="float">
            <text:p>294,15</text:p>
          </table:table-cell>
          <table:table-cell table:formula="of:=[.$W$2]*[.$Y$2]^([.$X$2]/[.S2])" office:value-type="float" office:value="1071.5804052983" calcext:value-type="float">
            <text:p>1071,5804052983</text:p>
          </table:table-cell>
          <table:table-cell table:number-columns-repeated="2"/>
          <table:table-cell table:formula="of:=1.19*10^-3" office:value-type="float" office:value="0.00119" calcext:value-type="float">
            <text:p>0,00119</text:p>
          </table:table-cell>
          <table:table-cell office:value-type="float" office:value="4033" calcext:value-type="float">
            <text:p>4033</text:p>
          </table:table-cell>
          <table:table-cell office:value-type="float" office:value="2.71828182845905" calcext:value-type="float">
            <text:p>2,71828182845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table:style-name="ce1" table:formula="of:=[.C3]/[.B3]*1000" office:value-type="float" office:value="909.090909090909" calcext:value-type="float">
            <text:p>909,09</text:p>
          </table:table-cell>
          <table:table-cell>
            <draw:frame draw:z-index="0" draw:style-name="gr1" draw:text-style-name="P1" svg:width="15.997cm" svg:height="9.003cm" svg:x="1.523cm" svg:y="0.001cm">
              <draw:object draw:notify-on-update-of-ranges="'3.3.1'.A3:'3.3.1'.A22 '3.3.1'.B1:'3.3.1'.B1 '3.3.1'.B3:'3.3.1'.B22 '3.3.1'.A3:'3.3.1'.A18 '3.3.1'.D1:'3.3.1'.D1 '3.3.1'.D3:'3.3.1'.D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table:formula="of:=274.15+[.R3]" office:value-type="float" office:value="295.15" calcext:value-type="float">
            <text:p>295,15</text:p>
          </table:table-cell>
          <table:table-cell table:formula="of:=[.$W$2]*[.$Y$2]^([.$X$2]/[.S3])" office:value-type="float" office:value="1022.94044776258" calcext:value-type="float">
            <text:p>1022,9404477625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table:style-name="ce1" table:formula="of:=[.C4]/[.B4]*1000" office:value-type="float" office:value="833.333333333333" calcext:value-type="float">
            <text:p>833,33</text:p>
          </table:table-cell>
          <table:table-cell table:number-columns-repeated="13"/>
          <table:table-cell office:value-type="float" office:value="22.5" calcext:value-type="float">
            <text:p>22,5</text:p>
          </table:table-cell>
          <table:table-cell table:formula="of:=274.15+[.R4]" office:value-type="float" office:value="296.65" calcext:value-type="float">
            <text:p>296,65</text:p>
          </table:table-cell>
          <table:table-cell table:formula="of:=[.$W$2]*[.$Y$2]^([.$X$2]/[.S4])" office:value-type="float" office:value="954.649085149244" calcext:value-type="float">
            <text:p>954,64908514924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style-name="ce1" table:formula="of:=[.C5]/[.B5]*1000" office:value-type="float" office:value="740.740740740741" calcext:value-type="float">
            <text:p>740,74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formula="of:=274.15+[.R5]" office:value-type="float" office:value="297.15" calcext:value-type="float">
            <text:p>297,15</text:p>
          </table:table-cell>
          <table:table-cell table:formula="of:=[.$W$2]*[.$Y$2]^([.$X$2]/[.S5])" office:value-type="float" office:value="933.058523935948" calcext:value-type="float">
            <text:p>933,05852393594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table:style-name="ce1" table:formula="of:=[.C6]/[.B6]*1000" office:value-type="float" office:value="689.655172413793" calcext:value-type="float">
            <text:p>689,66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formula="of:=274.15+[.R6]" office:value-type="float" office:value="298.15" calcext:value-type="float">
            <text:p>298,15</text:p>
          </table:table-cell>
          <table:table-cell table:formula="of:=[.$W$2]*[.$Y$2]^([.$X$2]/[.S6])" office:value-type="float" office:value="891.536438047687" calcext:value-type="float">
            <text:p>891,53643804768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style-name="ce1" table:formula="of:=[.C7]/[.B7]*1000" office:value-type="float" office:value="571.428571428571" calcext:value-type="float">
            <text:p>571,43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table:formula="of:=274.15+[.R7]" office:value-type="float" office:value="299.15" calcext:value-type="float">
            <text:p>299,15</text:p>
          </table:table-cell>
          <table:table-cell table:formula="of:=[.$W$2]*[.$Y$2]^([.$X$2]/[.S7])" office:value-type="float" office:value="852.121423614307" calcext:value-type="float">
            <text:p>852,12142361430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formula="of:=[.C8]/[.B8]*1000" office:value-type="float" office:value="500" calcext:value-type="float">
            <text:p>500,00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 table:formula="of:=274.15+[.R8]" office:value-type="float" office:value="300.15" calcext:value-type="float">
            <text:p>300,15</text:p>
          </table:table-cell>
          <table:table-cell table:formula="of:=[.$W$2]*[.$Y$2]^([.$X$2]/[.S8])" office:value-type="float" office:value="814.694384003163" calcext:value-type="float">
            <text:p>814,69438400316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[.C9]/[.B9]*1000" office:value-type="float" office:value="400" calcext:value-type="float">
            <text:p>400,00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table:formula="of:=274.15+[.R9]" office:value-type="float" office:value="301.15" calcext:value-type="float">
            <text:p>301,15</text:p>
          </table:table-cell>
          <table:table-cell table:formula="of:=[.$W$2]*[.$Y$2]^([.$X$2]/[.S9])" office:value-type="float" office:value="779.143603022613" calcext:value-type="float">
            <text:p>779,14360302261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table:formula="of:=[.C10]/[.B10]*1000" office:value-type="float" office:value="333.333333333333" calcext:value-type="float">
            <text:p>333,33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 table:formula="of:=274.15+[.R10]" office:value-type="float" office:value="302.15" calcext:value-type="float">
            <text:p>302,15</text:p>
          </table:table-cell>
          <table:table-cell table:formula="of:=[.$W$2]*[.$Y$2]^([.$X$2]/[.S10])" office:value-type="float" office:value="745.364249206715" calcext:value-type="float">
            <text:p>745,36424920671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table:style-name="ce1" table:formula="of:=[.C11]/[.B11]*1000" office:value-type="float" office:value="298.507462686567" calcext:value-type="float">
            <text:p>298,51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table:formula="of:=274.15+[.R11]" office:value-type="float" office:value="303.15" calcext:value-type="float">
            <text:p>303,15</text:p>
          </table:table-cell>
          <table:table-cell table:formula="of:=[.$W$2]*[.$Y$2]^([.$X$2]/[.S11])" office:value-type="float" office:value="713.25791586998" calcext:value-type="float">
            <text:p>713,2579158699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table:style-name="ce1" table:formula="of:=[.C12]/[.B12]*1000" office:value-type="float" office:value="232.558139534884" calcext:value-type="float">
            <text:p>232,56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formula="of:=274.15+[.R12]" office:value-type="float" office:value="304.15" calcext:value-type="float">
            <text:p>304,15</text:p>
          </table:table-cell>
          <table:table-cell table:formula="of:=[.$W$2]*[.$Y$2]^([.$X$2]/[.S12])" office:value-type="float" office:value="682.732194178569" calcext:value-type="float">
            <text:p>682,73219417856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" table:formula="of:=[.C13]/[.B13]*1000" office:value-type="float" office:value="200" calcext:value-type="float">
            <text:p>200,00</text:p>
          </table:table-cell>
          <table:table-cell table:number-columns-repeated="13"/>
          <table:table-cell office:value-type="float" office:value="31" calcext:value-type="float">
            <text:p>31</text:p>
          </table:table-cell>
          <table:table-cell table:formula="of:=274.15+[.R13]" office:value-type="float" office:value="305.15" calcext:value-type="float">
            <text:p>305,15</text:p>
          </table:table-cell>
          <table:table-cell table:formula="of:=[.$W$2]*[.$Y$2]^([.$X$2]/[.S13])" office:value-type="float" office:value="653.70027670921" calcext:value-type="float">
            <text:p>653,7002767092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style-name="ce1" table:formula="of:=[.C14]/[.B14]*1000" office:value-type="float" office:value="190.47619047619" calcext:value-type="float">
            <text:p>190,48</text:p>
          </table:table-cell>
          <table:table-cell table:number-columns-repeated="13"/>
          <table:table-cell office:value-type="float" office:value="32" calcext:value-type="float">
            <text:p>32</text:p>
          </table:table-cell>
          <table:table-cell table:formula="of:=274.15+[.R14]" office:value-type="float" office:value="306.15" calcext:value-type="float">
            <text:p>306,15</text:p>
          </table:table-cell>
          <table:table-cell table:formula="of:=[.$W$2]*[.$Y$2]^([.$X$2]/[.S14])" office:value-type="float" office:value="626.080589172527" calcext:value-type="float">
            <text:p>626,08058917252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table:formula="of:=[.C15]/[.B15]*1000" office:value-type="float" office:value="153.846153846154" calcext:value-type="float">
            <text:p>153,85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 table:formula="of:=274.15+[.R15]" office:value-type="float" office:value="307.15" calcext:value-type="float">
            <text:p>307,15</text:p>
          </table:table-cell>
          <table:table-cell table:formula="of:=[.$W$2]*[.$Y$2]^([.$X$2]/[.S15])" office:value-type="float" office:value="599.796448165364" calcext:value-type="float">
            <text:p>599,79644816536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table:formula="of:=[.C16]/[.B16]*1000" office:value-type="float" office:value="133.333333333333" calcext:value-type="float">
            <text:p>133,33</text:p>
          </table:table-cell>
          <table:table-cell table:number-columns-repeated="13"/>
          <table:table-cell office:value-type="float" office:value="34" calcext:value-type="float">
            <text:p>34</text:p>
          </table:table-cell>
          <table:table-cell table:formula="of:=274.15+[.R16]" office:value-type="float" office:value="308.15" calcext:value-type="float">
            <text:p>308,15</text:p>
          </table:table-cell>
          <table:table-cell table:formula="of:=[.$W$2]*[.$Y$2]^([.$X$2]/[.S16])" office:value-type="float" office:value="574.775742988441" calcext:value-type="float">
            <text:p>574,77574298844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table:formula="of:=[.C17]/[.B17]*1000" office:value-type="float" office:value="100" calcext:value-type="float">
            <text:p>100,00</text:p>
          </table:table-cell>
          <table:table-cell table:number-columns-repeated="13"/>
          <table:table-cell office:value-type="float" office:value="35" calcext:value-type="float">
            <text:p>35</text:p>
          </table:table-cell>
          <table:table-cell table:formula="of:=274.15+[.R17]" office:value-type="float" office:value="309.15" calcext:value-type="float">
            <text:p>309,15</text:p>
          </table:table-cell>
          <table:table-cell table:formula="of:=[.$W$2]*[.$Y$2]^([.$X$2]/[.S17])" office:value-type="float" office:value="550.950639722933" calcext:value-type="float">
            <text:p>550,95063972293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" table:formula="of:=[.C18]/[.B18]*1000" office:value-type="float" office:value="57.1428571428571" calcext:value-type="float">
            <text:p>57,14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 table:formula="of:=274.15+[.R18]" office:value-type="float" office:value="310.15" calcext:value-type="float">
            <text:p>310,15</text:p>
          </table:table-cell>
          <table:table-cell table:formula="of:=[.$W$2]*[.$Y$2]^([.$X$2]/[.S18])" office:value-type="float" office:value="528.257305903432" calcext:value-type="float">
            <text:p>528,25730590343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7" calcext:value-type="float">
            <text:p>37</text:p>
          </table:table-cell>
          <table:table-cell table:formula="of:=274.15+[.R19]" office:value-type="float" office:value="311.15" calcext:value-type="float">
            <text:p>311,15</text:p>
          </table:table-cell>
          <table:table-cell table:formula="of:=[.$W$2]*[.$Y$2]^([.$X$2]/[.S19])" office:value-type="float" office:value="506.6356542566" calcext:value-type="float">
            <text:p>506,635654256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8" calcext:value-type="float">
            <text:p>38</text:p>
          </table:table-cell>
          <table:table-cell table:formula="of:=274.15+[.R20]" office:value-type="float" office:value="312.15" calcext:value-type="float">
            <text:p>312,15</text:p>
          </table:table-cell>
          <table:table-cell table:formula="of:=[.$W$2]*[.$Y$2]^([.$X$2]/[.S20])" office:value-type="float" office:value="486.029104095552" calcext:value-type="float">
            <text:p>486,02910409555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9" calcext:value-type="float">
            <text:p>39</text:p>
          </table:table-cell>
          <table:table-cell table:formula="of:=274.15+[.R21]" office:value-type="float" office:value="313.15" calcext:value-type="float">
            <text:p>313,15</text:p>
          </table:table-cell>
          <table:table-cell table:formula="of:=[.$W$2]*[.$Y$2]^([.$X$2]/[.S21])" office:value-type="float" office:value="466.384359070743" calcext:value-type="float">
            <text:p>466,38435907074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40" calcext:value-type="float">
            <text:p>40</text:p>
          </table:table-cell>
          <table:table-cell table:formula="of:=274.15+[.R22]" office:value-type="float" office:value="314.15" calcext:value-type="float">
            <text:p>314,15</text:p>
          </table:table-cell>
          <table:table-cell table:formula="of:=[.$W$2]*[.$Y$2]^([.$X$2]/[.S22])" office:value-type="float" office:value="447.651200079602" calcext:value-type="float">
            <text:p>447,65120007960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table:formula="of:=274.15+[.R23]" office:value-type="float" office:value="315.15" calcext:value-type="float">
            <text:p>315,15</text:p>
          </table:table-cell>
          <table:table-cell table:formula="of:=[.$W$2]*[.$Y$2]^([.$X$2]/[.S23])" office:value-type="float" office:value="429.782292230371" calcext:value-type="float">
            <text:p>429,782292230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table:formula="of:=274.15+[.R24]" office:value-type="float" office:value="316.15" calcext:value-type="float">
            <text:p>316,15</text:p>
          </table:table-cell>
          <table:table-cell table:formula="of:=[.$W$2]*[.$Y$2]^([.$X$2]/[.S24])" office:value-type="float" office:value="412.733004840992" calcext:value-type="float">
            <text:p>412,733004840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43" calcext:value-type="float">
            <text:p>43</text:p>
          </table:table-cell>
          <table:table-cell table:formula="of:=274.15+[.R25]" office:value-type="float" office:value="317.15" calcext:value-type="float">
            <text:p>317,15</text:p>
          </table:table-cell>
          <table:table-cell table:formula="of:=[.$W$2]*[.$Y$2]^([.$X$2]/[.S25])" office:value-type="float" office:value="396.46124353247" calcext:value-type="float">
            <text:p>396,46124353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5"/>
          <table:table-cell office:value-type="float" office:value="44" calcext:value-type="float">
            <text:p>44</text:p>
          </table:table-cell>
          <table:table-cell table:formula="of:=274.15+[.R26]" office:value-type="float" office:value="318.15" calcext:value-type="float">
            <text:p>318,15</text:p>
          </table:table-cell>
          <table:table-cell table:formula="of:=[.$W$2]*[.$Y$2]^([.$X$2]/[.S26])" office:value-type="float" office:value="380.927293548171" calcext:value-type="float">
            <text:p>380,927293548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>
            <draw:frame draw:z-index="1" draw:style-name="gr1" draw:text-style-name="P1" svg:width="28.123cm" svg:height="15.095cm" svg:x="0.686cm" svg:y="0.419cm">
              <draw:object draw:notify-on-update-of-ranges="'3.3.1'.A2:'3.3.1'.A18 '3.3.1'.B2:'3.3.1'.B18 '3.3.1'.A2:'3.3.1'.A18 '3.3.1'.D2:'3.3.1'.D1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table:formula="of:=274.15+[.R27]" office:value-type="float" office:value="319.15" calcext:value-type="float">
            <text:p>319,15</text:p>
          </table:table-cell>
          <table:table-cell table:formula="of:=[.$W$2]*[.$Y$2]^([.$X$2]/[.S27])" office:value-type="float" office:value="366.09367349683" calcext:value-type="float">
            <text:p>366,093673496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5"/>
          <table:table-cell office:value-type="float" office:value="46" calcext:value-type="float">
            <text:p>46</text:p>
          </table:table-cell>
          <table:table-cell table:formula="of:=274.15+[.R28]" office:value-type="float" office:value="320.15" calcext:value-type="float">
            <text:p>320,15</text:p>
          </table:table-cell>
          <table:table-cell table:formula="of:=[.$W$2]*[.$Y$2]^([.$X$2]/[.S28])" office:value-type="float" office:value="351.924998777907" calcext:value-type="float">
            <text:p>351,9249987779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5" calcext:value-type="float">
            <text:p>10,5</text:p>
          </table:table-cell>
          <table:table-cell table:number-columns-repeated="15"/>
          <table:table-cell office:value-type="float" office:value="47" calcext:value-type="float">
            <text:p>47</text:p>
          </table:table-cell>
          <table:table-cell table:formula="of:=274.15+[.R29]" office:value-type="float" office:value="321.15" calcext:value-type="float">
            <text:p>321,15</text:p>
          </table:table-cell>
          <table:table-cell table:formula="of:=[.$W$2]*[.$Y$2]^([.$X$2]/[.S29])" office:value-type="float" office:value="338.387854004001" calcext:value-type="float">
            <text:p>338,387854004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48" calcext:value-type="float">
            <text:p>48</text:p>
          </table:table-cell>
          <table:table-cell table:formula="of:=274.15+[.R30]" office:value-type="float" office:value="322.15" calcext:value-type="float">
            <text:p>322,15</text:p>
          </table:table-cell>
          <table:table-cell table:formula="of:=[.$W$2]*[.$Y$2]^([.$X$2]/[.S30])" office:value-type="float" office:value="325.450673786557" calcext:value-type="float">
            <text:p>325,4506737865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6" calcext:value-type="float">
            <text:p>8,6</text:p>
          </table:table-cell>
          <table:table-cell table:number-columns-repeated="15"/>
          <table:table-cell office:value-type="float" office:value="49" calcext:value-type="float">
            <text:p>49</text:p>
          </table:table-cell>
          <table:table-cell table:formula="of:=274.15+[.R31]" office:value-type="float" office:value="323.15" calcext:value-type="float">
            <text:p>323,15</text:p>
          </table:table-cell>
          <table:table-cell table:formula="of:=[.$W$2]*[.$Y$2]^([.$X$2]/[.S31])" office:value-type="float" office:value="313.083631298544" calcext:value-type="float">
            <text:p>313,0836312985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3" calcext:value-type="float">
            <text:p>7,3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 table:formula="of:=274.15+[.R32]" office:value-type="float" office:value="324.15" calcext:value-type="float">
            <text:p>324,15</text:p>
          </table:table-cell>
          <table:table-cell table:formula="of:=[.$W$2]*[.$Y$2]^([.$X$2]/[.S32])" office:value-type="float" office:value="301.258534071501" calcext:value-type="float">
            <text:p>301,2585340715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7" calcext:value-type="float">
            <text:p>6,7</text:p>
          </table:table-cell>
          <table:table-cell table:number-columns-repeated="15"/>
          <table:table-cell office:value-type="float" office:value="51" calcext:value-type="float">
            <text:p>51</text:p>
          </table:table-cell>
          <table:table-cell table:formula="of:=274.15+[.R33]" office:value-type="float" office:value="325.15" calcext:value-type="float">
            <text:p>325,15</text:p>
          </table:table-cell>
          <table:table-cell table:formula="of:=[.$W$2]*[.$Y$2]^([.$X$2]/[.S33])" office:value-type="float" office:value="289.948726524568" calcext:value-type="float">
            <text:p>289,9487265245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table:formula="of:=274.15+[.R34]" office:value-type="float" office:value="326.15" calcext:value-type="float">
            <text:p>326,15</text:p>
          </table:table-cell>
          <table:table-cell table:formula="of:=[.$W$2]*[.$Y$2]^([.$X$2]/[.S34])" office:value-type="float" office:value="279.128998760216" calcext:value-type="float">
            <text:p>279,128998760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table:formula="of:=274.15+[.R35]" office:value-type="float" office:value="327.15" calcext:value-type="float">
            <text:p>327,15</text:p>
          </table:table-cell>
          <table:table-cell table:formula="of:=[.$W$2]*[.$Y$2]^([.$X$2]/[.S35])" office:value-type="float" office:value="268.775501195611" calcext:value-type="float">
            <text:p>268,7755011956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8" calcext:value-type="float">
            <text:p>4,88</text:p>
          </table:table-cell>
          <table:table-cell table:number-columns-repeated="15"/>
          <table:table-cell office:value-type="float" office:value="54" calcext:value-type="float">
            <text:p>54</text:p>
          </table:table-cell>
          <table:table-cell table:formula="of:=274.15+[.R36]" office:value-type="float" office:value="328.15" calcext:value-type="float">
            <text:p>328,15</text:p>
          </table:table-cell>
          <table:table-cell table:formula="of:=[.$W$2]*[.$Y$2]^([.$X$2]/[.S36])" office:value-type="float" office:value="258.865664630031" calcext:value-type="float">
            <text:p>258,8656646300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5" calcext:value-type="float">
            <text:p>55</text:p>
          </table:table-cell>
          <table:table-cell table:formula="of:=274.15+[.R37]" office:value-type="float" office:value="329.15" calcext:value-type="float">
            <text:p>329,15</text:p>
          </table:table-cell>
          <table:table-cell table:formula="of:=[.$W$2]*[.$Y$2]^([.$X$2]/[.S37])" office:value-type="float" office:value="249.378125377896" calcext:value-type="float">
            <text:p>249,3781253778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table:number-columns-repeated="15"/>
          <table:table-cell office:value-type="float" office:value="56" calcext:value-type="float">
            <text:p>56</text:p>
          </table:table-cell>
          <table:table-cell table:formula="of:=274.15+[.R38]" office:value-type="float" office:value="330.15" calcext:value-type="float">
            <text:p>330,15</text:p>
          </table:table-cell>
          <table:table-cell table:formula="of:=[.$W$2]*[.$Y$2]^([.$X$2]/[.S38])" office:value-type="float" office:value="240.292655123812" calcext:value-type="float">
            <text:p>240,292655123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table:number-columns-repeated="15"/>
          <table:table-cell office:value-type="float" office:value="57" calcext:value-type="float">
            <text:p>57</text:p>
          </table:table-cell>
          <table:table-cell table:formula="of:=274.15+[.R39]" office:value-type="float" office:value="331.15" calcext:value-type="float">
            <text:p>331,15</text:p>
          </table:table-cell>
          <table:table-cell table:formula="of:=[.$W$2]*[.$Y$2]^([.$X$2]/[.S39])" office:value-type="float" office:value="231.590095180792" calcext:value-type="float">
            <text:p>231,590095180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table:number-columns-repeated="15"/>
          <table:table-cell office:value-type="float" office:value="58" calcext:value-type="float">
            <text:p>58</text:p>
          </table:table-cell>
          <table:table-cell table:formula="of:=274.15+[.R40]" office:value-type="float" office:value="332.15" calcext:value-type="float">
            <text:p>332,15</text:p>
          </table:table-cell>
          <table:table-cell table:formula="of:=[.$W$2]*[.$Y$2]^([.$X$2]/[.S40])" office:value-type="float" office:value="223.252294855766" calcext:value-type="float">
            <text:p>223,25229485576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59" calcext:value-type="float">
            <text:p>59</text:p>
          </table:table-cell>
          <table:table-cell table:formula="of:=274.15+[.R41]" office:value-type="float" office:value="333.15" calcext:value-type="float">
            <text:p>333,15</text:p>
          </table:table-cell>
          <table:table-cell table:formula="of:=[.$W$2]*[.$Y$2]^([.$X$2]/[.S41])" office:value-type="float" office:value="215.262053647617" calcext:value-type="float">
            <text:p>215,262053647617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0" calcext:value-type="float">
            <text:p>60</text:p>
          </table:table-cell>
          <table:table-cell table:formula="of:=274.15+[.R42]" office:value-type="float" office:value="334.15" calcext:value-type="float">
            <text:p>334,15</text:p>
          </table:table-cell>
          <table:table-cell table:formula="of:=[.$W$2]*[.$Y$2]^([.$X$2]/[.S42])" office:value-type="float" office:value="207.603067022544" calcext:value-type="float">
            <text:p>207,603067022544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1" calcext:value-type="float">
            <text:p>61</text:p>
          </table:table-cell>
          <table:table-cell table:formula="of:=274.15+[.R43]" office:value-type="float" office:value="335.15" calcext:value-type="float">
            <text:p>335,15</text:p>
          </table:table-cell>
          <table:table-cell table:formula="of:=[.$W$2]*[.$Y$2]^([.$X$2]/[.S43])" office:value-type="float" office:value="200.259875529643" calcext:value-type="float">
            <text:p>200,25987552964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2" calcext:value-type="float">
            <text:p>62</text:p>
          </table:table-cell>
          <table:table-cell table:formula="of:=274.15+[.R44]" office:value-type="float" office:value="336.15" calcext:value-type="float">
            <text:p>336,15</text:p>
          </table:table-cell>
          <table:table-cell table:formula="of:=[.$W$2]*[.$Y$2]^([.$X$2]/[.S44])" office:value-type="float" office:value="193.217817036319" calcext:value-type="float">
            <text:p>193,21781703631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3" calcext:value-type="float">
            <text:p>63</text:p>
          </table:table-cell>
          <table:table-cell table:formula="of:=274.15+[.R45]" office:value-type="float" office:value="337.15" calcext:value-type="float">
            <text:p>337,15</text:p>
          </table:table-cell>
          <table:table-cell table:formula="of:=[.$W$2]*[.$Y$2]^([.$X$2]/[.S45])" office:value-type="float" office:value="186.462981878622" calcext:value-type="float">
            <text:p>186,46298187862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4" calcext:value-type="float">
            <text:p>64</text:p>
          </table:table-cell>
          <table:table-cell table:formula="of:=274.15+[.R46]" office:value-type="float" office:value="338.15" calcext:value-type="float">
            <text:p>338,15</text:p>
          </table:table-cell>
          <table:table-cell table:formula="of:=[.$W$2]*[.$Y$2]^([.$X$2]/[.S46])" office:value-type="float" office:value="179.982170735922" calcext:value-type="float">
            <text:p>179,98217073592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5" calcext:value-type="float">
            <text:p>65</text:p>
          </table:table-cell>
          <table:table-cell table:formula="of:=274.15+[.R47]" office:value-type="float" office:value="339.15" calcext:value-type="float">
            <text:p>339,15</text:p>
          </table:table-cell>
          <table:table-cell table:formula="of:=[.$W$2]*[.$Y$2]^([.$X$2]/[.S47])" office:value-type="float" office:value="173.76285505261" calcext:value-type="float">
            <text:p>173,7628550526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6" calcext:value-type="float">
            <text:p>66</text:p>
          </table:table-cell>
          <table:table-cell table:formula="of:=274.15+[.R48]" office:value-type="float" office:value="340.15" calcext:value-type="float">
            <text:p>340,15</text:p>
          </table:table-cell>
          <table:table-cell table:formula="of:=[.$W$2]*[.$Y$2]^([.$X$2]/[.S48])" office:value-type="float" office:value="167.793139841792" calcext:value-type="float">
            <text:p>167,79313984179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7" calcext:value-type="float">
            <text:p>67</text:p>
          </table:table-cell>
          <table:table-cell table:formula="of:=274.15+[.R49]" office:value-type="float" office:value="341.15" calcext:value-type="float">
            <text:p>341,15</text:p>
          </table:table-cell>
          <table:table-cell table:formula="of:=[.$W$2]*[.$Y$2]^([.$X$2]/[.S49])" office:value-type="float" office:value="162.061728717348" calcext:value-type="float">
            <text:p>162,06172871734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8" calcext:value-type="float">
            <text:p>68</text:p>
          </table:table-cell>
          <table:table-cell table:formula="of:=274.15+[.R50]" office:value-type="float" office:value="342.15" calcext:value-type="float">
            <text:p>342,15</text:p>
          </table:table-cell>
          <table:table-cell table:formula="of:=[.$W$2]*[.$Y$2]^([.$X$2]/[.S50])" office:value-type="float" office:value="156.557891011241" calcext:value-type="float">
            <text:p>156,55789101124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9" calcext:value-type="float">
            <text:p>69</text:p>
          </table:table-cell>
          <table:table-cell table:formula="of:=274.15+[.R51]" office:value-type="float" office:value="343.15" calcext:value-type="float">
            <text:p>343,15</text:p>
          </table:table-cell>
          <table:table-cell table:formula="of:=[.$W$2]*[.$Y$2]^([.$X$2]/[.S51])" office:value-type="float" office:value="151.271430842802" calcext:value-type="float">
            <text:p>151,27143084280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0" calcext:value-type="float">
            <text:p>70</text:p>
          </table:table-cell>
          <table:table-cell table:formula="of:=274.15+[.R52]" office:value-type="float" office:value="344.15" calcext:value-type="float">
            <text:p>344,15</text:p>
          </table:table-cell>
          <table:table-cell table:formula="of:=[.$W$2]*[.$Y$2]^([.$X$2]/[.S52])" office:value-type="float" office:value="146.192658015748" calcext:value-type="float">
            <text:p>146,19265801574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1" calcext:value-type="float">
            <text:p>71</text:p>
          </table:table-cell>
          <table:table-cell table:formula="of:=274.15+[.R53]" office:value-type="float" office:value="345.15" calcext:value-type="float">
            <text:p>345,15</text:p>
          </table:table-cell>
          <table:table-cell table:formula="of:=[.$W$2]*[.$Y$2]^([.$X$2]/[.S53])" office:value-type="float" office:value="141.312360627129" calcext:value-type="float">
            <text:p>141,31236062712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2" calcext:value-type="float">
            <text:p>72</text:p>
          </table:table-cell>
          <table:table-cell table:formula="of:=274.15+[.R54]" office:value-type="float" office:value="346.15" calcext:value-type="float">
            <text:p>346,15</text:p>
          </table:table-cell>
          <table:table-cell table:formula="of:=[.$W$2]*[.$Y$2]^([.$X$2]/[.S54])" office:value-type="float" office:value="136.621779280229" calcext:value-type="float">
            <text:p>136,62177928022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3" calcext:value-type="float">
            <text:p>73</text:p>
          </table:table-cell>
          <table:table-cell table:formula="of:=274.15+[.R55]" office:value-type="float" office:value="347.15" calcext:value-type="float">
            <text:p>347,15</text:p>
          </table:table-cell>
          <table:table-cell table:formula="of:=[.$W$2]*[.$Y$2]^([.$X$2]/[.S55])" office:value-type="float" office:value="132.112582800676" calcext:value-type="float">
            <text:p>132,11258280067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4" calcext:value-type="float">
            <text:p>74</text:p>
          </table:table-cell>
          <table:table-cell table:formula="of:=274.15+[.R56]" office:value-type="float" office:value="348.15" calcext:value-type="float">
            <text:p>348,15</text:p>
          </table:table-cell>
          <table:table-cell table:formula="of:=[.$W$2]*[.$Y$2]^([.$X$2]/[.S56])" office:value-type="float" office:value="127.776845361783" calcext:value-type="float">
            <text:p>127,77684536178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5" calcext:value-type="float">
            <text:p>75</text:p>
          </table:table-cell>
          <table:table-cell table:formula="of:=274.15+[.R57]" office:value-type="float" office:value="349.15" calcext:value-type="float">
            <text:p>349,15</text:p>
          </table:table-cell>
          <table:table-cell table:formula="of:=[.$W$2]*[.$Y$2]^([.$X$2]/[.S57])" office:value-type="float" office:value="123.607024931395" calcext:value-type="float">
            <text:p>123,60702493139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6" calcext:value-type="float">
            <text:p>76</text:p>
          </table:table-cell>
          <table:table-cell table:formula="of:=274.15+[.R58]" office:value-type="float" office:value="350.15" calcext:value-type="float">
            <text:p>350,15</text:p>
          </table:table-cell>
          <table:table-cell table:formula="of:=[.$W$2]*[.$Y$2]^([.$X$2]/[.S58])" office:value-type="float" office:value="119.595942958322" calcext:value-type="float">
            <text:p>119,59594295832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7" calcext:value-type="float">
            <text:p>77</text:p>
          </table:table-cell>
          <table:table-cell table:formula="of:=274.15+[.R59]" office:value-type="float" office:value="351.15" calcext:value-type="float">
            <text:p>351,15</text:p>
          </table:table-cell>
          <table:table-cell table:formula="of:=[.$W$2]*[.$Y$2]^([.$X$2]/[.S59])" office:value-type="float" office:value="115.736765221885" calcext:value-type="float">
            <text:p>115,73676522188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8" calcext:value-type="float">
            <text:p>78</text:p>
          </table:table-cell>
          <table:table-cell table:formula="of:=274.15+[.R60]" office:value-type="float" office:value="352.15" calcext:value-type="float">
            <text:p>352,15</text:p>
          </table:table-cell>
          <table:table-cell table:formula="of:=[.$W$2]*[.$Y$2]^([.$X$2]/[.S60])" office:value-type="float" office:value="112.022983773091" calcext:value-type="float">
            <text:p>112,02298377309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9" calcext:value-type="float">
            <text:p>79</text:p>
          </table:table-cell>
          <table:table-cell table:formula="of:=274.15+[.R61]" office:value-type="float" office:value="353.15" calcext:value-type="float">
            <text:p>353,15</text:p>
          </table:table-cell>
          <table:table-cell table:formula="of:=[.$W$2]*[.$Y$2]^([.$X$2]/[.S61])" office:value-type="float" office:value="108.448399900671" calcext:value-type="float">
            <text:p>108,44839990067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0" calcext:value-type="float">
            <text:p>80</text:p>
          </table:table-cell>
          <table:table-cell table:formula="of:=274.15+[.R62]" office:value-type="float" office:value="354.15" calcext:value-type="float">
            <text:p>354,15</text:p>
          </table:table-cell>
          <table:table-cell table:formula="of:=[.$W$2]*[.$Y$2]^([.$X$2]/[.S62])" office:value-type="float" office:value="105.007108059546" calcext:value-type="float">
            <text:p>105,00710805954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1" calcext:value-type="float">
            <text:p>81</text:p>
          </table:table-cell>
          <table:table-cell table:formula="of:=274.15+[.R63]" office:value-type="float" office:value="355.15" calcext:value-type="float">
            <text:p>355,15</text:p>
          </table:table-cell>
          <table:table-cell table:formula="of:=[.$W$2]*[.$Y$2]^([.$X$2]/[.S63])" office:value-type="float" office:value="101.693480703353" calcext:value-type="float">
            <text:p>101,69348070335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2" calcext:value-type="float">
            <text:p>82</text:p>
          </table:table-cell>
          <table:table-cell table:formula="of:=274.15+[.R64]" office:value-type="float" office:value="356.15" calcext:value-type="float">
            <text:p>356,15</text:p>
          </table:table-cell>
          <table:table-cell table:formula="of:=[.$W$2]*[.$Y$2]^([.$X$2]/[.S64])" office:value-type="float" office:value="98.5021539664366" calcext:value-type="float">
            <text:p>98,502153966436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3" calcext:value-type="float">
            <text:p>83</text:p>
          </table:table-cell>
          <table:table-cell table:formula="of:=274.15+[.R65]" office:value-type="float" office:value="357.15" calcext:value-type="float">
            <text:p>357,15</text:p>
          </table:table-cell>
          <table:table-cell table:formula="of:=[.$W$2]*[.$Y$2]^([.$X$2]/[.S65])" office:value-type="float" office:value="95.4280141442188" calcext:value-type="float">
            <text:p>95,428014144218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4" calcext:value-type="float">
            <text:p>84</text:p>
          </table:table-cell>
          <table:table-cell table:formula="of:=274.15+[.R66]" office:value-type="float" office:value="358.15" calcext:value-type="float">
            <text:p>358,15</text:p>
          </table:table-cell>
          <table:table-cell table:formula="of:=[.$W$2]*[.$Y$2]^([.$X$2]/[.S66])" office:value-type="float" office:value="92.4661849241565" calcext:value-type="float">
            <text:p>92,466184924156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5" calcext:value-type="float">
            <text:p>85</text:p>
          </table:table-cell>
          <table:table-cell table:formula="of:=274.15+[.R67]" office:value-type="float" office:value="359.15" calcext:value-type="float">
            <text:p>359,15</text:p>
          </table:table-cell>
          <table:table-cell table:formula="of:=[.$W$2]*[.$Y$2]^([.$X$2]/[.S67])" office:value-type="float" office:value="89.6120153225221" calcext:value-type="float">
            <text:p>89,612015322522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6" calcext:value-type="float">
            <text:p>86</text:p>
          </table:table-cell>
          <table:table-cell table:formula="of:=274.15+[.R68]" office:value-type="float" office:value="360.15" calcext:value-type="float">
            <text:p>360,15</text:p>
          </table:table-cell>
          <table:table-cell table:formula="of:=[.$W$2]*[.$Y$2]^([.$X$2]/[.S68])" office:value-type="float" office:value="86.8610682851145" calcext:value-type="float">
            <text:p>86,861068285114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7" calcext:value-type="float">
            <text:p>87</text:p>
          </table:table-cell>
          <table:table-cell table:formula="of:=274.15+[.R69]" office:value-type="float" office:value="361.15" calcext:value-type="float">
            <text:p>361,15</text:p>
          </table:table-cell>
          <table:table-cell table:formula="of:=[.$W$2]*[.$Y$2]^([.$X$2]/[.S69])" office:value-type="float" office:value="84.2091099126418" calcext:value-type="float">
            <text:p>84,209109912641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8" calcext:value-type="float">
            <text:p>88</text:p>
          </table:table-cell>
          <table:table-cell table:formula="of:=274.15+[.R70]" office:value-type="float" office:value="362.15" calcext:value-type="float">
            <text:p>362,15</text:p>
          </table:table-cell>
          <table:table-cell table:formula="of:=[.$W$2]*[.$Y$2]^([.$X$2]/[.S70])" office:value-type="float" office:value="81.6520992740091" calcext:value-type="float">
            <text:p>81,6520992740091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draw:z-index="2" draw:style-name="gr1" draw:text-style-name="P1" svg:width="28.123cm" svg:height="15.095cm" svg:x="0.669cm" svg:y="0.069cm">
              <draw:object draw:notify-on-update-of-ranges="'3.3.1'.R2:'3.3.1'.R100 '3.3.1'.T2:'3.3.1'.T100 '3.3.1'.A2:'3.3.1'.A18 '3.3.1'.D2:'3.3.1'.D18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table:formula="of:=274.15+[.R71]" office:value-type="float" office:value="363.15" calcext:value-type="float">
            <text:p>363,15</text:p>
          </table:table-cell>
          <table:table-cell table:formula="of:=[.$W$2]*[.$Y$2]^([.$X$2]/[.S71])" office:value-type="float" office:value="79.1861787730419" calcext:value-type="float">
            <text:p>79,186178773041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0" calcext:value-type="float">
            <text:p>90</text:p>
          </table:table-cell>
          <table:table-cell table:formula="of:=274.15+[.R72]" office:value-type="float" office:value="364.15" calcext:value-type="float">
            <text:p>364,15</text:p>
          </table:table-cell>
          <table:table-cell table:formula="of:=[.$W$2]*[.$Y$2]^([.$X$2]/[.S72])" office:value-type="float" office:value="76.8076650363398" calcext:value-type="float">
            <text:p>76,807665036339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1" calcext:value-type="float">
            <text:p>91</text:p>
          </table:table-cell>
          <table:table-cell table:formula="of:=274.15+[.R73]" office:value-type="float" office:value="365.15" calcext:value-type="float">
            <text:p>365,15</text:p>
          </table:table-cell>
          <table:table-cell table:formula="of:=[.$W$2]*[.$Y$2]^([.$X$2]/[.S73])" office:value-type="float" office:value="74.5130402919668" calcext:value-type="float">
            <text:p>74,513040291966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2" calcext:value-type="float">
            <text:p>92</text:p>
          </table:table-cell>
          <table:table-cell table:formula="of:=274.15+[.R74]" office:value-type="float" office:value="366.15" calcext:value-type="float">
            <text:p>366,15</text:p>
          </table:table-cell>
          <table:table-cell table:formula="of:=[.$W$2]*[.$Y$2]^([.$X$2]/[.S74])" office:value-type="float" office:value="72.2989442105587" calcext:value-type="float">
            <text:p>72,2989442105587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3" calcext:value-type="float">
            <text:p>93</text:p>
          </table:table-cell>
          <table:table-cell table:formula="of:=274.15+[.R75]" office:value-type="float" office:value="367.15" calcext:value-type="float">
            <text:p>367,15</text:p>
          </table:table-cell>
          <table:table-cell table:formula="of:=[.$W$2]*[.$Y$2]^([.$X$2]/[.S75])" office:value-type="float" office:value="70.1621661821949" calcext:value-type="float">
            <text:p>70,162166182194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4" calcext:value-type="float">
            <text:p>94</text:p>
          </table:table-cell>
          <table:table-cell table:formula="of:=274.15+[.R76]" office:value-type="float" office:value="368.15" calcext:value-type="float">
            <text:p>368,15</text:p>
          </table:table-cell>
          <table:table-cell table:formula="of:=[.$W$2]*[.$Y$2]^([.$X$2]/[.S76])" office:value-type="float" office:value="68.0996380040114" calcext:value-type="float">
            <text:p>68,0996380040114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5" calcext:value-type="float">
            <text:p>95</text:p>
          </table:table-cell>
          <table:table-cell table:formula="of:=274.15+[.R77]" office:value-type="float" office:value="369.15" calcext:value-type="float">
            <text:p>369,15</text:p>
          </table:table-cell>
          <table:table-cell table:formula="of:=[.$W$2]*[.$Y$2]^([.$X$2]/[.S77])" office:value-type="float" office:value="66.1084269550715" calcext:value-type="float">
            <text:p>66,108426955071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6" calcext:value-type="float">
            <text:p>96</text:p>
          </table:table-cell>
          <table:table-cell table:formula="of:=274.15+[.R78]" office:value-type="float" office:value="370.15" calcext:value-type="float">
            <text:p>370,15</text:p>
          </table:table-cell>
          <table:table-cell table:formula="of:=[.$W$2]*[.$Y$2]^([.$X$2]/[.S78])" office:value-type="float" office:value="64.1857292364461" calcext:value-type="float">
            <text:p>64,185729236446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7" calcext:value-type="float">
            <text:p>97</text:p>
          </table:table-cell>
          <table:table-cell table:formula="of:=274.15+[.R79]" office:value-type="float" office:value="371.15" calcext:value-type="float">
            <text:p>371,15</text:p>
          </table:table-cell>
          <table:table-cell table:formula="of:=[.$W$2]*[.$Y$2]^([.$X$2]/[.S79])" office:value-type="float" office:value="62.3288637557892" calcext:value-type="float">
            <text:p>62,328863755789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8" calcext:value-type="float">
            <text:p>98</text:p>
          </table:table-cell>
          <table:table-cell table:formula="of:=274.15+[.R80]" office:value-type="float" office:value="372.15" calcext:value-type="float">
            <text:p>372,15</text:p>
          </table:table-cell>
          <table:table-cell table:formula="of:=[.$W$2]*[.$Y$2]^([.$X$2]/[.S80])" office:value-type="float" office:value="60.5352662369572" calcext:value-type="float">
            <text:p>60,535266236957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9" calcext:value-type="float">
            <text:p>99</text:p>
          </table:table-cell>
          <table:table-cell table:formula="of:=274.15+[.R81]" office:value-type="float" office:value="373.15" calcext:value-type="float">
            <text:p>373,15</text:p>
          </table:table-cell>
          <table:table-cell table:formula="of:=[.$W$2]*[.$Y$2]^([.$X$2]/[.S81])" office:value-type="float" office:value="58.8024836363865" calcext:value-type="float">
            <text:p>58,802483636386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100" calcext:value-type="float">
            <text:p>100</text:p>
          </table:table-cell>
          <table:table-cell table:formula="of:=274.15+[.R82]" office:value-type="float" office:value="374.15" calcext:value-type="float">
            <text:p>374,15</text:p>
          </table:table-cell>
          <table:table-cell table:formula="of:=[.$W$2]*[.$Y$2]^([.$X$2]/[.S82])" office:value-type="float" office:value="57.1281688490476" calcext:value-type="float">
            <text:p>57,1281688490476</text:p>
          </table:table-cell>
          <table:table-cell table:number-columns-repeated="5"/>
        </table:table-row>
      </table:table>
      <table:table table:name="3.4.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 table:number-columns-repeated="2"/>
        </table:table-row>
        <table:table-row table:style-name="ro1">
          <table:table-cell office:value-type="float" office:value="0.543" calcext:value-type="float">
            <text:p>0,543</text:p>
          </table:table-cell>
          <table:table-cell table:formula="of:=[.A33]*[.B33]" office:value-type="float" office:value="0.000001" calcext:value-type="float">
            <text:p>1,00E-06</text:p>
          </table:table-cell>
          <table:table-cell>
            <draw:frame draw:z-index="0" draw:style-name="gr1" draw:text-style-name="P1" svg:width="15.997cm" svg:height="9.003cm" svg:x="2.23cm" svg:y="0.001cm">
              <draw:object draw:notify-on-update-of-ranges="'3.4.1'.A2:'3.4.1'.A21 '3.4.1'.B1:'3.4.1'.B1 '3.4.1'.B2:'3.4.1'.B2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formula="of:=[.A34]*[.B34]" office:value-type="float" office:value="0.000002" calcext:value-type="float">
            <text:p>2,00E-06</text:p>
          </table:table-cell>
          <table:table-cell table:number-columns-repeated="2"/>
        </table:table-row>
        <table:table-row table:style-name="ro1">
          <table:table-cell office:value-type="float" office:value="0.588" calcext:value-type="float">
            <text:p>0,588</text:p>
          </table:table-cell>
          <table:table-cell table:formula="of:=[.A35]*[.B35]" office:value-type="float" office:value="0.000005" calcext:value-type="float">
            <text:p>5,00E-06</text:p>
          </table:table-cell>
          <table:table-cell table:number-columns-repeated="2"/>
        </table:table-row>
        <table:table-row table:style-name="ro1">
          <table:table-cell office:value-type="float" office:value="0.607" calcext:value-type="float">
            <text:p>0,607</text:p>
          </table:table-cell>
          <table:table-cell table:formula="of:=[.A36]*[.B36]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,625</text:p>
          </table:table-cell>
          <table:table-cell table:formula="of:=[.A37]*[.B37]" office:value-type="float" office:value="0.00002" calcext:value-type="float">
            <text:p>2,00E-05</text:p>
          </table:table-cell>
          <table:table-cell table:number-columns-repeated="2"/>
        </table:table-row>
        <table:table-row table:style-name="ro1">
          <table:table-cell office:value-type="float" office:value="0.655" calcext:value-type="float">
            <text:p>0,655</text:p>
          </table:table-cell>
          <table:table-cell table:formula="of:=[.A38]*[.B38]" office:value-type="float" office:value="0.00005" calcext:value-type="float">
            <text:p>5,00E-0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,67</text:p>
          </table:table-cell>
          <table:table-cell table:formula="of:=[.A39]*[.B39]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[.A40]*[.B40]" office:value-type="float" office:value="0.0002" calcext:value-type="float">
            <text:p>2,00E-04</text:p>
          </table:table-cell>
          <table:table-cell table:number-columns-repeated="2"/>
        </table:table-row>
        <table:table-row table:style-name="ro1">
          <table:table-cell office:value-type="float" office:value="0.721" calcext:value-type="float">
            <text:p>0,721</text:p>
          </table:table-cell>
          <table:table-cell table:formula="of:=[.A41]*[.B41]" office:value-type="float" office:value="0.0005" calcext:value-type="float">
            <text:p>5,00E-04</text:p>
          </table:table-cell>
          <table:table-cell table:number-columns-repeated="2"/>
        </table:table-row>
        <table:table-row table:style-name="ro1">
          <table:table-cell office:value-type="float" office:value="0.744" calcext:value-type="float">
            <text:p>0,744</text:p>
          </table:table-cell>
          <table:table-cell table:formula="of:=[.A42]*[.B42]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/>
          <table:table-cell table:formula="of:=[.A43]*[.B43]" office:value-type="float" office:value="0.002" calcext:value-type="float">
            <text:p>2,00E-03</text:p>
          </table:table-cell>
          <table:table-cell table:number-columns-repeated="2"/>
        </table:table-row>
        <table:table-row table:style-name="ro1">
          <table:table-cell/>
          <table:table-cell table:formula="of:=[.A44]*[.B44]" office:value-type="float" office:value="0.005" calcext:value-type="float">
            <text:p>5,00E-03</text:p>
          </table:table-cell>
          <table:table-cell table:number-columns-repeated="2"/>
        </table:table-row>
        <table:table-row table:style-name="ro1">
          <table:table-cell/>
          <table:table-cell table:formula="of:=[.A45]*[.B45]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/>
          <table:table-cell table:formula="of:=[.A46]*[.B46]" office:value-type="float" office:value="0.02" calcext:value-type="float">
            <text:p>2,00E-02</text:p>
          </table:table-cell>
          <table:table-cell table:number-columns-repeated="2"/>
        </table:table-row>
        <table:table-row table:style-name="ro1">
          <table:table-cell/>
          <table:table-cell table:formula="of:=[.A47]*[.B47]" office:value-type="float" office:value="0.05" calcext:value-type="float">
            <text:p>5,00E-02</text:p>
          </table:table-cell>
          <table:table-cell table:number-columns-repeated="2"/>
        </table:table-row>
        <table:table-row table:style-name="ro1">
          <table:table-cell/>
          <table:table-cell table:formula="of:=[.A48]*[.B48]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/>
          <table:table-cell table:formula="of:=[.A49]*[.B49]" office:value-type="float" office:value="0.2" calcext:value-type="float">
            <text:p>2,00E-01</text:p>
          </table:table-cell>
          <table:table-cell table:number-columns-repeated="2"/>
        </table:table-row>
        <table:table-row table:style-name="ro1">
          <table:table-cell/>
          <table:table-cell table:formula="of:=[.A50]*[.B50]" office:value-type="float" office:value="0.5" calcext:value-type="float">
            <text:p>5,00E-01</text:p>
          </table:table-cell>
          <table:table-cell table:number-columns-repeated="2"/>
        </table:table-row>
        <table:table-row table:style-name="ro1">
          <table:table-cell/>
          <table:table-cell table:formula="of:=[.A51]*[.B51]" office:value-type="float" office:value="1" calcext:value-type="float">
            <text:p>1,00E+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>
            <draw:frame draw:z-index="1" draw:style-name="gr1" draw:text-style-name="P1" svg:width="28.123cm" svg:height="15.095cm" svg:x="0.677cm" svg:y="0.13cm">
              <draw:object draw:notify-on-update-of-ranges="'3.4.1'.A2:'3.4.1'.A11 '3.4.1'.B2:'3.4.1'.B11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2"/>
        </table:table-row>
      </table:table>
      <table:table table:name="3.4.2" table:style-name="ta1">
        <table:shapes>
          <draw:frame draw:z-index="0" draw:style-name="gr1" draw:text-style-name="P1" svg:width="15.997cm" svg:height="9.003cm" svg:x="8.903cm" svg:y="0.534cm">
            <draw:object draw:notify-on-update-of-ranges="'3.4.2'.A2:'3.4.2'.A8 '3.4.2'.C2:'3.4.2'.C2 '3.4.2'.B2:'3.4.2'.B8 '3.4.2'.A9:'3.4.2'.A14 '3.4.2'.C9:'3.4.2'.C9 '3.4.2'.B9:'3.4.2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 office:value-type="string" calcext:value-type="string">
            <text:p>I_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*10^-6" office:value-type="float" office:value="0.00001" calcext:value-type="float">
            <text:p>0,0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25*10^-3" office:value-type="float" office:value="0.025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26*10^-3" office:value-type="float" office:value="0.026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7*10^-3" office:value-type="float" office:value="0.027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8*10^-3" office:value-type="float" office:value="0.028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0*10^-3" office:value-type="float" office:value="0.03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2*10^-3" office:value-type="float" office:value="0.032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1*10^-6" office:value-type="float" office:value="0.0000001" calcext:value-type="float">
            <text:p>0,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45*10^-3" office:value-type="float" office:value="0.04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55*10^-3" office:value-type="float" office:value="0.055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6*10^-3" office:value-type="float" office:value="0.05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7*10^-3" office:value-type="float" office:value="0.057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0*10^-3" office:value-type="float" office:value="0.0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7*10^-3" office:value-type="float" office:value="0.067" calcext:value-type="float">
            <text:p>0,0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>
            <draw:frame draw:z-index="1" draw:style-name="gr1" draw:text-style-name="P1" svg:width="28.123cm" svg:height="15.095cm" svg:x="0.105cm" svg:y="0.114cm">
              <draw:object draw:notify-on-update-of-ranges="'3.4.2'.A2:'3.4.2'.A8 '3.4.2'.B2:'3.4.2'.B8 '3.4.2'.A9:'3.4.2'.A14 '3.4.2'.B9:'3.4.2'.B14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 table:number-rows-repeated="21">
          <table:table-cell table:style-name="ce1"/>
          <table:table-cell table:number-columns-repeated="3"/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2" number:min-decimal-places="2" number:min-integer-digits="1"/>
      <number:text> V</number:text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decimal-places="1" number:min-decimal-places="1" number:min-integer-digits="1"/>
      <number:text> V</number:text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number:number-style style:name="N158">
      <number:number number:decimal-places="2" number:min-decimal-places="1" number:min-integer-digits="1" number:decimal-replacement=""/>
      <number:text> °C</number:text>
    </number:number-style>
    <number:number-style style:name="N159">
      <number:number number:decimal-places="2" number:min-decimal-places="0" number:min-integer-digits="1" number:decimal-replacement=""/>
      <number:text> °Ω</number:text>
    </number:number-style>
    <number:number-style style:name="N160">
      <number:number number:decimal-places="2" number:min-decimal-places="0" number:min-integer-digits="1" number:decimal-replacement=""/>
      <number:text> Ω</number:text>
    </number:number-style>
    <number:number-style style:name="N161">
      <number:scientific-number number:decimal-places="2" number:min-decimal-places="2" number:min-integer-digits="1" number:min-exponent-digits="2" number:exponent-interval="1" number:forced-exponent-sign="true"/>
      <number:text> mA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.00.0000</text:date>, <text:time style:data-style-name="N2" text:time-value="14:30:11.423923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0:30:09.696371761</meta:creation-date>
    <dc:date>2023-12-07T14:32:03.571669573</dc:date>
    <meta:editing-duration>P1DT17H52M11S</meta:editing-duration>
    <meta:editing-cycles>10</meta:editing-cycles>
    <meta:generator>LibreOffice/7.5.8.2$Linux_X86_64 LibreOffice_project/50$Build-2</meta:generator>
    <meta:document-statistic meta:table-count="7" meta:cell-count="1310" meta:object-count="2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098cm" svg:y="3.954cm" style:legend-expansion="high" chart:style-name="ch2"/>
        <chart:plot-area chart:style-name="ch3" table:cell-range-address="'3.4.2'.A2:'3.4.2'.B8 '3.4.2'.C2:'3.4.2'.C2 '3.4.2'.C9:'3.4.2'.C9 '3.4.2'.B9:'3.4.2'.B14" chart:data-source-has-labels="row" svg:x="0.319cm" svg:y="0.18cm" svg:width="13.46cm" svg:height="8.644cm">
          <chart:coordinate-region svg:x="1.231cm" svg:y="0.38cm" svg:width="12.361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2'.B2:'3.4.2'.B8" chart:label-cell-address="'3.4.2'.C2:'3.4.2'.C2" chart:class="chart:scatter">
            <chart:domain table:cell-range-address="'3.4.2'.A2:'3.4.2'.A8"/>
            <chart:data-point chart:repeated="7"/>
          </chart:series>
          <chart:series chart:style-name="ch8" chart:values-cell-range-address="'3.4.2'.B9:'3.4.2'.B14" chart:label-cell-address="'3.4.2'.C9:'3.4.2'.C9" chart:class="chart:scatter">
            <chart:domain table:cell-range-address="'3.4.2'.A9:'3.4.2'.A1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150</text:p>
                <draw:g>
                  <svg:desc>'3.4.2'.C2:'3.4.2'.C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300</text:p>
                <draw:g>
                  <svg:desc>'3.4.2'.C9:'3.4.2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4.2'.A2:'3.4.2'.A8</svg:desc>
                </draw:g>
              </table:table-cell>
              <table:table-cell office:value-type="float" office:value="0.00001">
                <text:p>0.00001</text:p>
                <draw:g>
                  <svg:desc>'3.4.2'.B2:'3.4.2'.B8</svg:desc>
                </draw:g>
              </table:table-cell>
              <table:table-cell office:value-type="float" office:value="0">
                <text:p>0</text:p>
                <draw:g>
                  <svg:desc>'3.4.2'.A9:'3.4.2'.A14</svg:desc>
                </draw:g>
              </table:table-cell>
              <table:table-cell office:value-type="float" office:value="0.0000001">
                <text:p>0.0000001</text:p>
                <draw:g>
                  <svg:desc>'3.4.2'.B9:'3.4.2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26">
                <text:p>0.026</text:p>
              </table:table-cell>
              <table:table-cell office:value-type="float" office:value="0.5">
                <text:p>0.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27">
                <text:p>0.027</text:p>
              </table:table-cell>
              <table:table-cell office:value-type="float" office:value="1">
                <text:p>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2">
                <text:p>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b'.M2:'3.1.b'.N22 '3.1.b'.B1:'3.1.b'.B1" chart:data-source-has-labels="row" svg:x="0.319cm" svg:y="0.18cm" svg:width="13.54cm" svg:height="8.644cm">
          <chart:coordinate-region svg:x="1.06cm" svg:y="0.379cm" svg:width="12.05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1.b'.M2:'3.1.b'.M22" chart:label-cell-address="'3.1.b'.B1:'3.1.b'.B1" chart:class="chart:scatter">
            <chart:domain table:cell-range-address="'3.1.b'.N2:'3.1.b'.N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I_x</text:p>
                <draw:g>
                  <svg:desc>'3.1.b'.B1:'3.1.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1.b'.N2:'3.1.b'.N22</svg:desc>
                </draw:g>
              </table:table-cell>
              <table:table-cell office:value-type="float" office:value="0">
                <text:p>0</text:p>
                <draw:g>
                  <svg:desc>'3.1.b'.M2:'3.1.b'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">
                <text:p>0.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4">
                <text:p>1.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3">
                <text:p>2.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2">
                <text:p>3.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8">
                <text:p>5.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79">
                <text:p>6.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78">
                <text:p>7.9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77">
                <text:p>8.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76">
                <text:p>9.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77">
                <text:p>10.9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75">
                <text:p>11.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74">
                <text:p>12.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3.198cm" svg:y="0.437cm" chart:style-name="ch2">
          <text:p>Z-Diode</text:p>
        </chart:title>
        <chart:subtitle svg:x="12.828cm" svg:y="1.517cm" chart:style-name="ch3">
          <text:p>Sperrrichtung</text:p>
        </chart:subtitle>
        <chart:plot-area chart:style-name="ch4" table:cell-range-address="'3.1.c'.P2:'3.1.c'.P13 '3.1.a_2'.A1:'3.1.a_2'.A1 '3.1.c'.N2:'3.1.c'.N13" chart:data-source-has-labels="row" svg:x="1.573cm" svg:y="2.501cm" svg:width="25.989cm" svg:height="11.313cm">
          <chart:coordinate-region svg:x="3.65cm" svg:y="2.7cm" svg:width="23.5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c'.N2:'3.1.c'.N13" chart:label-cell-address="'3.1.a_2'.A1:'3.1.a_2'.A1" chart:class="chart:scatter">
            <chart:domain table:cell-range-address="'3.1.c'.P2:'3.1.c'.P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3.1.c'.P2:'3.1.c'.P13</svg:desc>
                </draw:g>
              </table:table-cell>
              <table:table-cell office:value-type="float" office:value="0.000001">
                <text:p>0.000001</text:p>
                <draw:g>
                  <svg:desc>'3.1.c'.N2:'3.1.c'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">
                <text:p>1.4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9">
                <text:p>2.2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8">
                <text:p>2.5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5">
                <text:p>2.8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9">
                <text:p>3.0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8">
                <text:p>3.2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5">
                <text:p>3.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9">
                <text:p>3.8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8">
                <text:p>4.1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7">
                <text:p>4.27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'3.1.a'.E3:'3.1.a'.E28 '3.1.a'.C2:'3.1.a'.C28 '3.1.a_2'.B3:'3.1.a_2'.B22" chart:data-source-has-labels="row" svg:x="0.319cm" svg:y="0.18cm" svg:width="12.508cm" svg:height="8.644cm">
          <chart:coordinate-region svg:x="2.052cm" svg:y="0.38cm" svg:width="10.53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1.a'.C3:'3.1.a'.C28" chart:label-cell-address="'3.1.a'.C2:'3.1.a'.C2" chart:class="chart:scatter">
            <chart:domain table:cell-range-address="'3.1.a'.E3:'3.1.a'.E28"/>
            <chart:data-point chart:repeated="26"/>
          </chart:series>
          <chart:series chart:style-name="ch7" chart:values-cell-range-address="'3.1.a_2'.B3:'3.1.a_2'.B22" chart:class="chart:scatter">
            <chart:domain table:cell-range-address="'3.1.a_2'.A3:'3.1.a_2'.A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_x</text:p>
                <draw:g>
                  <svg:desc>'3.1.a'.C2:'3.1.a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'3.1.a'.E3:'3.1.a'.E28</svg:desc>
                </draw:g>
              </table:table-cell>
              <table:table-cell office:value-type="float" office:value="0.000001">
                <text:p>0.000001</text:p>
                <draw:g>
                  <svg:desc>'3.1.a'.C3:'3.1.a'.C28</svg:desc>
                </draw:g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000002">
                <text:p>0.00000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000005">
                <text:p>0.000005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00001">
                <text:p>0.00001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1">
                <text:p>0.00001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00002">
                <text:p>0.00002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00005">
                <text:p>0.00005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0001">
                <text:p>0.000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5">
                <text:p>0.00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6">
                <text:p>0.726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02">
                <text:p>0.02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05">
                <text:p>0.05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2">
                <text:p>1.0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4">
                <text:p>1.35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7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13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8.124cm" svg:height="15.096cm" xlink:href=".." xlink:type="simple" chart:class="chart:scatter" chart:style-name="ch1">
        <chart:title svg:x="12.022cm" svg:y="0.436cm" chart:style-name="ch2">
          <text:p>Silizium Diode</text:p>
        </chart:title>
        <chart:subtitle svg:x="12.18cm" svg:y="1.787cm" chart:style-name="ch3">
          <text:p>Durchlassrichtung</text:p>
        </chart:subtitle>
        <chart:legend chart:legend-position="end" loext:overlay="true" svg:x="22.219cm" svg:y="6.228cm" style:legend-expansion="custom" svg:width="5.103cm" svg:height="2.978cm" style:legend-expansion-aspect-ratio="1.71356615177972" chart:style-name="ch4"/>
        <chart:plot-area chart:style-name="ch5" table:cell-range-address="'3.1.a'.E3:'3.1.a'.E28 '3.1.a'.B1:'3.1.a'.B1 '3.1.a'.C3:'3.1.a'.C28 '3.1.a_2'.A1:'3.1.a_2'.A1 '3.1.a_2'.B3:'3.1.a_2'.B22" chart:data-source-has-labels="row" svg:x="1.792cm" svg:y="2.867cm" svg:width="25.77cm" svg:height="10.728cm">
          <chart:coordinate-region svg:x="3.869cm" svg:y="3.067cm" svg:width="23.281cm" svg:height="9.881cm"/>
          <chart:axis chart:dimension="x" chart:name="primary-x" chart:style-name="ch6">
            <chart:title svg:x="13.615cm" svg:y="13.897cm" chart:style-name="ch7">
              <text:p>Spannun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91cm" chart:style-name="ch11">
              <text:p>Strom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3.1.a'.C3:'3.1.a'.C28" chart:label-cell-address="'3.1.a'.B1:'3.1.a'.B1" chart:class="chart:scatter">
            <chart:domain table:cell-range-address="'3.1.a'.E3:'3.1.a'.E28"/>
            <chart:data-point chart:repeated="26"/>
          </chart:series>
          <chart:series chart:style-name="ch13" chart:values-cell-range-address="'3.1.a_2'.B3:'3.1.a_2'.B22" chart:label-cell-address="'3.1.a_2'.A1:'3.1.a_2'.A1" chart:class="chart:scatter">
            <chart:domain table:cell-range-address="'3.1.a_2'.A3:'3.1.a_2'.A22"/>
            <chart:data-point chart:repeated="20"/>
          </chart:series>
          <chart:wall chart:style-name="ch14"/>
          <chart:floor chart:style-name="ch15"/>
        </chart:plot-area>
        <draw:frame draw:style-name="gr1" draw:text-style-name="P1" svg:width="1cm" svg:height="1cm" svg:x="0cm" svg:y="0cm">
          <draw:image xlink:href="Pictures/2000000600006DDD00003AF9A01285233E60B6FE.svm" xlink:type="simple" xlink:show="embed" xlink:actuate="onLoad" draw:mime-type="image/x-svm">
            <text:p/>
          </draw:image>
          <draw:image xlink:href="Pictures/10000001000004280000023CC6B19B55F1979EDA.png" xlink:type="simple" xlink:show="embed" xlink:actuate="onLoad" draw:mime-type="image/png"/>
        </draw:frame>
        <draw:frame draw:style-name="gr1" draw:text-style-name="P1" svg:width="1cm" svg:height="1cm" svg:x="0cm" svg:y="0cm">
          <draw:image xlink:href="Pictures/2000000600006DDD00003AF9A01285233E60B6FE.svm" xlink:type="simple" xlink:show="embed" xlink:actuate="onLoad" draw:mime-type="image/x-svm">
            <text:p/>
          </draw:image>
          <draw:image xlink:href="Pictures/10000001000004280000023CC6B19B55F1979ED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annungsfehler</text:p>
                <draw:g>
                  <svg:desc>'3.1.a'.B1:'3.1.a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'3.1.a'.E3:'3.1.a'.E28</svg:desc>
                </draw:g>
              </table:table-cell>
              <table:table-cell office:value-type="float" office:value="0.000001">
                <text:p>0.000001</text:p>
                <draw:g>
                  <svg:desc>'3.1.a'.C3:'3.1.a'.C28</svg:desc>
                </draw:g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000002">
                <text:p>0.00000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000005">
                <text:p>0.000005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00001">
                <text:p>0.00001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1">
                <text:p>0.00001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00002">
                <text:p>0.00002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00005">
                <text:p>0.00005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0001">
                <text:p>0.000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5">
                <text:p>0.00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6">
                <text:p>0.726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02">
                <text:p>0.02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05">
                <text:p>0.05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2">
                <text:p>1.0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4">
                <text:p>1.35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66cm" svg:height="14.648cm" xlink:href=".." xlink:type="simple" chart:class="chart:scatter" chart:style-name="ch1">
        <chart:title svg:x="12.384cm" svg:y="0.428cm" chart:style-name="ch2">
          <text:p>Silizium Diode</text:p>
        </chart:title>
        <chart:subtitle svg:x="12.649cm" svg:y="1.499cm" chart:style-name="ch3">
          <text:p>Sperrrichtung</text:p>
        </chart:subtitle>
        <chart:plot-area chart:style-name="ch4" table:cell-range-address="'3.1.a'.M3:'3.1.a'.N21" svg:x="1.566cm" svg:y="2.474cm" svg:width="25.645cm" svg:height="10.901cm">
          <chart:coordinate-region svg:x="2.03cm" svg:y="2.673cm" svg:width="24.716cm" svg:height="10.055cm"/>
          <chart:axis chart:dimension="x" chart:name="primary-x" chart:style-name="ch5">
            <chart:title svg:x="13.577cm" svg:y="13.667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405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a'.N3:'3.1.a'.N21" chart:class="chart:scatter">
            <chart:domain table:cell-range-address="'3.1.a'.M3:'3.1.a'.M21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3">
                <text:p>-0.33</text:p>
                <draw:g>
                  <svg:desc>'3.1.a'.M3:'3.1.a'.M21</svg:desc>
                </draw:g>
              </table:table-cell>
              <table:table-cell office:value-type="float" office:value="0">
                <text:p>0</text:p>
                <draw:g>
                  <svg:desc>'3.1.a'.N3:'3.1.a'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7">
                <text:p>-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">
                <text:p>-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1">
                <text:p>-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5">
                <text:p>-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2">
                <text:p>-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5">
                <text:p>-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">
                <text:p>-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4">
                <text:p>-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3">
                <text:p>-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5">
                <text:p>-0.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93cm" svg:y="0.437cm" chart:style-name="ch2">
          <text:p>Germanium Diode</text:p>
        </chart:title>
        <chart:subtitle svg:x="12.417cm" svg:y="1.517cm" chart:style-name="ch3">
          <text:p>Durchlassrichtung</text:p>
        </chart:subtitle>
        <chart:plot-area chart:style-name="ch4" table:cell-range-address="'3.1.b'.D2:'3.1.b'.D13 '3.1.a_2'.A1:'3.1.a_2'.A1 '3.1.b'.B2:'3.1.b'.B13" chart:data-source-has-labels="row" svg:x="1.573cm" svg:y="2.501cm" svg:width="25.989cm" svg:height="11.313cm">
          <chart:coordinate-region svg:x="3.65cm" svg:y="2.7cm" svg:width="23.5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b'.B2:'3.1.b'.B13" chart:label-cell-address="'3.1.a_2'.A1:'3.1.a_2'.A1" chart:class="chart:scatter">
            <chart:domain table:cell-range-address="'3.1.b'.D2:'3.1.b'.D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3.1.b'.D2:'3.1.b'.D13</svg:desc>
                </draw:g>
              </table:table-cell>
              <table:table-cell office:value-type="float" office:value="0.000001">
                <text:p>0.000001</text:p>
                <draw:g>
                  <svg:desc>'3.1.b'.B2:'3.1.b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">
                <text:p>0.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93cm" svg:y="0.437cm" chart:style-name="ch2">
          <text:p>Germanium Diode</text:p>
        </chart:title>
        <chart:subtitle svg:x="12.828cm" svg:y="1.517cm" chart:style-name="ch3">
          <text:p>Sperrrichtung</text:p>
        </chart:subtitle>
        <chart:plot-area chart:style-name="ch4" table:cell-range-address="'3.1.b'.N2:'3.1.b'.N15 '3.1.a_2'.A1:'3.1.a_2'.A1 '3.1.b'.L2:'3.1.b'.L15" chart:data-source-has-labels="row" svg:x="1.573cm" svg:y="2.501cm" svg:width="25.989cm" svg:height="11.313cm">
          <chart:coordinate-region svg:x="3.65cm" svg:y="2.7cm" svg:width="23.408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b'.L2:'3.1.b'.L15" chart:label-cell-address="'3.1.a_2'.A1:'3.1.a_2'.A1" chart:class="chart:scatter">
            <chart:domain table:cell-range-address="'3.1.b'.N2:'3.1.b'.N15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1.b'.N2:'3.1.b'.N15</svg:desc>
                </draw:g>
              </table:table-cell>
              <table:table-cell office:value-type="float" office:value="0">
                <text:p>0</text:p>
                <draw:g>
                  <svg:desc>'3.1.b'.L2:'3.1.b'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">
                <text:p>0.985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4">
                <text:p>1.984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3">
                <text:p>2.983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2">
                <text:p>3.982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8">
                <text:p>5.9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79">
                <text:p>6.979</text:p>
              </table:table-cell>
              <table:table-cell office:value-type="float" office:value="0.0000021">
                <text:p>0.0000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78">
                <text:p>7.978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77">
                <text:p>8.977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76">
                <text:p>9.976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77">
                <text:p>10.977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75">
                <text:p>11.975</text:p>
              </table:table-cell>
              <table:table-cell office:value-type="float" office:value="0.0000025">
                <text:p>0.0000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74">
                <text:p>12.974</text:p>
              </table:table-cell>
              <table:table-cell office:value-type="float" office:value="0.0000026">
                <text:p>0.000002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8">
      <number:number number:decimal-places="2" number:min-decimal-places="1" number:min-integer-digits="1" number:decimal-replacement=""/>
      <number:text> °C</number:text>
    </number:number-style>
    <number:number-style style:name="N160">
      <number:number number:decimal-places="2" number:min-decimal-places="0" number:min-integer-digits="1" number:decimal-replacement=""/>
      <number:text> Ω</number:text>
    </number:number-style>
    <number:number-style style:name="N161">
      <number:scientific-number number:decimal-places="2" number:min-decimal-places="2" number:min-integer-digits="1" number:min-exponent-digits="2" number:exponent-interval="1" number:forced-exponent-sign="true"/>
      <number:text> m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6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0.566cm" svg:y="0.437cm" chart:style-name="ch2">
          <text:p>Temperaturabhängiger Widerstand</text:p>
        </chart:title>
        <chart:legend chart:legend-position="end" loext:overlay="true" svg:x="15.119cm" svg:y="1.716cm" style:legend-expansion="custom" svg:width="6.523cm" svg:height="2.978cm" style:legend-expansion-aspect-ratio="2.19039623908664" chart:style-name="ch3"/>
        <chart:plot-area chart:style-name="ch4" table:cell-range-address="'3.3.1'.A2:'3.3.1'.B18 '3.3.1'.D2:'3.3.1'.D18" chart:data-source-has-labels="row" svg:x="1.573cm" svg:y="1.517cm" svg:width="24.866cm" svg:height="12.297cm">
          <chart:coordinate-region svg:x="3.941cm" svg:y="1.716cm" svg:width="21.135cm" svg:height="11.451cm"/>
          <chart:axis chart:dimension="x" chart:name="primary-x" chart:style-name="ch5">
            <chart:title svg:x="13.115cm" svg:y="14.115cm" chart:style-name="ch6">
              <text:p>Temperatur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146cm" chart:style-name="ch10">
              <text:p>Strom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>
            <chart:title svg:x="27.001cm" svg:y="8.542cm" chart:style-name="ch10">
              <text:p>Widerstand</text:p>
            </chart:title>
          </chart:axis>
          <chart:series chart:attached-axis="primary-y" chart:style-name="ch12" chart:values-cell-range-address="'3.3.1'.B2:'3.3.1'.B18" loext:label-string="&quot;Strom-Temperatur-Kennlinie&quot;" chart:class="chart:scatter">
            <chart:domain table:cell-range-address="'3.3.1'.A2:'3.3.1'.A18"/>
            <chart:data-point chart:repeated="17"/>
          </chart:series>
          <chart:series chart:attached-axis="secondary-y" chart:style-name="ch13" chart:values-cell-range-address="'3.3.1'.D2:'3.3.1'.D18" loext:label-string="&quot;Widerstand-Temperatur-Kennlinie&quot;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om-Temperatur-Kennlinie</text:p>
              </table:table-cell>
              <table:table-cell office:value-type="string">
                <text:p>Widerstand-Temperatur-Kennlini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">
                <text:p>22.5</text:p>
                <draw:g>
                  <svg:desc>'3.3.1'.A2:'3.3.1'.A18</svg:desc>
                </draw:g>
              </table:table-cell>
              <table:table-cell office:value-type="float" office:value="2">
                <text:p>2</text:p>
                <draw:g>
                  <svg:desc>'3.3.1'.B2:'3.3.1'.B18</svg:desc>
                </draw:g>
              </table:table-cell>
              <table:table-cell office:value-type="float" office:value="1000">
                <text:p>1000</text:p>
                <draw:g>
                  <svg:desc>'3.3.1'.D2:'3.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.2">
                <text:p>2.2</text:p>
              </table:table-cell>
              <table:table-cell office:value-type="float" office:value="909.090909090909">
                <text:p>909.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">
                <text:p>2.4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.7">
                <text:p>2.7</text:p>
              </table:table-cell>
              <table:table-cell office:value-type="float" office:value="740.740740740741">
                <text:p>740.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.9">
                <text:p>2.9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3.5">
                <text:p>3.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.7">
                <text:p>6.7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  <table:table-cell office:value-type="float" office:value="232.558139534884">
                <text:p>232.558139534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10.5">
                <text:p>10.5</text:p>
              </table:table-cell>
              <table:table-cell office:value-type="float" office:value="190.47619047619">
                <text:p>190.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57.1428571428571">
                <text:p>57.142857142857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8cm" svg:y="0.437cm" chart:style-name="ch2">
          <text:p>Transistor BD 141</text:p>
        </chart:title>
        <chart:subtitle svg:x="12.378cm" svg:y="1.517cm" chart:style-name="ch3">
          <text:p>Eingangskennlinie </text:p>
        </chart:subtitle>
        <chart:plot-area chart:style-name="ch4" table:cell-range-address="'3.4.1'.A2:'3.4.1'.B11" svg:x="1.573cm" svg:y="2.501cm" svg:width="25.989cm" svg:height="11.313cm">
          <chart:coordinate-region svg:x="3.65cm" svg:y="2.701cm" svg:width="23.501cm" svg:height="10.466cm"/>
          <chart:axis chart:dimension="x" chart:name="primary-x" chart:style-name="ch5">
            <chart:title svg:x="12.512cm" svg:y="14.115cm" chart:style-name="ch6">
              <text:p>Kollektor-Emitter-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08cm" chart:style-name="ch10">
              <text:p>Basis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4.1'.B2:'3.4.1'.B11" chart:class="chart:scatter">
            <chart:domain table:cell-range-address="'3.4.1'.A2:'3.4.1'.A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">
                <text:p>0.543</text:p>
                <draw:g>
                  <svg:desc>'3.4.1'.A2:'3.4.1'.A11</svg:desc>
                </draw:g>
              </table:table-cell>
              <table:table-cell office:value-type="float" office:value="0.000001">
                <text:p>0.000001</text:p>
                <draw:g>
                  <svg:desc>'3.4.1'.B2:'3.4.1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5">
                <text:p>0.56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">
                <text:p>0.60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2">
                <text:p>0.69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">
                <text:p>0.72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4">
                <text:p>0.744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3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8cm" svg:y="0.437cm" chart:style-name="ch2">
          <text:p>Transistor BD 141</text:p>
        </chart:title>
        <chart:subtitle svg:x="11.954cm" svg:y="1.517cm" chart:style-name="ch3">
          <text:p>Ausgangskennlinienfeld</text:p>
        </chart:subtitle>
        <chart:legend chart:legend-position="end" loext:overlay="true" svg:x="19.454cm" svg:y="3.073cm" style:legend-expansion="custom" svg:width="5.65cm" svg:height="5.001cm" style:legend-expansion-aspect-ratio="1.12977404519096" chart:style-name="ch4"/>
        <chart:plot-area chart:style-name="ch5" table:cell-range-address="'3.4.2'.A2:'3.4.2'.B8 '3.4.2'.B9:'3.4.2'.B14" chart:data-source-has-labels="row" svg:x="1.573cm" svg:y="2.501cm" svg:width="25.989cm" svg:height="11.313cm">
          <chart:coordinate-region svg:x="3.65cm" svg:y="2.7cm" svg:width="23.408cm" svg:height="10.467cm"/>
          <chart:axis chart:dimension="x" chart:name="primary-x" chart:style-name="ch6">
            <chart:title svg:x="12.618cm" svg:y="14.115cm" chart:style-name="ch7">
              <text:p>Kollektor-Basis-Spannung</text:p>
            </chart:title>
          </chart:axis>
          <chart:axis chart:dimension="y" chart:name="primary-y" chart:style-name="ch8">
            <chart:title svg:x="0.451cm" svg:y="9.246cm" chart:style-name="ch9">
              <text:p>Kollektorstrom</text:p>
            </chart:title>
            <chart:grid chart:style-name="ch10" chart:class="major"/>
          </chart:axis>
          <chart:series chart:style-name="ch11" chart:values-cell-range-address="'3.4.2'.B2:'3.4.2'.B8" loext:label-string="&quot;Basisstrom 150 µA&quot;" chart:class="chart:scatter">
            <chart:domain table:cell-range-address="'3.4.2'.A2:'3.4.2'.A8"/>
            <chart:data-point chart:repeated="7"/>
          </chart:series>
          <chart:series chart:style-name="ch12" chart:values-cell-range-address="'3.4.2'.B9:'3.4.2'.B14" loext:label-string="&quot;Basisstrom 300 µA&quot;" chart:class="chart:scatter">
            <chart:domain table:cell-range-address="'3.4.2'.A9:'3.4.2'.A14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asisstrom 150 µA</text:p>
              </table:table-cell>
              <table:table-cell office:value-type="string">
                <text:p>Spalte A</text:p>
              </table:table-cell>
              <table:table-cell office:value-type="string">
                <text:p>Basisstrom 300 µ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4.2'.A2:'3.4.2'.A8</svg:desc>
                </draw:g>
              </table:table-cell>
              <table:table-cell office:value-type="float" office:value="0.00001">
                <text:p>0.00001</text:p>
                <draw:g>
                  <svg:desc>'3.4.2'.B2:'3.4.2'.B8</svg:desc>
                </draw:g>
              </table:table-cell>
              <table:table-cell office:value-type="float" office:value="0">
                <text:p>0</text:p>
                <draw:g>
                  <svg:desc>'3.4.2'.A9:'3.4.2'.A14</svg:desc>
                </draw:g>
              </table:table-cell>
              <table:table-cell office:value-type="float" office:value="0.0000001">
                <text:p>0.0000001</text:p>
                <draw:g>
                  <svg:desc>'3.4.2'.B9:'3.4.2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26">
                <text:p>0.026</text:p>
              </table:table-cell>
              <table:table-cell office:value-type="float" office:value="0.5">
                <text:p>0.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27">
                <text:p>0.027</text:p>
              </table:table-cell>
              <table:table-cell office:value-type="float" office:value="1">
                <text:p>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2">
                <text:p>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57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563cm" svg:y="0.437cm" chart:style-name="ch2">
          <text:p>Silizium Diode</text:p>
        </chart:title>
        <chart:subtitle svg:x="12.417cm" svg:y="1.517cm" chart:style-name="ch3">
          <text:p>Durchlassrichtung</text:p>
        </chart:subtitle>
        <chart:legend chart:legend-position="end" loext:overlay="true" svg:x="22.219cm" svg:y="6.228cm" style:legend-expansion="custom" svg:width="5.103cm" svg:height="2.978cm" style:legend-expansion-aspect-ratio="1.71356615177972" chart:style-name="ch4"/>
        <chart:plot-area chart:style-name="ch5" table:cell-range-address="'3.1.a'.E3:'3.1.a'.E28 '3.1.a'.B1:'3.1.a'.B1 '3.1.a'.C3:'3.1.a'.C28 '3.1.a_2'.A1:'3.1.a_2'.A1 '3.1.a_2'.B3:'3.1.a_2'.B22" chart:data-source-has-labels="row" svg:x="1.573cm" svg:y="2.501cm" svg:width="25.989cm" svg:height="11.313cm">
          <chart:coordinate-region svg:x="3.65cm" svg:y="2.7cm" svg:width="23.5cm" svg:height="10.467cm"/>
          <chart:axis chart:dimension="x" chart:name="primary-x" chart:style-name="ch6">
            <chart:title svg:x="13.756cm" svg:y="14.115cm" chart:style-name="ch7">
              <text:p>Spannun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638cm" chart:style-name="ch11">
              <text:p>Strom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3.1.a'.C3:'3.1.a'.C28" chart:label-cell-address="'3.1.a'.B1:'3.1.a'.B1" chart:class="chart:scatter">
            <chart:domain table:cell-range-address="'3.1.a'.E3:'3.1.a'.E28"/>
            <chart:data-point chart:repeated="26"/>
          </chart:series>
          <chart:series chart:style-name="ch13" chart:values-cell-range-address="'3.1.a_2'.B3:'3.1.a_2'.B22" chart:label-cell-address="'3.1.a_2'.A1:'3.1.a_2'.A1" chart:class="chart:scatter">
            <chart:domain table:cell-range-address="'3.1.a_2'.A3:'3.1.a_2'.A22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annungsfehler</text:p>
                <draw:g>
                  <svg:desc>'3.1.a'.B1:'3.1.a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'3.1.a'.E3:'3.1.a'.E28</svg:desc>
                </draw:g>
              </table:table-cell>
              <table:table-cell office:value-type="float" office:value="0.000001">
                <text:p>0.000001</text:p>
                <draw:g>
                  <svg:desc>'3.1.a'.C3:'3.1.a'.C28</svg:desc>
                </draw:g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000002">
                <text:p>0.00000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000005">
                <text:p>0.000005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00001">
                <text:p>0.00001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1">
                <text:p>0.00001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00002">
                <text:p>0.00002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00005">
                <text:p>0.00005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0001">
                <text:p>0.000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5">
                <text:p>0.00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6">
                <text:p>0.726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02">
                <text:p>0.02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05">
                <text:p>0.05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2">
                <text:p>1.0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4">
                <text:p>1.35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8">
      <number:number number:decimal-places="2" number:min-decimal-places="1" number:min-integer-digits="1" number:decimal-replacement=""/>
      <number:text> °C</number:text>
    </number:number-style>
    <number:number-style style:name="N160">
      <number:number number:decimal-places="2" number:min-decimal-places="0" number:min-integer-digits="1" number:decimal-replacement=""/>
      <number:text> Ω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draw:opacity="0%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6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6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0.566cm" svg:y="0.437cm" chart:style-name="ch2">
          <text:p>Temperaturabhängiger Widerstand</text:p>
        </chart:title>
        <chart:legend chart:legend-position="end" loext:overlay="true" svg:x="15.09cm" svg:y="2.053cm" style:legend-expansion="custom" svg:width="6.22cm" svg:height="2.978cm" style:legend-expansion-aspect-ratio="2.08865010073875" chart:style-name="ch3"/>
        <chart:plot-area chart:style-name="ch4" table:cell-range-address="'3.3.1'.R2:'3.3.1'.R100 '3.3.1'.T2:'3.3.1'.T100 '3.3.1'.D2:'3.3.1'.D18" chart:data-source-has-labels="row" svg:x="1.573cm" svg:y="1.517cm" svg:width="25.989cm" svg:height="12.297cm">
          <chart:coordinate-region svg:x="2.934cm" svg:y="1.716cm" svg:width="23.964cm" svg:height="11.451cm"/>
          <chart:axis chart:dimension="x" chart:name="primary-x" chart:style-name="ch5">
            <chart:title svg:x="13.676cm" svg:y="14.115cm" chart:style-name="ch6">
              <text:p>Temperatur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542cm" chart:style-name="ch10">
              <text:p>Widerstand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'3.3.1'.T2:'3.3.1'.T100" loext:label-string="&quot;Theoretischer Verlauf&quot;" chart:class="chart:scatter">
            <chart:domain table:cell-range-address="'3.3.1'.R2:'3.3.1'.R100"/>
            <chart:data-point chart:repeated="99"/>
          </chart:series>
          <chart:series chart:attached-axis="secondary-y" chart:style-name="ch13" chart:values-cell-range-address="'3.3.1'.D2:'3.3.1'.D18" loext:label-string="&quot;Messung&quot;" chart:class="chart:scatter">
            <chart:domain table:cell-range-address="'3.3.1'.A2:'3.3.1'.A18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Theoretischer Verlauf</text:p>
              </table:table-cell>
              <table:table-cell office:value-type="string">
                <text:p>Column A</text:p>
              </table:table-cell>
              <table:table-cell office:value-type="string">
                <text:p>Messu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3.3.1'.R2:'3.3.1'.R100</svg:desc>
                </draw:g>
              </table:table-cell>
              <table:table-cell office:value-type="float" office:value="1071.5804052983">
                <text:p>1071.5804052983</text:p>
                <draw:g>
                  <svg:desc>'3.3.1'.T2:'3.3.1'.T100</svg:desc>
                </draw:g>
              </table:table-cell>
              <table:table-cell office:value-type="float" office:value="22.5">
                <text:p>22.5</text:p>
                <draw:g>
                  <svg:desc>'3.3.1'.A2:'3.3.1'.A18</svg:desc>
                </draw:g>
              </table:table-cell>
              <table:table-cell office:value-type="float" office:value="1000">
                <text:p>1000</text:p>
                <draw:g>
                  <svg:desc>'3.3.1'.D2:'3.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022.94044776258">
                <text:p>1022.94044776258</text:p>
              </table:table-cell>
              <table:table-cell office:value-type="float" office:value="25">
                <text:p>25</text:p>
              </table:table-cell>
              <table:table-cell office:value-type="float" office:value="909.090909090909">
                <text:p>909.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954.649085149244">
                <text:p>954.649085149244</text:p>
              </table:table-cell>
              <table:table-cell office:value-type="float" office:value="30">
                <text:p>30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933.058523935948">
                <text:p>933.058523935948</text:p>
              </table:table-cell>
              <table:table-cell office:value-type="float" office:value="35">
                <text:p>35</text:p>
              </table:table-cell>
              <table:table-cell office:value-type="float" office:value="740.740740740741">
                <text:p>740.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91.536438047687">
                <text:p>891.536438047687</text:p>
              </table:table-cell>
              <table:table-cell office:value-type="float" office:value="40">
                <text:p>40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52.121423614307">
                <text:p>852.121423614307</text:p>
              </table:table-cell>
              <table:table-cell office:value-type="float" office:value="45">
                <text:p>4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814.694384003163">
                <text:p>814.694384003163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779.143603022613">
                <text:p>779.143603022613</text:p>
              </table:table-cell>
              <table:table-cell office:value-type="float" office:value="55">
                <text:p>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745.364249206715">
                <text:p>745.364249206715</text:p>
              </table:table-cell>
              <table:table-cell office:value-type="float" office:value="60">
                <text:p>60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713.25791586998">
                <text:p>713.25791586998</text:p>
              </table:table-cell>
              <table:table-cell office:value-type="float" office:value="65">
                <text:p>65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682.732194178569">
                <text:p>682.732194178569</text:p>
              </table:table-cell>
              <table:table-cell office:value-type="float" office:value="70">
                <text:p>70</text:p>
              </table:table-cell>
              <table:table-cell office:value-type="float" office:value="232.558139534884">
                <text:p>232.558139534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653.70027670921">
                <text:p>653.70027670921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626.080589172527">
                <text:p>626.080589172527</text:p>
              </table:table-cell>
              <table:table-cell office:value-type="float" office:value="80">
                <text:p>80</text:p>
              </table:table-cell>
              <table:table-cell office:value-type="float" office:value="190.47619047619">
                <text:p>190.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599.796448165364">
                <text:p>599.796448165364</text:p>
              </table:table-cell>
              <table:table-cell office:value-type="float" office:value="85">
                <text:p>85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574.775742988441">
                <text:p>574.775742988441</text:p>
              </table:table-cell>
              <table:table-cell office:value-type="float" office:value="90">
                <text:p>9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550.950639722933">
                <text:p>550.950639722933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528.257305903432">
                <text:p>528.257305903432</text:p>
              </table:table-cell>
              <table:table-cell office:value-type="float" office:value="100">
                <text:p>100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506.6356542566">
                <text:p>506.635654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486.029104095552">
                <text:p>486.02910409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66.384359070743">
                <text:p>466.38435907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47.651200079602">
                <text:p>447.65120007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429.782292230371">
                <text:p>429.78229223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412.733004840992">
                <text:p>412.73300484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396.46124353247">
                <text:p>396.4612435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380.927293548171">
                <text:p>380.927293548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366.09367349683">
                <text:p>366.0936734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351.924998777907">
                <text:p>351.92499877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338.387854004001">
                <text:p>338.38785400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25.450673786557">
                <text:p>325.45067378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13.083631298544">
                <text:p>313.08363129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01.258534071501">
                <text:p>301.25853407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289.948726524568">
                <text:p>289.94872652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279.128998760216">
                <text:p>279.12899876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268.775501195611">
                <text:p>268.77550119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258.865664630031">
                <text:p>258.86566463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249.378125377896">
                <text:p>249.37812537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  <table:table-cell office:value-type="float" office:value="240.292655123812">
                <text:p>240.29265512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231.590095180792">
                <text:p>231.59009518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223.252294855766">
                <text:p>223.25229485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215.262053647617">
                <text:p>215.26205364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207.603067022544">
                <text:p>207.60306702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">
                <text:p>61</text:p>
              </table:table-cell>
              <table:table-cell office:value-type="float" office:value="200.259875529643">
                <text:p>200.259875529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193.217817036319">
                <text:p>193.21781703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186.462981878622">
                <text:p>186.46298187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179.982170735922">
                <text:p>179.98217073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173.76285505261">
                <text:p>173.7628550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167.793139841792">
                <text:p>167.79313984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162.061728717348">
                <text:p>162.06172871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156.557891011241">
                <text:p>156.55789101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">
                <text:p>69</text:p>
              </table:table-cell>
              <table:table-cell office:value-type="float" office:value="151.271430842802">
                <text:p>151.27143084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146.192658015748">
                <text:p>146.19265801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141.312360627129">
                <text:p>141.31236062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136.621779280229">
                <text:p>136.62177928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132.112582800676">
                <text:p>132.11258280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127.776845361783">
                <text:p>127.77684536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123.607024931395">
                <text:p>123.60702493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119.595942958322">
                <text:p>119.59594295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115.736765221885">
                <text:p>115.73676522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">
                <text:p>78</text:p>
              </table:table-cell>
              <table:table-cell office:value-type="float" office:value="112.022983773091">
                <text:p>112.022983773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108.448399900671">
                <text:p>108.448399900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105.007108059546">
                <text:p>105.007108059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101.693480703353">
                <text:p>101.69348070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98.5021539664366">
                <text:p>98.502153966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95.4280141442188">
                <text:p>95.428014144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">
                <text:p>84</text:p>
              </table:table-cell>
              <table:table-cell office:value-type="float" office:value="92.4661849241565">
                <text:p>92.466184924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89.6120153225221">
                <text:p>89.612015322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">
                <text:p>86</text:p>
              </table:table-cell>
              <table:table-cell office:value-type="float" office:value="86.8610682851145">
                <text:p>86.861068285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  <table:table-cell office:value-type="float" office:value="84.2091099126418">
                <text:p>84.209109912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">
                <text:p>88</text:p>
              </table:table-cell>
              <table:table-cell office:value-type="float" office:value="81.6520992740091">
                <text:p>81.652099274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">
                <text:p>89</text:p>
              </table:table-cell>
              <table:table-cell office:value-type="float" office:value="79.1861787730419">
                <text:p>79.186178773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76.8076650363398">
                <text:p>76.807665036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74.5130402919668">
                <text:p>74.513040291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  <table:table-cell office:value-type="float" office:value="72.2989442105587">
                <text:p>72.29894421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">
                <text:p>93</text:p>
              </table:table-cell>
              <table:table-cell office:value-type="float" office:value="70.1621661821949">
                <text:p>70.162166182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">
                <text:p>94</text:p>
              </table:table-cell>
              <table:table-cell office:value-type="float" office:value="68.0996380040114">
                <text:p>68.099638004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66.1084269550715">
                <text:p>66.1084269550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">
                <text:p>96</text:p>
              </table:table-cell>
              <table:table-cell office:value-type="float" office:value="64.1857292364461">
                <text:p>64.185729236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">
                <text:p>97</text:p>
              </table:table-cell>
              <table:table-cell office:value-type="float" office:value="62.3288637557892">
                <text:p>62.328863755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60.5352662369572">
                <text:p>60.535266236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58.8024836363865">
                <text:p>58.802483636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57.1281688490476">
                <text:p>57.12816884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7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57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13pt" style:font-size-asian="9pt" style:font-size-complex="9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8.124cm" svg:height="15.096cm" xlink:href=".." xlink:type="simple" chart:class="chart:scatter" chart:style-name="ch1">
        <chart:title svg:x="12.022cm" svg:y="0.436cm" chart:style-name="ch2">
          <text:p>Silizium Diode</text:p>
        </chart:title>
        <chart:subtitle svg:x="12.18cm" svg:y="1.787cm" chart:style-name="ch3">
          <text:p>Durchlassrichtung</text:p>
        </chart:subtitle>
        <chart:legend chart:legend-position="end" loext:overlay="true" svg:x="21.411cm" svg:y="0.167cm" style:legend-expansion="custom" svg:width="5.103cm" svg:height="2.978cm" style:legend-expansion-aspect-ratio="1.71356615177972" chart:style-name="ch4"/>
        <chart:plot-area chart:style-name="ch5" table:cell-range-address="'3.1.a_2'.A3:'3.1.a_2'.B22 '3.1.a'.AC8:'3.1.a'.AC157" chart:data-source-has-labels="row" svg:x="1.792cm" svg:y="2.867cm" svg:width="25.77cm" svg:height="10.728cm">
          <chart:coordinate-region svg:x="3.869cm" svg:y="3.066cm" svg:width="23.281cm" svg:height="9.882cm"/>
          <chart:axis chart:dimension="x" chart:name="primary-x" chart:style-name="ch6">
            <chart:title svg:x="13.615cm" svg:y="13.897cm" chart:style-name="ch7">
              <text:p>Spannun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91cm" chart:style-name="ch11">
              <text:p>Strom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3.1.a_2'.B3:'3.1.a_2'.B22" loext:label-string="&quot;Messung&quot;" chart:class="chart:scatter">
            <chart:domain table:cell-range-address="'3.1.a_2'.A3:'3.1.a_2'.A22"/>
            <chart:data-point chart:repeated="20"/>
          </chart:series>
          <chart:series chart:style-name="ch13" chart:values-cell-range-address="'3.1.a'.AC8:'3.1.a'.AC157" loext:label-string="&quot;Theoretischer Verlauf&quot;" chart:class="chart:scatter">
            <chart:domain table:cell-range-address="'3.1.a'.AA8:'3.1.a'.AA157"/>
            <chart:data-point chart:repeated="150"/>
          </chart:series>
          <chart:wall chart:style-name="ch14"/>
          <chart:floor chart:style-name="ch15"/>
        </chart:plot-area>
        <draw:frame draw:style-name="gr1" draw:text-style-name="P1" svg:width="1cm" svg:height="1cm" svg:x="0cm" svg:y="0cm">
          <draw:image xlink:href="Pictures/2000000600006DDD00003AF9A01285233E60B6FE.svm" xlink:type="simple" xlink:show="embed" xlink:actuate="onLoad" draw:mime-type="image/x-svm">
            <text:p/>
          </draw:image>
          <draw:image xlink:href="Pictures/10000001000004280000023CC6B19B55F1979EDA.png" xlink:type="simple" xlink:show="embed" xlink:actuate="onLoad" draw:mime-type="image/png"/>
        </draw:frame>
        <draw:frame draw:style-name="gr1" draw:text-style-name="P1" svg:width="1cm" svg:height="1cm" svg:x="0cm" svg:y="0cm">
          <draw:image xlink:href="Pictures/2000000600006DDD00003AF9A01285233E60B6FE.svm" xlink:type="simple" xlink:show="embed" xlink:actuate="onLoad" draw:mime-type="image/x-svm">
            <text:p/>
          </draw:image>
          <draw:image xlink:href="Pictures/10000001000004280000023CC6B19B55F1979ED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sung</text:p>
              </table:table-cell>
              <table:table-cell office:value-type="string">
                <text:p>Column AA</text:p>
              </table:table-cell>
              <table:table-cell office:value-type="string">
                <text:p>Theoretischer Verlau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  <table:table-cell office:value-type="float" office:value="NaN">
                <text:p>NaN</text:p>
                <draw:g>
                  <svg:desc>'3.1.a'.AA8:'3.1.a'.AA157</svg:desc>
                </draw:g>
              </table:table-cell>
              <table:table-cell office:value-type="float" office:value="NaN">
                <text:p>NaN</text:p>
                <draw:g>
                  <svg:desc>'3.1.a'.AC8:'3.1.a'.AC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00000004413642920745">
                <text:p>0.00000004413642920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.00000005595061269687">
                <text:p>0.00000005595061269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00000007089854188938">
                <text:p>0.00000007089854188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00000008981145172729">
                <text:p>0.00000008981145172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00000011374106458072">
                <text:p>0.00000011374106458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00000014401807516358">
                <text:p>0.00000014401807516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0000018232614873957">
                <text:p>0.00000018232614873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00000023079554756241">
                <text:p>0.00000023079554756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00000029212159199498">
                <text:p>0.00000029212159199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00000036971454377661">
                <text:p>0.00000036971454377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0000046788924625243">
                <text:p>0.000000467889246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00000059210506721181">
                <text:p>0.00000059210506721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000074926948724569">
                <text:p>0.00000074926948724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000094812221577747">
                <text:p>0.00000094812221577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0000119972119496124">
                <text:p>0.00000119972119496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00015180575174935">
                <text:p>0.0000015180575174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00000192083345311981">
                <text:p>0.00000192083345311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00000243044684888053">
                <text:p>0.00000243044684888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00000307523664431589">
                <text:p>0.00000307523664431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00000389105876311432">
                <text:p>0.00000389105876311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00000492328001449342">
                <text:p>0.00000492328001449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0.00000622930088258155">
                <text:p>0.00000622930088258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.00000788174749284347">
                <text:p>0.00000788174749284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0.00000997251025666004">
                <text:p>0.00000997251025666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0000126178537778459">
                <text:p>0.000012617853777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0.0000159648821763745">
                <text:p>0.0000159648821763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000201997193575715">
                <text:p>0.0000201997193575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000255578591209308">
                <text:p>0.0000255578591209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0000323372606646703">
                <text:p>0.0000323372606646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0.0000409149177100404">
                <text:p>0.000040914917710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0000517678226328846">
                <text:p>0.0000517678226328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0.0000654994913905988">
                <text:p>0.0000654994913905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0.0000828735242612536">
                <text:p>0.0000828735242612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000104856068664024">
                <text:p>0.000104856068664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000132669545363263">
                <text:p>0.000132669545363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.000167860625700699">
                <text:p>0.00016786062570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00212386239981408">
                <text:p>0.000212386239981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">
                <text:p>0.57</text:p>
              </table:table-cell>
              <table:table-cell office:value-type="float" office:value="0.000268722399828298">
                <text:p>0.000268722399828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00034000188597498">
                <text:p>0.00034000188597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000430188458136511">
                <text:p>0.000430188458136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000544297274542808">
                <text:p>0.000544297274542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00688673778378933">
                <text:p>0.000688673778378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00871346559645217">
                <text:p>0.000871346559645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00110247381462735">
                <text:p>0.00110247381462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00139490823000805">
                <text:p>0.00139490823000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0.00176491170409279">
                <text:p>0.00176491170409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0.0022330596498691">
                <text:p>0.0022330596498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0.0028253851670192">
                <text:p>0.002825385167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0.00357482670880647">
                <text:p>0.00357482670880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0.00452305974671245">
                <text:p>0.00452305974671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00572281428931777">
                <text:p>0.00572281428931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0.00724080712964407">
                <text:p>0.00724080712964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0.00916145187942591">
                <text:p>0.00916145187942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0.0115915531005039">
                <text:p>0.0115915531005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.0146662455678931">
                <text:p>0.0146662455678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0185565089392377">
                <text:p>0.0185565089392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0.0234786757116685">
                <text:p>0.0234786757116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0.029706461191202">
                <text:p>0.029706461191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0.037586184445669">
                <text:p>0.037586184445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  <table:table-cell office:value-type="float" office:value="0.0475560266586093">
                <text:p>0.0475560266586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0601703978161977">
                <text:p>0.0601703978161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">
                <text:p>0.81</text:p>
              </table:table-cell>
              <table:table-cell office:value-type="float" office:value="0.0761307667270377">
                <text:p>0.0761307667270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0.0963246687922126">
                <text:p>0.0963246687922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.12187506069706">
                <text:p>0.1218750606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.154202766575016">
                <text:p>0.154202766575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195105488193679">
                <text:p>0.195105488193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.246857772816963">
                <text:p>0.246857772816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0.312337497826446">
                <text:p>0.312337497826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0.395185905747518">
                <text:p>0.395185905747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">
                <text:p>0.89</text:p>
              </table:table-cell>
              <table:table-cell office:value-type="float" office:value="0.500010089020471">
                <text:p>0.500010089020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632639184431813">
                <text:p>0.632639184431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800448523845666">
                <text:p>0.800448523845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1.0127697668367">
                <text:p>1.0127697668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">
                <text:p>0.93</text:p>
              </table:table-cell>
              <table:table-cell office:value-type="float" office:value="1.28140982216809">
                <text:p>1.28140982216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1.62130741466425">
                <text:p>1.62130741466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2.05136380831031">
                <text:p>2.05136380831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2.59549388101136">
                <text:p>2.59549388101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3.28395599991506">
                <text:p>3.28395599991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4.15503464993811">
                <text:p>4.15503464993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5.25716938428525">
                <text:p>5.25716938428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65164848513596">
                <text:p>6.65164848513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b'.D2:'3.1.b'.D13 '3.1.b'.B1:'3.1.b'.B21" chart:data-source-has-labels="row" svg:x="0.319cm" svg:y="0.18cm" svg:width="13.54cm" svg:height="8.644cm">
          <chart:coordinate-region svg:x="2.052cm" svg:y="0.379cm" svg:width="11.56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1.b'.B2:'3.1.b'.B21" chart:label-cell-address="'3.1.b'.B1:'3.1.b'.B1" chart:class="chart:scatter">
            <chart:domain table:cell-range-address="'3.1.b'.D2:'3.1.b'.D1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I_x</text:p>
                <draw:g>
                  <svg:desc>'3.1.b'.B1:'3.1.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3.1.b'.D2:'3.1.b'.D13</svg:desc>
                </draw:g>
              </table:table-cell>
              <table:table-cell office:value-type="float" office:value="0.000001">
                <text:p>0.000001</text:p>
                <draw:g>
                  <svg:desc>'3.1.b'.B2:'3.1.b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">
                <text:p>0.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column-mapping="1 0" chart:style-name="ch1">
        <chart:title svg:x="13.198cm" svg:y="0.437cm" chart:style-name="ch2">
          <text:p>Z-Diode</text:p>
        </chart:title>
        <chart:subtitle svg:x="12.417cm" svg:y="1.517cm" chart:style-name="ch3">
          <text:p>Durchlassrichtung</text:p>
        </chart:subtitle>
        <chart:plot-area chart:style-name="ch4" table:cell-range-address="'3.1.c'.D2:'3.1.c'.D13 '3.1.c'.B2:'3.1.c'.B13" svg:x="1.573cm" svg:y="2.501cm" svg:width="25.989cm" svg:height="11.313cm">
          <chart:coordinate-region svg:x="3.65cm" svg:y="2.7cm" svg:width="23.409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c'.B2:'3.1.c'.B13" chart:class="chart:scatter">
            <chart:domain table:cell-range-address="'3.1.c'.D2:'3.1.c'.D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">
                <text:p>0.39</text:p>
                <draw:g>
                  <svg:desc>'3.1.c'.D2:'3.1.c'.D13</svg:desc>
                </draw:g>
              </table:table-cell>
              <table:table-cell office:value-type="float" office:value="0.000001">
                <text:p>0.000001</text:p>
                <draw:g>
                  <svg:desc>'3.1.c'.B2:'3.1.c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">
                <text:p>0.4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">
                <text:p>0.6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">
                <text:p>0.6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">
                <text:p>0.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">
                <text:p>0.7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">
                <text:p>0.72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3.954cm" style:legend-expansion="high" chart:style-name="ch2"/>
        <chart:plot-area chart:style-name="ch3" table:cell-range-address="'3.3.1'.A3:'3.3.1'.B22 '3.3.1'.B1:'3.3.1'.B1 '3.3.1'.D1:'3.3.1'.D1 '3.3.1'.D3:'3.3.1'.D18" chart:data-source-has-labels="row" svg:x="0.319cm" svg:y="0.18cm" svg:width="13.54cm" svg:height="8.644cm">
          <chart:coordinate-region svg:x="0.94cm" svg:y="0.38cm" svg:width="11.4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3.3.1'.B3:'3.3.1'.B22" chart:label-cell-address="'3.3.1'.B1:'3.3.1'.B1" chart:class="chart:scatter">
            <chart:domain table:cell-range-address="'3.3.1'.A3:'3.3.1'.A22"/>
            <chart:data-point chart:repeated="20"/>
          </chart:series>
          <chart:series chart:attached-axis="secondary-y" chart:style-name="ch8" chart:values-cell-range-address="'3.3.1'.D3:'3.3.1'.D18" chart:label-cell-address="'3.3.1'.D1:'3.3.1'.D1" chart:class="chart:scatter">
            <chart:domain table:cell-range-address="'3.3.1'.A3:'3.3.1'.A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3.1'.B1:'3.3.1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'3.3.1'.D1:'3.3.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3.3.1'.A3:'3.3.1'.A22</svg:desc>
                </draw:g>
              </table:table-cell>
              <table:table-cell office:value-type="float" office:value="2.2">
                <text:p>2.2</text:p>
                <draw:g>
                  <svg:desc>'3.3.1'.B3:'3.3.1'.B22</svg:desc>
                </draw:g>
              </table:table-cell>
              <table:table-cell office:value-type="float" office:value="25">
                <text:p>25</text:p>
                <draw:g>
                  <svg:desc>'3.3.1'.A3:'3.3.1'.A18</svg:desc>
                </draw:g>
              </table:table-cell>
              <table:table-cell office:value-type="float" office:value="909.090909090909">
                <text:p>909.090909090909</text:p>
                <draw:g>
                  <svg:desc>'3.3.1'.D3:'3.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.4">
                <text:p>2.4</text:p>
              </table:table-cell>
              <table:table-cell office:value-type="float" office:value="30">
                <text:p>30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.7">
                <text:p>2.7</text:p>
              </table:table-cell>
              <table:table-cell office:value-type="float" office:value="35">
                <text:p>35</text:p>
              </table:table-cell>
              <table:table-cell office:value-type="float" office:value="740.740740740741">
                <text:p>740.740740740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9">
                <text:p>2.9</text:p>
              </table:table-cell>
              <table:table-cell office:value-type="float" office:value="40">
                <text:p>40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.5">
                <text:p>3.5</text:p>
              </table:table-cell>
              <table:table-cell office:value-type="float" office:value="45">
                <text:p>4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.7">
                <text:p>6.7</text:p>
              </table:table-cell>
              <table:table-cell office:value-type="float" office:value="65">
                <text:p>65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  <table:table-cell office:value-type="float" office:value="70">
                <text:p>70</text:p>
              </table:table-cell>
              <table:table-cell office:value-type="float" office:value="232.558139534884">
                <text:p>232.558139534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190.47619047619">
                <text:p>190.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25cm" svg:y="4.203cm" style:legend-expansion="high" chart:style-name="ch2"/>
        <chart:plot-area chart:style-name="ch3" table:cell-range-address="'3.4.1'.A2:'3.4.1'.B21 '3.4.1'.B1:'3.4.1'.B1" chart:data-source-has-labels="row" svg:x="0.319cm" svg:y="0.18cm" svg:width="13.487cm" svg:height="8.644cm">
          <chart:coordinate-region svg:x="2.052cm" svg:y="0.379cm" svg:width="11.51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1'.B2:'3.4.1'.B21" chart:label-cell-address="'3.4.1'.B1:'3.4.1'.B1" chart:class="chart:scatter">
            <chart:domain table:cell-range-address="'3.4.1'.A2:'3.4.1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C</text:p>
                <draw:g>
                  <svg:desc>'3.4.1'.B1:'3.4.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">
                <text:p>0.543</text:p>
                <draw:g>
                  <svg:desc>'3.4.1'.A2:'3.4.1'.A21</svg:desc>
                </draw:g>
              </table:table-cell>
              <table:table-cell office:value-type="float" office:value="0.000001">
                <text:p>0.000001</text:p>
                <draw:g>
                  <svg:desc>'3.4.1'.B2:'3.4.1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5">
                <text:p>0.56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">
                <text:p>0.60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2">
                <text:p>0.69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">
                <text:p>0.72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4">
                <text:p>0.74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'.M3:'3.1.a'.N27 '3.1.a'.C2:'3.1.a'.C2" chart:data-source-has-labels="row" svg:x="0.319cm" svg:y="0.18cm" svg:width="13.54cm" svg:height="8.644cm">
          <chart:coordinate-region svg:x="0.61cm" svg:y="0.38cm" svg:width="12.956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'.N3:'3.1.a'.N27" chart:label-cell-address="'3.1.a'.C2:'3.1.a'.C2" chart:class="chart:scatter">
            <chart:domain table:cell-range-address="'3.1.a'.M3:'3.1.a'.M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I_x</text:p>
                <draw:g>
                  <svg:desc>'3.1.a'.C2:'3.1.a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3">
                <text:p>-0.33</text:p>
                <draw:g>
                  <svg:desc>'3.1.a'.M3:'3.1.a'.M27</svg:desc>
                </draw:g>
              </table:table-cell>
              <table:table-cell office:value-type="float" office:value="0">
                <text:p>0</text:p>
                <draw:g>
                  <svg:desc>'3.1.a'.N3:'3.1.a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7">
                <text:p>-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">
                <text:p>-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1">
                <text:p>-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5">
                <text:p>-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2">
                <text:p>-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5">
                <text:p>-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">
                <text:p>-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4">
                <text:p>-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3">
                <text:p>-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5">
                <text:p>-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25">
                <text:p>-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45">
                <text:p>-1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5">
                <text:p>-1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_2'.A3:'3.1.a_2'.B22 '3.1.a_2'.B2:'3.1.a_2'.B2" chart:data-source-has-labels="row" svg:x="0.319cm" svg:y="0.18cm" svg:width="13.54cm" svg:height="8.644cm">
          <chart:coordinate-region svg:x="2.052cm" svg:y="0.38cm" svg:width="11.713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_2'.B3:'3.1.a_2'.B22" chart:label-cell-address="'3.1.a_2'.B2:'3.1.a_2'.B2" chart:class="chart:scatter">
            <chart:domain table:cell-range-address="'3.1.a_2'.A3:'3.1.a_2'.A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I_x</text:p>
                <draw:g>
                  <svg:desc>'3.1.a_2'.B2:'3.1.a_2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_2'.N3:'3.1.a_2'.O21 '3.1.a_2'.B2:'3.1.a_2'.B2" chart:data-source-has-labels="row" svg:x="0.319cm" svg:y="0.18cm" svg:width="13.54cm" svg:height="8.644cm">
          <chart:coordinate-region svg:x="0.557cm" svg:y="0.38cm" svg:width="13.208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_2'.O3:'3.1.a_2'.O21" chart:label-cell-address="'3.1.a_2'.B2:'3.1.a_2'.B2" chart:class="chart:scatter">
            <chart:domain table:cell-range-address="'3.1.a_2'.N3:'3.1.a_2'.N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I_x</text:p>
                <draw:g>
                  <svg:desc>'3.1.a_2'.B2:'3.1.a_2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3.1.a_2'.N3:'3.1.a_2'.N21</svg:desc>
                </draw:g>
              </table:table-cell>
              <table:table-cell office:value-type="float" office:value="0">
                <text:p>0</text:p>
                <draw:g>
                  <svg:desc>'3.1.a_2'.O3:'3.1.a_2'.O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